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css3t="http://www.w3.org/TR/css3-text/" xmlns:form="urn:oasis:names:tc:opendocument:xmlns:form:1.0" xmlns:ns42="urn:org:documentfoundation:names:experimental:calc:xmlns:calcext:1.0" xmlns:of="urn:oasis:names:tc:opendocument:xmlns:of:1.2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css3t="http://www.w3.org/TR/css3-text/" xmlns:form="urn:oasis:names:tc:opendocument:xmlns:form:1.0" xmlns:ns42="urn:org:documentfoundation:names:experimental:calc:xmlns:calcext:1.0" xmlns:of="urn:oasis:names:tc:opendocument:xmlns:of:1.2" xmlns:svg="urn:oasis:names:tc:opendocument:xmlns:svg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value="id">
            <text:p>id</text:p>
          </table:table-cell>
          <table:table-cell table:style-name="pd1" office:value-type="string" office:value="YAW (º)">
            <text:p>YAW (º)</text:p>
          </table:table-cell>
          <table:table-cell table:style-name="pd1" office:value-type="string" office:value="PITCH (º)">
            <text:p>PITCH (º)</text:p>
          </table:table-cell>
          <table:table-cell table:style-name="pd1" office:value-type="string" office:value="ROLL (º)">
            <text:p>ROLL (º)</text:p>
          </table:table-cell>
          <table:table-cell table:style-name="pd1" office:value-type="string" office:value="V (m/s)">
            <text:p>V (m/s)</text:p>
          </table:table-cell>
          <table:table-cell table:style-name="pd1" office:value-type="string" office:value="CD">
            <text:p>CD</text:p>
          </table:table-cell>
          <table:table-cell table:style-name="pd1" office:value-type="string" office:value="CL">
            <text:p>CL</text:p>
          </table:table-cell>
          <table:table-cell table:style-name="pd1" office:value-type="string" office:value="C_pitch_w">
            <text:p>C_pitch_w</text:p>
          </table:table-cell>
          <table:table-cell table:style-name="pd1" office:value-type="string" office:value="C_roll_w">
            <text:p>C_roll_w</text:p>
          </table:table-cell>
          <table:table-cell table:style-name="pd1" office:value-type="string" office:value="C_yaw_w">
            <text:p>C_yaw_w</text:p>
          </table:table-cell>
          <table:table-cell table:style-name="pd1" office:value-type="string" office:value="C_lateral_w">
            <text:p>C_lateral_w</text:p>
          </table:table-cell>
          <table:table-cell table:style-name="pd1" office:value-type="string" office:value="X CP">
            <text:p>X CP</text:p>
          </table:table-cell>
          <table:table-cell table:style-name="pd1" office:value-type="string" office:value="Y CP">
            <text:p>Y CP</text:p>
          </table:table-cell>
          <table:table-cell table:style-name="pd1" office:value-type="string" office:value="Z CP">
            <text:p>Z CP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-9">
            <text:p>-9</text:p>
          </table:table-cell>
          <table:table-cell office:value-type="float" office:value="0">
            <text:p/>
          </table:table-cell>
          <table:table-cell office:value-type="float" office:value="9">
            <text:p>9</text:p>
          </table:table-cell>
          <table:table-cell office:value-type="float" office:value="0.016889055">
            <text:p>0.016889055</text:p>
          </table:table-cell>
          <table:table-cell office:value-type="float" office:value="-0.0014767354">
            <text:p>-0.0014767354</text:p>
          </table:table-cell>
          <table:table-cell office:value-type="float" office:value="0.015099209">
            <text:p>0.015099209</text:p>
          </table:table-cell>
          <table:table-cell office:value-type="float" office:value="2.7222563e-05">
            <text:p>2.7222563e-05</text:p>
          </table:table-cell>
          <table:table-cell office:value-type="float" office:value="6.2430906e-05">
            <text:p>6.2430906e-05</text:p>
          </table:table-cell>
          <table:table-cell office:value-type="float" office:value="0.00011347012">
            <text:p>0.00011347012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-6">
            <text:p>-6</text:p>
          </table:table-cell>
          <table:table-cell office:value-type="float" office:value="0">
            <text:p/>
          </table:table-cell>
          <table:table-cell office:value-type="float" office:value="9">
            <text:p>9</text:p>
          </table:table-cell>
          <table:table-cell office:value-type="float" office:value="0.015892943">
            <text:p>0.015892943</text:p>
          </table:table-cell>
          <table:table-cell office:value-type="float" office:value="0.1300056">
            <text:p>0.1300056</text:p>
          </table:table-cell>
          <table:table-cell office:value-type="float" office:value="0.01282347">
            <text:p>0.01282347</text:p>
          </table:table-cell>
          <table:table-cell office:value-type="float" office:value="-4.5255851e-05">
            <text:p>-4.5255851e-05</text:p>
          </table:table-cell>
          <table:table-cell office:value-type="float" office:value="1.8686692e-05">
            <text:p>1.8686692e-05</text:p>
          </table:table-cell>
          <table:table-cell office:value-type="float" office:value="6.0784441e-05">
            <text:p>6.0784441e-05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-3">
            <text:p>-3</text:p>
          </table:table-cell>
          <table:table-cell office:value-type="float" office:value="0">
            <text:p/>
          </table:table-cell>
          <table:table-cell office:value-type="float" office:value="9">
            <text:p>9</text:p>
          </table:table-cell>
          <table:table-cell office:value-type="float" office:value="0.020709777">
            <text:p>0.020709777</text:p>
          </table:table-cell>
          <table:table-cell office:value-type="float" office:value="0.27062098">
            <text:p>0.27062098</text:p>
          </table:table-cell>
          <table:table-cell office:value-type="float" office:value="0.0084321636">
            <text:p>0.0084321636</text:p>
          </table:table-cell>
          <table:table-cell office:value-type="float" office:value="-1.9277748e-05">
            <text:p>-1.9277748e-05</text:p>
          </table:table-cell>
          <table:table-cell office:value-type="float" office:value="1.2419867e-05">
            <text:p>1.2419867e-05</text:p>
          </table:table-cell>
          <table:table-cell office:value-type="float" office:value="2.9700128e-05">
            <text:p>2.9700128e-05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">
            <text:p>9</text:p>
          </table:table-cell>
          <table:table-cell office:value-type="float" office:value="0.029243839">
            <text:p>0.029243839</text:p>
          </table:table-cell>
          <table:table-cell office:value-type="float" office:value="0.39500306">
            <text:p>0.39500306</text:p>
          </table:table-cell>
          <table:table-cell office:value-type="float" office:value="0.0071771404">
            <text:p>0.0071771404</text:p>
          </table:table-cell>
          <table:table-cell office:value-type="float" office:value="-6.750414e-05">
            <text:p>-6.750414e-05</text:p>
          </table:table-cell>
          <table:table-cell office:value-type="float" office:value="-9.0189262e-05">
            <text:p>-9.0189262e-05</text:p>
          </table:table-cell>
          <table:table-cell office:value-type="float" office:value="4.6224934e-05">
            <text:p>4.6224934e-05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9">
            <text:p>9</text:p>
          </table:table-cell>
          <table:table-cell office:value-type="float" office:value="0.043903117">
            <text:p>0.043903117</text:p>
          </table:table-cell>
          <table:table-cell office:value-type="float" office:value="0.53006955">
            <text:p>0.53006955</text:p>
          </table:table-cell>
          <table:table-cell office:value-type="float" office:value="0.00080695972">
            <text:p>0.00080695972</text:p>
          </table:table-cell>
          <table:table-cell office:value-type="float" office:value="-4.1074786e-05">
            <text:p>-4.1074786e-05</text:p>
          </table:table-cell>
          <table:table-cell office:value-type="float" office:value="4.1629273e-05">
            <text:p>4.1629273e-05</text:p>
          </table:table-cell>
          <table:table-cell office:value-type="float" office:value="7.1236112e-05">
            <text:p>7.1236112e-05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9">
            <text:p>9</text:p>
          </table:table-cell>
          <table:table-cell office:value-type="float" office:value="0.062295197">
            <text:p>0.062295197</text:p>
          </table:table-cell>
          <table:table-cell office:value-type="float" office:value="0.65575389">
            <text:p>0.65575389</text:p>
          </table:table-cell>
          <table:table-cell office:value-type="float" office:value="-0.0029591138">
            <text:p>-0.0029591138</text:p>
          </table:table-cell>
          <table:table-cell office:value-type="float" office:value="0.00021500852">
            <text:p>0.00021500852</text:p>
          </table:table-cell>
          <table:table-cell office:value-type="float" office:value="-9.4330341e-05">
            <text:p>-9.4330341e-05</text:p>
          </table:table-cell>
          <table:table-cell office:value-type="float" office:value="-0.00038708533">
            <text:p>-0.00038708533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9">
            <text:p>9</text:p>
          </table:table-cell>
          <table:table-cell office:value-type="float" office:value="0.084702611">
            <text:p>0.084702611</text:p>
          </table:table-cell>
          <table:table-cell office:value-type="float" office:value="0.7663018">
            <text:p>0.7663018</text:p>
          </table:table-cell>
          <table:table-cell office:value-type="float" office:value="-0.0076017425">
            <text:p>-0.0076017425</text:p>
          </table:table-cell>
          <table:table-cell office:value-type="float" office:value="0.00014110996">
            <text:p>0.00014110996</text:p>
          </table:table-cell>
          <table:table-cell office:value-type="float" office:value="1.2958679e-05">
            <text:p>1.2958679e-05</text:p>
          </table:table-cell>
          <table:table-cell office:value-type="float" office:value="6.5847493e-05">
            <text:p>6.5847493e-05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9">
            <text:p>9</text:p>
          </table:table-cell>
          <table:table-cell office:value-type="float" office:value="0.1454205">
            <text:p>0.1454205</text:p>
          </table:table-cell>
          <table:table-cell office:value-type="float" office:value="0.70811601">
            <text:p>0.70811601</text:p>
          </table:table-cell>
          <table:table-cell office:value-type="float" office:value="-0.038691158">
            <text:p>-0.038691158</text:p>
          </table:table-cell>
          <table:table-cell office:value-type="float" office:value="0.00014738021">
            <text:p>0.00014738021</text:p>
          </table:table-cell>
          <table:table-cell office:value-type="float" office:value="5.2309189e-05">
            <text:p>5.2309189e-05</text:p>
          </table:table-cell>
          <table:table-cell office:value-type="float" office:value="0.0001336886">
            <text:p>0.0001336886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8">
            <text:p>8</text:p>
          </table:table-cell>
          <table:table-cell office:value-type="float" office:value="45">
            <text:p>45</text:p>
          </table:table-cell>
          <table:table-cell office:value-type="float" office:value="-9">
            <text:p>-9</text:p>
          </table:table-cell>
          <table:table-cell office:value-type="float" office:value="-9">
            <text:p>-9</text:p>
          </table:table-cell>
          <table:table-cell office:value-type="float" office:value="9">
            <text:p>9</text:p>
          </table:table-cell>
          <table:table-cell office:value-type="float" office:value="0.083656538">
            <text:p>0.083656538</text:p>
          </table:table-cell>
          <table:table-cell office:value-type="float" office:value="0.19632469">
            <text:p>0.19632469</text:p>
          </table:table-cell>
          <table:table-cell office:value-type="float" office:value="0.014239818">
            <text:p>0.014239818</text:p>
          </table:table-cell>
          <table:table-cell office:value-type="float" office:value="-0.0089294582">
            <text:p>-0.0089294582</text:p>
          </table:table-cell>
          <table:table-cell office:value-type="float" office:value="0.035555449">
            <text:p>0.035555449</text:p>
          </table:table-cell>
          <table:table-cell office:value-type="float" office:value="0.10188407">
            <text:p>0.10188407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9">
            <text:p>9</text:p>
          </table:table-cell>
          <table:table-cell office:value-type="float" office:value="45">
            <text:p>45</text:p>
          </table:table-cell>
          <table:table-cell office:value-type="float" office:value="-6">
            <text:p>-6</text:p>
          </table:table-cell>
          <table:table-cell office:value-type="float" office:value="-6">
            <text:p>-6</text:p>
          </table:table-cell>
          <table:table-cell office:value-type="float" office:value="9">
            <text:p>9</text:p>
          </table:table-cell>
          <table:table-cell office:value-type="float" office:value="0.084043874">
            <text:p>0.084043874</text:p>
          </table:table-cell>
          <table:table-cell office:value-type="float" office:value="0.20065251">
            <text:p>0.20065251</text:p>
          </table:table-cell>
          <table:table-cell office:value-type="float" office:value="0.012156586">
            <text:p>0.012156586</text:p>
          </table:table-cell>
          <table:table-cell office:value-type="float" office:value="-0.0080687737">
            <text:p>-0.0080687737</text:p>
          </table:table-cell>
          <table:table-cell office:value-type="float" office:value="0.036959201">
            <text:p>0.036959201</text:p>
          </table:table-cell>
          <table:table-cell office:value-type="float" office:value="0.087118752">
            <text:p>0.087118752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-3">
            <text:p>-3</text:p>
          </table:table-cell>
          <table:table-cell office:value-type="float" office:value="-3">
            <text:p>-3</text:p>
          </table:table-cell>
          <table:table-cell office:value-type="float" office:value="9">
            <text:p>9</text:p>
          </table:table-cell>
          <table:table-cell office:value-type="float" office:value="0.084009639">
            <text:p>0.084009639</text:p>
          </table:table-cell>
          <table:table-cell office:value-type="float" office:value="0.20383923">
            <text:p>0.20383923</text:p>
          </table:table-cell>
          <table:table-cell office:value-type="float" office:value="0.0095914758">
            <text:p>0.0095914758</text:p>
          </table:table-cell>
          <table:table-cell office:value-type="float" office:value="-0.0076425282">
            <text:p>-0.0076425282</text:p>
          </table:table-cell>
          <table:table-cell office:value-type="float" office:value="0.037290359">
            <text:p>0.037290359</text:p>
          </table:table-cell>
          <table:table-cell office:value-type="float" office:value="0.071811203">
            <text:p>0.071811203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">
            <text:p>9</text:p>
          </table:table-cell>
          <table:table-cell office:value-type="float" office:value="0.084481985">
            <text:p>0.084481985</text:p>
          </table:table-cell>
          <table:table-cell office:value-type="float" office:value="0.20909543">
            <text:p>0.20909543</text:p>
          </table:table-cell>
          <table:table-cell office:value-type="float" office:value="0.0065443819">
            <text:p>0.0065443819</text:p>
          </table:table-cell>
          <table:table-cell office:value-type="float" office:value="-0.0069223341">
            <text:p>-0.0069223341</text:p>
          </table:table-cell>
          <table:table-cell office:value-type="float" office:value="0.038531512">
            <text:p>0.038531512</text:p>
          </table:table-cell>
          <table:table-cell office:value-type="float" office:value="0.056678792">
            <text:p>0.056678792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12">
            <text:p>12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.084293627">
            <text:p>0.084293627</text:p>
          </table:table-cell>
          <table:table-cell office:value-type="float" office:value="0.21266065">
            <text:p>0.21266065</text:p>
          </table:table-cell>
          <table:table-cell office:value-type="float" office:value="0.0019813628">
            <text:p>0.0019813628</text:p>
          </table:table-cell>
          <table:table-cell office:value-type="float" office:value="-0.0068647115">
            <text:p>-0.0068647115</text:p>
          </table:table-cell>
          <table:table-cell office:value-type="float" office:value="0.039021003">
            <text:p>0.039021003</text:p>
          </table:table-cell>
          <table:table-cell office:value-type="float" office:value="0.041030907">
            <text:p>0.041030907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13">
            <text:p>13</text:p>
          </table:table-cell>
          <table:table-cell office:value-type="float" office:value="45">
            <text:p>45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.084177619">
            <text:p>0.084177619</text:p>
          </table:table-cell>
          <table:table-cell office:value-type="float" office:value="0.21705517">
            <text:p>0.21705517</text:p>
          </table:table-cell>
          <table:table-cell office:value-type="float" office:value="-0.0006487436">
            <text:p>-0.0006487436</text:p>
          </table:table-cell>
          <table:table-cell office:value-type="float" office:value="-0.0066661963">
            <text:p>-0.0066661963</text:p>
          </table:table-cell>
          <table:table-cell office:value-type="float" office:value="0.039264755">
            <text:p>0.039264755</text:p>
          </table:table-cell>
          <table:table-cell office:value-type="float" office:value="0.025258926">
            <text:p>0.025258926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14">
            <text:p>14</text:p>
          </table:table-cell>
          <table:table-cell office:value-type="float" office:value="45">
            <text:p>45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0.083978">
            <text:p>0.083978</text:p>
          </table:table-cell>
          <table:table-cell office:value-type="float" office:value="0.22457406">
            <text:p>0.22457406</text:p>
          </table:table-cell>
          <table:table-cell office:value-type="float" office:value="-0.0018521234">
            <text:p>-0.0018521234</text:p>
          </table:table-cell>
          <table:table-cell office:value-type="float" office:value="-0.0067553925">
            <text:p>-0.0067553925</text:p>
          </table:table-cell>
          <table:table-cell office:value-type="float" office:value="0.039665337">
            <text:p>0.039665337</text:p>
          </table:table-cell>
          <table:table-cell office:value-type="float" office:value="0.0084274375">
            <text:p>0.0084274375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0.083207336">
            <text:p>0.083207336</text:p>
          </table:table-cell>
          <table:table-cell office:value-type="float" office:value="0.22910292">
            <text:p>0.22910292</text:p>
          </table:table-cell>
          <table:table-cell office:value-type="float" office:value="-0.0051880198">
            <text:p>-0.0051880198</text:p>
          </table:table-cell>
          <table:table-cell office:value-type="float" office:value="-0.0073948535">
            <text:p>-0.0073948535</text:p>
          </table:table-cell>
          <table:table-cell office:value-type="float" office:value="0.039195725">
            <text:p>0.039195725</text:p>
          </table:table-cell>
          <table:table-cell office:value-type="float" office:value="-0.010039512">
            <text:p>-0.010039512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float" office:value="-9">
            <text:p>-9</text:p>
          </table:table-cell>
          <table:table-cell office:value-type="float" office:value="0">
            <text:p/>
          </table:table-cell>
          <table:table-cell office:value-type="float" office:value="9">
            <text:p>9</text:p>
          </table:table-cell>
          <table:table-cell office:value-type="float" office:value="0.10479029">
            <text:p>0.10479029</text:p>
          </table:table-cell>
          <table:table-cell office:value-type="float" office:value="-0.016067509">
            <text:p>-0.016067509</text:p>
          </table:table-cell>
          <table:table-cell office:value-type="float" office:value="0.0063367955">
            <text:p>0.0063367955</text:p>
          </table:table-cell>
          <table:table-cell office:value-type="float" office:value="-0.014249509">
            <text:p>-0.014249509</text:p>
          </table:table-cell>
          <table:table-cell office:value-type="float" office:value="0.047559347">
            <text:p>0.047559347</text:p>
          </table:table-cell>
          <table:table-cell office:value-type="float" office:value="0.0016621453">
            <text:p>0.0016621453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float" office:value="-6">
            <text:p>-6</text:p>
          </table:table-cell>
          <table:table-cell office:value-type="float" office:value="0">
            <text:p/>
          </table:table-cell>
          <table:table-cell office:value-type="float" office:value="9">
            <text:p>9</text:p>
          </table:table-cell>
          <table:table-cell office:value-type="float" office:value="0.10395235">
            <text:p>0.10395235</text:p>
          </table:table-cell>
          <table:table-cell office:value-type="float" office:value="-0.015381325">
            <text:p>-0.015381325</text:p>
          </table:table-cell>
          <table:table-cell office:value-type="float" office:value="0.003992829">
            <text:p>0.003992829</text:p>
          </table:table-cell>
          <table:table-cell office:value-type="float" office:value="-0.014282292">
            <text:p>-0.014282292</text:p>
          </table:table-cell>
          <table:table-cell office:value-type="float" office:value="0.047370041">
            <text:p>0.047370041</text:p>
          </table:table-cell>
          <table:table-cell office:value-type="float" office:value="0.0027714433">
            <text:p>0.0027714433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float" office:value="-3">
            <text:p>-3</text:p>
          </table:table-cell>
          <table:table-cell office:value-type="float" office:value="0">
            <text:p/>
          </table:table-cell>
          <table:table-cell office:value-type="float" office:value="9">
            <text:p>9</text:p>
          </table:table-cell>
          <table:table-cell office:value-type="float" office:value="0.10366585">
            <text:p>0.10366585</text:p>
          </table:table-cell>
          <table:table-cell office:value-type="float" office:value="-0.014848261">
            <text:p>-0.014848261</text:p>
          </table:table-cell>
          <table:table-cell office:value-type="float" office:value="0.0016570012">
            <text:p>0.0016570012</text:p>
          </table:table-cell>
          <table:table-cell office:value-type="float" office:value="-0.014684029">
            <text:p>-0.014684029</text:p>
          </table:table-cell>
          <table:table-cell office:value-type="float" office:value="0.047425104">
            <text:p>0.047425104</text:p>
          </table:table-cell>
          <table:table-cell office:value-type="float" office:value="0.0034449337">
            <text:p>0.0034449337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19">
            <text:p>19</text:p>
          </table:table-cell>
          <table:table-cell office:value-type="float" office:value="90">
            <text:p>9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">
            <text:p>9</text:p>
          </table:table-cell>
          <table:table-cell office:value-type="float" office:value="0.10355191">
            <text:p>0.10355191</text:p>
          </table:table-cell>
          <table:table-cell office:value-type="float" office:value="-0.01501153">
            <text:p>-0.01501153</text:p>
          </table:table-cell>
          <table:table-cell office:value-type="float" office:value="-0.00079882404">
            <text:p>-0.00079882404</text:p>
          </table:table-cell>
          <table:table-cell office:value-type="float" office:value="-0.014870983">
            <text:p>-0.014870983</text:p>
          </table:table-cell>
          <table:table-cell office:value-type="float" office:value="0.047470664">
            <text:p>0.047470664</text:p>
          </table:table-cell>
          <table:table-cell office:value-type="float" office:value="0.004143254">
            <text:p>0.004143254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9">
            <text:p>9</text:p>
          </table:table-cell>
          <table:table-cell office:value-type="float" office:value="0.10379733">
            <text:p>0.10379733</text:p>
          </table:table-cell>
          <table:table-cell office:value-type="float" office:value="-0.014531497">
            <text:p>-0.014531497</text:p>
          </table:table-cell>
          <table:table-cell office:value-type="float" office:value="-0.0029534992">
            <text:p>-0.0029534992</text:p>
          </table:table-cell>
          <table:table-cell office:value-type="float" office:value="-0.014861359">
            <text:p>-0.014861359</text:p>
          </table:table-cell>
          <table:table-cell office:value-type="float" office:value="0.047589123">
            <text:p>0.047589123</text:p>
          </table:table-cell>
          <table:table-cell office:value-type="float" office:value="0.0049954119">
            <text:p>0.0049954119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21">
            <text:p>21</text:p>
          </table:table-cell>
          <table:table-cell office:value-type="float" office:value="90">
            <text:p>90</text:p>
          </table:table-cell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9">
            <text:p>9</text:p>
          </table:table-cell>
          <table:table-cell office:value-type="float" office:value="0.10512475">
            <text:p>0.10512475</text:p>
          </table:table-cell>
          <table:table-cell office:value-type="float" office:value="-0.015951965">
            <text:p>-0.015951965</text:p>
          </table:table-cell>
          <table:table-cell office:value-type="float" office:value="-0.0058297835">
            <text:p>-0.0058297835</text:p>
          </table:table-cell>
          <table:table-cell office:value-type="float" office:value="-0.014411804">
            <text:p>-0.014411804</text:p>
          </table:table-cell>
          <table:table-cell office:value-type="float" office:value="0.047622118">
            <text:p>0.047622118</text:p>
          </table:table-cell>
          <table:table-cell office:value-type="float" office:value="0.0053317754">
            <text:p>0.0053317754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22">
            <text:p>22</text:p>
          </table:table-cell>
          <table:table-cell office:value-type="float" office:value="90">
            <text:p>90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9">
            <text:p>9</text:p>
          </table:table-cell>
          <table:table-cell office:value-type="float" office:value="0.10354752">
            <text:p>0.10354752</text:p>
          </table:table-cell>
          <table:table-cell office:value-type="float" office:value="-0.013815764">
            <text:p>-0.013815764</text:p>
          </table:table-cell>
          <table:table-cell office:value-type="float" office:value="-0.0082837426">
            <text:p>-0.0082837426</text:p>
          </table:table-cell>
          <table:table-cell office:value-type="float" office:value="-0.014441992">
            <text:p>-0.014441992</text:p>
          </table:table-cell>
          <table:table-cell office:value-type="float" office:value="0.047294743">
            <text:p>0.047294743</text:p>
          </table:table-cell>
          <table:table-cell office:value-type="float" office:value="0.0065470665">
            <text:p>0.0065470665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23">
            <text:p>23</text:p>
          </table:table-cell>
          <table:table-cell office:value-type="float" office:value="90">
            <text:p>90</text:p>
          </table:table-cell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9">
            <text:p>9</text:p>
          </table:table-cell>
          <table:table-cell office:value-type="float" office:value="0.1043785">
            <text:p>0.1043785</text:p>
          </table:table-cell>
          <table:table-cell office:value-type="float" office:value="-0.014373765">
            <text:p>-0.014373765</text:p>
          </table:table-cell>
          <table:table-cell office:value-type="float" office:value="-0.011564866">
            <text:p>-0.011564866</text:p>
          </table:table-cell>
          <table:table-cell office:value-type="float" office:value="-0.014468567">
            <text:p>-0.014468567</text:p>
          </table:table-cell>
          <table:table-cell office:value-type="float" office:value="0.047124464">
            <text:p>0.047124464</text:p>
          </table:table-cell>
          <table:table-cell office:value-type="float" office:value="0.0072760132">
            <text:p>0.0072760132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24">
            <text:p>24</text:p>
          </table:table-cell>
          <table:table-cell office:value-type="float" office:value="135">
            <text:p>135</text:p>
          </table:table-cell>
          <table:table-cell office:value-type="float" office:value="-9">
            <text:p>-9</text:p>
          </table:table-cell>
          <table:table-cell office:value-type="float" office:value="-9">
            <text:p>-9</text:p>
          </table:table-cell>
          <table:table-cell office:value-type="float" office:value="9">
            <text:p>9</text:p>
          </table:table-cell>
          <table:table-cell office:value-type="float" office:value="0.11489565">
            <text:p>0.11489565</text:p>
          </table:table-cell>
          <table:table-cell office:value-type="float" office:value="0.32332274">
            <text:p>0.32332274</text:p>
          </table:table-cell>
          <table:table-cell office:value-type="float" office:value="0.055135608">
            <text:p>0.055135608</text:p>
          </table:table-cell>
          <table:table-cell office:value-type="float" office:value="0.031462213">
            <text:p>0.031462213</text:p>
          </table:table-cell>
          <table:table-cell office:value-type="float" office:value="0.046859837">
            <text:p>0.046859837</text:p>
          </table:table-cell>
          <table:table-cell office:value-type="float" office:value="-0.094781337">
            <text:p>-0.094781337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25">
            <text:p>25</text:p>
          </table:table-cell>
          <table:table-cell office:value-type="float" office:value="135">
            <text:p>135</text:p>
          </table:table-cell>
          <table:table-cell office:value-type="float" office:value="-6">
            <text:p>-6</text:p>
          </table:table-cell>
          <table:table-cell office:value-type="float" office:value="-6">
            <text:p>-6</text:p>
          </table:table-cell>
          <table:table-cell office:value-type="float" office:value="9">
            <text:p>9</text:p>
          </table:table-cell>
          <table:table-cell office:value-type="float" office:value="0.089722711">
            <text:p>0.089722711</text:p>
          </table:table-cell>
          <table:table-cell office:value-type="float" office:value="0.18037577">
            <text:p>0.18037577</text:p>
          </table:table-cell>
          <table:table-cell office:value-type="float" office:value="0.023179343">
            <text:p>0.023179343</text:p>
          </table:table-cell>
          <table:table-cell office:value-type="float" office:value="0.015312704">
            <text:p>0.015312704</text:p>
          </table:table-cell>
          <table:table-cell office:value-type="float" office:value="0.039695863">
            <text:p>0.039695863</text:p>
          </table:table-cell>
          <table:table-cell office:value-type="float" office:value="-0.073366965">
            <text:p>-0.073366965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26">
            <text:p>26</text:p>
          </table:table-cell>
          <table:table-cell office:value-type="float" office:value="135">
            <text:p>135</text:p>
          </table:table-cell>
          <table:table-cell office:value-type="float" office:value="-3">
            <text:p>-3</text:p>
          </table:table-cell>
          <table:table-cell office:value-type="float" office:value="-3">
            <text:p>-3</text:p>
          </table:table-cell>
          <table:table-cell office:value-type="float" office:value="9">
            <text:p>9</text:p>
          </table:table-cell>
          <table:table-cell office:value-type="float" office:value="0.082212796">
            <text:p>0.082212796</text:p>
          </table:table-cell>
          <table:table-cell office:value-type="float" office:value="0.026225069">
            <text:p>0.026225069</text:p>
          </table:table-cell>
          <table:table-cell office:value-type="float" office:value="-0.01053364">
            <text:p>-0.01053364</text:p>
          </table:table-cell>
          <table:table-cell office:value-type="float" office:value="-0.0010603379">
            <text:p>-0.0010603379</text:p>
          </table:table-cell>
          <table:table-cell office:value-type="float" office:value="0.036076586">
            <text:p>0.036076586</text:p>
          </table:table-cell>
          <table:table-cell office:value-type="float" office:value="-0.056654156">
            <text:p>-0.056654156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27">
            <text:p>27</text:p>
          </table:table-cell>
          <table:table-cell office:value-type="float" office:value="135">
            <text:p>13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">
            <text:p>9</text:p>
          </table:table-cell>
          <table:table-cell office:value-type="float" office:value="0.088604134">
            <text:p>0.088604134</text:p>
          </table:table-cell>
          <table:table-cell office:value-type="float" office:value="-0.10939367">
            <text:p>-0.10939367</text:p>
          </table:table-cell>
          <table:table-cell office:value-type="float" office:value="-0.038736772">
            <text:p>-0.038736772</text:p>
          </table:table-cell>
          <table:table-cell office:value-type="float" office:value="-0.020048462">
            <text:p>-0.020048462</text:p>
          </table:table-cell>
          <table:table-cell office:value-type="float" office:value="0.034499622">
            <text:p>0.034499622</text:p>
          </table:table-cell>
          <table:table-cell office:value-type="float" office:value="-0.042172646">
            <text:p>-0.042172646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28">
            <text:p>28</text:p>
          </table:table-cell>
          <table:table-cell office:value-type="float" office:value="135">
            <text:p>135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.11301481">
            <text:p>0.11301481</text:p>
          </table:table-cell>
          <table:table-cell office:value-type="float" office:value="-0.21316821">
            <text:p>-0.21316821</text:p>
          </table:table-cell>
          <table:table-cell office:value-type="float" office:value="-0.073189575">
            <text:p>-0.073189575</text:p>
          </table:table-cell>
          <table:table-cell office:value-type="float" office:value="-0.022801676">
            <text:p>-0.022801676</text:p>
          </table:table-cell>
          <table:table-cell office:value-type="float" office:value="0.034496146">
            <text:p>0.034496146</text:p>
          </table:table-cell>
          <table:table-cell office:value-type="float" office:value="-0.030544916">
            <text:p>-0.030544916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29">
            <text:p>29</text:p>
          </table:table-cell>
          <table:table-cell office:value-type="float" office:value="135">
            <text:p>135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.15659631">
            <text:p>0.15659631</text:p>
          </table:table-cell>
          <table:table-cell office:value-type="float" office:value="-0.31455397">
            <text:p>-0.31455397</text:p>
          </table:table-cell>
          <table:table-cell office:value-type="float" office:value="-0.10391715">
            <text:p>-0.10391715</text:p>
          </table:table-cell>
          <table:table-cell office:value-type="float" office:value="-0.026746701">
            <text:p>-0.026746701</text:p>
          </table:table-cell>
          <table:table-cell office:value-type="float" office:value="0.037865373">
            <text:p>0.037865373</text:p>
          </table:table-cell>
          <table:table-cell office:value-type="float" office:value="-0.020005706">
            <text:p>-0.020005706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30">
            <text:p>30</text:p>
          </table:table-cell>
          <table:table-cell office:value-type="float" office:value="135">
            <text:p>135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0.20869861">
            <text:p>0.20869861</text:p>
          </table:table-cell>
          <table:table-cell office:value-type="float" office:value="-0.37799738">
            <text:p>-0.37799738</text:p>
          </table:table-cell>
          <table:table-cell office:value-type="float" office:value="-0.13234323">
            <text:p>-0.13234323</text:p>
          </table:table-cell>
          <table:table-cell office:value-type="float" office:value="-0.019849925">
            <text:p>-0.019849925</text:p>
          </table:table-cell>
          <table:table-cell office:value-type="float" office:value="0.03890061">
            <text:p>0.03890061</text:p>
          </table:table-cell>
          <table:table-cell office:value-type="float" office:value="-0.0079112963">
            <text:p>-0.0079112963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31">
            <text:p>31</text:p>
          </table:table-cell>
          <table:table-cell office:value-type="float" office:value="135">
            <text:p>135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0.28082546">
            <text:p>0.28082546</text:p>
          </table:table-cell>
          <table:table-cell office:value-type="float" office:value="-0.45184788">
            <text:p>-0.45184788</text:p>
          </table:table-cell>
          <table:table-cell office:value-type="float" office:value="-0.15395609">
            <text:p>-0.15395609</text:p>
          </table:table-cell>
          <table:table-cell office:value-type="float" office:value="-0.019448737">
            <text:p>-0.019448737</text:p>
          </table:table-cell>
          <table:table-cell office:value-type="float" office:value="0.039546795">
            <text:p>0.039546795</text:p>
          </table:table-cell>
          <table:table-cell office:value-type="float" office:value="0.013680326">
            <text:p>0.013680326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32">
            <text:p>32</text:p>
          </table:table-cell>
          <table:table-cell office:value-type="float" office:value="180">
            <text:p>180</text:p>
          </table:table-cell>
          <table:table-cell office:value-type="float" office:value="-9">
            <text:p>-9</text:p>
          </table:table-cell>
          <table:table-cell office:value-type="float" office:value="0">
            <text:p/>
          </table:table-cell>
          <table:table-cell office:value-type="float" office:value="9">
            <text:p>9</text:p>
          </table:table-cell>
          <table:table-cell office:value-type="float" office:value="0.029723489">
            <text:p>0.029723489</text:p>
          </table:table-cell>
          <table:table-cell office:value-type="float" office:value="0.23827594">
            <text:p>0.23827594</text:p>
          </table:table-cell>
          <table:table-cell office:value-type="float" office:value="0.054813377">
            <text:p>0.054813377</text:p>
          </table:table-cell>
          <table:table-cell office:value-type="float" office:value="-0.00049205375">
            <text:p>-0.00049205375</text:p>
          </table:table-cell>
          <table:table-cell office:value-type="float" office:value="-0.00031001106">
            <text:p>-0.00031001106</text:p>
          </table:table-cell>
          <table:table-cell office:value-type="float" office:value="0.00018943275">
            <text:p>0.00018943275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33">
            <text:p>33</text:p>
          </table:table-cell>
          <table:table-cell office:value-type="float" office:value="180">
            <text:p>180</text:p>
          </table:table-cell>
          <table:table-cell office:value-type="float" office:value="-6">
            <text:p>-6</text:p>
          </table:table-cell>
          <table:table-cell office:value-type="float" office:value="0">
            <text:p/>
          </table:table-cell>
          <table:table-cell office:value-type="float" office:value="9">
            <text:p>9</text:p>
          </table:table-cell>
          <table:table-cell office:value-type="float" office:value="0.027090645">
            <text:p>0.027090645</text:p>
          </table:table-cell>
          <table:table-cell office:value-type="float" office:value="0.049562445">
            <text:p>0.049562445</text:p>
          </table:table-cell>
          <table:table-cell office:value-type="float" office:value="0.018392642">
            <text:p>0.018392642</text:p>
          </table:table-cell>
          <table:table-cell office:value-type="float" office:value="-0.00055355032">
            <text:p>-0.00055355032</text:p>
          </table:table-cell>
          <table:table-cell office:value-type="float" office:value="0.00018001512">
            <text:p>0.00018001512</text:p>
          </table:table-cell>
          <table:table-cell office:value-type="float" office:value="-0.00012062317">
            <text:p>-0.00012062317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34">
            <text:p>34</text:p>
          </table:table-cell>
          <table:table-cell office:value-type="float" office:value="180">
            <text:p>180</text:p>
          </table:table-cell>
          <table:table-cell office:value-type="float" office:value="-3">
            <text:p>-3</text:p>
          </table:table-cell>
          <table:table-cell office:value-type="float" office:value="0">
            <text:p/>
          </table:table-cell>
          <table:table-cell office:value-type="float" office:value="9">
            <text:p>9</text:p>
          </table:table-cell>
          <table:table-cell office:value-type="float" office:value="0.032572907">
            <text:p>0.032572907</text:p>
          </table:table-cell>
          <table:table-cell office:value-type="float" office:value="-0.076619027">
            <text:p>-0.076619027</text:p>
          </table:table-cell>
          <table:table-cell office:value-type="float" office:value="-0.018951362">
            <text:p>-0.018951362</text:p>
          </table:table-cell>
          <table:table-cell office:value-type="float" office:value="0.0014946998">
            <text:p>0.0014946998</text:p>
          </table:table-cell>
          <table:table-cell office:value-type="float" office:value="-0.00022904269">
            <text:p>-0.00022904269</text:p>
          </table:table-cell>
          <table:table-cell office:value-type="float" office:value="0.00010509453">
            <text:p>0.00010509453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35">
            <text:p>35</text:p>
          </table:table-cell>
          <table:table-cell office:value-type="float" office:value="180">
            <text:p>18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">
            <text:p>9</text:p>
          </table:table-cell>
          <table:table-cell office:value-type="float" office:value="0.043793635">
            <text:p>0.043793635</text:p>
          </table:table-cell>
          <table:table-cell office:value-type="float" office:value="-0.13922354">
            <text:p>-0.13922354</text:p>
          </table:table-cell>
          <table:table-cell office:value-type="float" office:value="-0.046127469">
            <text:p>-0.046127469</text:p>
          </table:table-cell>
          <table:table-cell office:value-type="float" office:value="4.8961366e-05">
            <text:p>4.8961366e-05</text:p>
          </table:table-cell>
          <table:table-cell office:value-type="float" office:value="-6.6333028e-05">
            <text:p>-6.6333028e-05</text:p>
          </table:table-cell>
          <table:table-cell office:value-type="float" office:value="-9.4088575e-05">
            <text:p>-9.4088575e-05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36">
            <text:p>36</text:p>
          </table:table-cell>
          <table:table-cell office:value-type="float" office:value="180">
            <text:p>180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9">
            <text:p>9</text:p>
          </table:table-cell>
          <table:table-cell office:value-type="float" office:value="0.07522555">
            <text:p>0.07522555</text:p>
          </table:table-cell>
          <table:table-cell office:value-type="float" office:value="-0.26970762">
            <text:p>-0.26970762</text:p>
          </table:table-cell>
          <table:table-cell office:value-type="float" office:value="-0.063373202">
            <text:p>-0.063373202</text:p>
          </table:table-cell>
          <table:table-cell office:value-type="float" office:value="-0.004654518">
            <text:p>-0.004654518</text:p>
          </table:table-cell>
          <table:table-cell office:value-type="float" office:value="0.00086891568">
            <text:p>0.00086891568</text:p>
          </table:table-cell>
          <table:table-cell office:value-type="float" office:value="-0.00021787874">
            <text:p>-0.00021787874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37">
            <text:p>37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9">
            <text:p>9</text:p>
          </table:table-cell>
          <table:table-cell office:value-type="float" office:value="0.10235256">
            <text:p>0.10235256</text:p>
          </table:table-cell>
          <table:table-cell office:value-type="float" office:value="-0.24775342">
            <text:p>-0.24775342</text:p>
          </table:table-cell>
          <table:table-cell office:value-type="float" office:value="-0.078326987">
            <text:p>-0.078326987</text:p>
          </table:table-cell>
          <table:table-cell office:value-type="float" office:value="0.0076529662">
            <text:p>0.0076529662</text:p>
          </table:table-cell>
          <table:table-cell office:value-type="float" office:value="-0.00055545106">
            <text:p>-0.00055545106</text:p>
          </table:table-cell>
          <table:table-cell office:value-type="float" office:value="-0.00043600953">
            <text:p>-0.00043600953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38">
            <text:p>38</text:p>
          </table:table-cell>
          <table:table-cell office:value-type="float" office:value="180">
            <text:p>180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9">
            <text:p>9</text:p>
          </table:table-cell>
          <table:table-cell office:value-type="float" office:value="0.12342568">
            <text:p>0.12342568</text:p>
          </table:table-cell>
          <table:table-cell office:value-type="float" office:value="-0.26866296">
            <text:p>-0.26866296</text:p>
          </table:table-cell>
          <table:table-cell office:value-type="float" office:value="-0.085867197">
            <text:p>-0.085867197</text:p>
          </table:table-cell>
          <table:table-cell office:value-type="float" office:value="0.012274094">
            <text:p>0.012274094</text:p>
          </table:table-cell>
          <table:table-cell office:value-type="float" office:value="-0.002226657">
            <text:p>-0.002226657</text:p>
          </table:table-cell>
          <table:table-cell office:value-type="float" office:value="-0.0011712029">
            <text:p>-0.0011712029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39">
            <text:p>39</text:p>
          </table:table-cell>
          <table:table-cell office:value-type="float" office:value="180">
            <text:p>180</text:p>
          </table:table-cell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9">
            <text:p>9</text:p>
          </table:table-cell>
          <table:table-cell office:value-type="float" office:value="0.19973">
            <text:p>0.19973</text:p>
          </table:table-cell>
          <table:table-cell office:value-type="float" office:value="-0.46574">
            <text:p>-0.46574</text:p>
          </table:table-cell>
          <table:table-cell office:value-type="float" office:value="-0.10351">
            <text:p>-0.10351</text:p>
          </table:table-cell>
          <table:table-cell office:value-type="float" office:value="0.012544">
            <text:p>0.012544</text:p>
          </table:table-cell>
          <table:table-cell office:value-type="float" office:value="-0.0012072">
            <text:p>-0.0012072</text:p>
          </table:table-cell>
          <table:table-cell office:value-type="float" office:value="-0.0011">
            <text:p>-0.0011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40">
            <text:p>4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.029198059">
            <text:p>0.029198059</text:p>
          </table:table-cell>
          <table:table-cell office:value-type="float" office:value="0.39381587">
            <text:p>0.39381587</text:p>
          </table:table-cell>
          <table:table-cell office:value-type="float" office:value="0.0072228432">
            <text:p>0.0072228432</text:p>
          </table:table-cell>
          <table:table-cell office:value-type="float" office:value="0.00037700031">
            <text:p>0.00037700031</text:p>
          </table:table-cell>
          <table:table-cell office:value-type="float" office:value="0.00040018735">
            <text:p>0.00040018735</text:p>
          </table:table-cell>
          <table:table-cell office:value-type="float" office:value="-0.020538047">
            <text:p>-0.020538047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41">
            <text:p>4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.029214311">
            <text:p>0.029214311</text:p>
          </table:table-cell>
          <table:table-cell office:value-type="float" office:value="0.39278992">
            <text:p>0.39278992</text:p>
          </table:table-cell>
          <table:table-cell office:value-type="float" office:value="0.007178531">
            <text:p>0.007178531</text:p>
          </table:table-cell>
          <table:table-cell office:value-type="float" office:value="0.00076543128">
            <text:p>0.00076543128</text:p>
          </table:table-cell>
          <table:table-cell office:value-type="float" office:value="0.00090192133">
            <text:p>0.00090192133</text:p>
          </table:table-cell>
          <table:table-cell office:value-type="float" office:value="-0.04084402">
            <text:p>-0.04084402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42">
            <text:p>4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0.03066123">
            <text:p>0.03066123</text:p>
          </table:table-cell>
          <table:table-cell office:value-type="float" office:value="0.4016856">
            <text:p>0.4016856</text:p>
          </table:table-cell>
          <table:table-cell office:value-type="float" office:value="0.0054319277">
            <text:p>0.0054319277</text:p>
          </table:table-cell>
          <table:table-cell office:value-type="float" office:value="0.0012408719">
            <text:p>0.0012408719</text:p>
          </table:table-cell>
          <table:table-cell office:value-type="float" office:value="0.0010819305">
            <text:p>0.0010819305</text:p>
          </table:table-cell>
          <table:table-cell office:value-type="float" office:value="-0.063370299">
            <text:p>-0.063370299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43">
            <text:p>4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0.02921125">
            <text:p>0.02921125</text:p>
          </table:table-cell>
          <table:table-cell office:value-type="float" office:value="0.38593964">
            <text:p>0.38593964</text:p>
          </table:table-cell>
          <table:table-cell office:value-type="float" office:value="0.0070890707">
            <text:p>0.0070890707</text:p>
          </table:table-cell>
          <table:table-cell office:value-type="float" office:value="0.0015230186">
            <text:p>0.0015230186</text:p>
          </table:table-cell>
          <table:table-cell office:value-type="float" office:value="0.0016681245">
            <text:p>0.0016681245</text:p>
          </table:table-cell>
          <table:table-cell office:value-type="float" office:value="-0.081932045">
            <text:p>-0.081932045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">
            <text:p>9</text:p>
          </table:table-cell>
          <table:table-cell office:value-type="float" office:value="0.030326118">
            <text:p>0.030326118</text:p>
          </table:table-cell>
          <table:table-cell office:value-type="float" office:value="0.40370794">
            <text:p>0.40370794</text:p>
          </table:table-cell>
          <table:table-cell office:value-type="float" office:value="0.0070444473">
            <text:p>0.0070444473</text:p>
          </table:table-cell>
          <table:table-cell office:value-type="float" office:value="0.0018004915">
            <text:p>0.0018004915</text:p>
          </table:table-cell>
          <table:table-cell office:value-type="float" office:value="0.0069935528">
            <text:p>0.0069935528</text:p>
          </table:table-cell>
          <table:table-cell office:value-type="float" office:value="0.0090883604">
            <text:p>0.0090883604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45">
            <text:p>45</text:p>
          </table:table-cell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">
            <text:p>9</text:p>
          </table:table-cell>
          <table:table-cell office:value-type="float" office:value="0.031946607">
            <text:p>0.031946607</text:p>
          </table:table-cell>
          <table:table-cell office:value-type="float" office:value="0.40580932">
            <text:p>0.40580932</text:p>
          </table:table-cell>
          <table:table-cell office:value-type="float" office:value="0.0058662827">
            <text:p>0.0058662827</text:p>
          </table:table-cell>
          <table:table-cell office:value-type="float" office:value="0.0032588181">
            <text:p>0.0032588181</text:p>
          </table:table-cell>
          <table:table-cell office:value-type="float" office:value="0.014475052">
            <text:p>0.014475052</text:p>
          </table:table-cell>
          <table:table-cell office:value-type="float" office:value="0.019802659">
            <text:p>0.019802659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46">
            <text:p>46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">
            <text:p>9</text:p>
          </table:table-cell>
          <table:table-cell office:value-type="float" office:value="0.03323604">
            <text:p>0.03323604</text:p>
          </table:table-cell>
          <table:table-cell office:value-type="float" office:value="0.40240517">
            <text:p>0.40240517</text:p>
          </table:table-cell>
          <table:table-cell office:value-type="float" office:value="0.004357709">
            <text:p>0.004357709</text:p>
          </table:table-cell>
          <table:table-cell office:value-type="float" office:value="0.0047848716">
            <text:p>0.0047848716</text:p>
          </table:table-cell>
          <table:table-cell office:value-type="float" office:value="0.020012127">
            <text:p>0.020012127</text:p>
          </table:table-cell>
          <table:table-cell office:value-type="float" office:value="0.026174687">
            <text:p>0.026174687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47">
            <text:p>47</text:p>
          </table:table-cell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">
            <text:p>9</text:p>
          </table:table-cell>
          <table:table-cell office:value-type="float" office:value="0.035585702">
            <text:p>0.035585702</text:p>
          </table:table-cell>
          <table:table-cell office:value-type="float" office:value="0.39263254">
            <text:p>0.39263254</text:p>
          </table:table-cell>
          <table:table-cell office:value-type="float" office:value="0.0067821074">
            <text:p>0.0067821074</text:p>
          </table:table-cell>
          <table:table-cell office:value-type="float" office:value="0.005643669">
            <text:p>0.005643669</text:p>
          </table:table-cell>
          <table:table-cell office:value-type="float" office:value="0.020266797">
            <text:p>0.020266797</text:p>
          </table:table-cell>
          <table:table-cell office:value-type="float" office:value="0.027520549">
            <text:p>0.027520549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48">
            <text:p>48</text:p>
          </table:table-cell>
          <table:table-cell office:value-type="float" office:value="113">
            <text:p>11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0.18406">
            <text:p>0.18406</text:p>
          </table:table-cell>
          <table:table-cell office:value-type="float" office:value="-0.27714">
            <text:p>-0.27714</text:p>
          </table:table-cell>
          <table:table-cell office:value-type="float" office:value="-0.063554">
            <text:p>-0.063554</text:p>
          </table:table-cell>
          <table:table-cell office:value-type="float" office:value="-0.052498">
            <text:p>-0.052498</text:p>
          </table:table-cell>
          <table:table-cell office:value-type="float" office:value="0.05378">
            <text:p>0.05378</text:p>
          </table:table-cell>
          <table:table-cell office:value-type="float" office:value="0.018248">
            <text:p>0.018248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0.061035">
            <text:p>0.061035</text:p>
          </table:table-cell>
          <table:table-cell office:value-type="float" office:value="0.45941">
            <text:p>0.45941</text:p>
          </table:table-cell>
          <table:table-cell office:value-type="float" office:value="0.003946">
            <text:p>0.003946</text:p>
          </table:table-cell>
          <table:table-cell office:value-type="float" office:value="0.011261">
            <text:p>0.011261</text:p>
          </table:table-cell>
          <table:table-cell office:value-type="float" office:value="0.031476">
            <text:p>0.031476</text:p>
          </table:table-cell>
          <table:table-cell office:value-type="float" office:value="-0.041073">
            <text:p>-0.041073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50">
            <text:p>50</text:p>
          </table:table-cell>
          <table:table-cell office:value-type="float" office:value="87">
            <text:p>87</text:p>
          </table:table-cell>
          <table:table-cell office:value-type="float" office:value="-4">
            <text:p>-4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0.1045">
            <text:p>0.1045</text:p>
          </table:table-cell>
          <table:table-cell office:value-type="float" office:value="-0.0068582">
            <text:p>-0.0068582</text:p>
          </table:table-cell>
          <table:table-cell office:value-type="float" office:value="0.0033415">
            <text:p>0.0033415</text:p>
          </table:table-cell>
          <table:table-cell office:value-type="float" office:value="-0.01394">
            <text:p>-0.01394</text:p>
          </table:table-cell>
          <table:table-cell office:value-type="float" office:value="0.046321">
            <text:p>0.046321</text:p>
          </table:table-cell>
          <table:table-cell office:value-type="float" office:value="0.0065623">
            <text:p>0.0065623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51">
            <text:p>51</text:p>
          </table:table-cell>
          <table:table-cell office:value-type="float" office:value="143">
            <text:p>143</text:p>
          </table:table-cell>
          <table:table-cell office:value-type="float" office:value="-7">
            <text:p>-7</text:p>
          </table:table-cell>
          <table:table-cell office:value-type="float" office:value="-3">
            <text:p>-3</text:p>
          </table:table-cell>
          <table:table-cell office:value-type="float" office:value="9">
            <text:p>9</text:p>
          </table:table-cell>
          <table:table-cell office:value-type="float" office:value="0.07298">
            <text:p>0.07298</text:p>
          </table:table-cell>
          <table:table-cell office:value-type="float" office:value="0.13608">
            <text:p>0.13608</text:p>
          </table:table-cell>
          <table:table-cell office:value-type="float" office:value="0.017326">
            <text:p>0.017326</text:p>
          </table:table-cell>
          <table:table-cell office:value-type="float" office:value="0.0089383">
            <text:p>0.0089383</text:p>
          </table:table-cell>
          <table:table-cell office:value-type="float" office:value="0.032636">
            <text:p>0.032636</text:p>
          </table:table-cell>
          <table:table-cell office:value-type="float" office:value="-0.057762">
            <text:p>-0.057762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52">
            <text:p>52</text:p>
          </table:table-cell>
          <table:table-cell office:value-type="float" office:value="49">
            <text:p>49</text:p>
          </table:table-cell>
          <table:table-cell office:value-type="float" office:value="-4">
            <text:p>-4</text:p>
          </table:table-cell>
          <table:table-cell office:value-type="float" office:value="-2">
            <text:p>-2</text:p>
          </table:table-cell>
          <table:table-cell office:value-type="float" office:value="9">
            <text:p>9</text:p>
          </table:table-cell>
          <table:table-cell office:value-type="float" office:value="0.087032">
            <text:p>0.087032</text:p>
          </table:table-cell>
          <table:table-cell office:value-type="float" office:value="0.14169">
            <text:p>0.14169</text:p>
          </table:table-cell>
          <table:table-cell office:value-type="float" office:value="0.0057364">
            <text:p>0.0057364</text:p>
          </table:table-cell>
          <table:table-cell office:value-type="float" office:value="-0.0055986">
            <text:p>-0.0055986</text:p>
          </table:table-cell>
          <table:table-cell office:value-type="float" office:value="0.037577">
            <text:p>0.037577</text:p>
          </table:table-cell>
          <table:table-cell office:value-type="float" office:value="0.064678">
            <text:p>0.064678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53">
            <text:p>53</text:p>
          </table:table-cell>
          <table:table-cell office:value-type="float" office:value="21">
            <text:p>2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0.042708">
            <text:p>0.042708</text:p>
          </table:table-cell>
          <table:table-cell office:value-type="float" office:value="0.33441">
            <text:p>0.33441</text:p>
          </table:table-cell>
          <table:table-cell office:value-type="float" office:value="0.010758">
            <text:p>0.010758</text:p>
          </table:table-cell>
          <table:table-cell office:value-type="float" office:value="0.0040344">
            <text:p>0.0040344</text:p>
          </table:table-cell>
          <table:table-cell office:value-type="float" office:value="0.024017">
            <text:p>0.024017</text:p>
          </table:table-cell>
          <table:table-cell office:value-type="float" office:value="0.043756">
            <text:p>0.043756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54">
            <text:p>54</text:p>
          </table:table-cell>
          <table:table-cell office:value-type="float" office:value="26">
            <text:p>26</text:p>
          </table:table-cell>
          <table:table-cell office:value-type="float" office:value="-3">
            <text:p>-3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0.041846">
            <text:p>0.041846</text:p>
          </table:table-cell>
          <table:table-cell office:value-type="float" office:value="0.014609">
            <text:p>0.014609</text:p>
          </table:table-cell>
          <table:table-cell office:value-type="float" office:value="0.013331">
            <text:p>0.013331</text:p>
          </table:table-cell>
          <table:table-cell office:value-type="float" office:value="-0.0072462">
            <text:p>-0.0072462</text:p>
          </table:table-cell>
          <table:table-cell office:value-type="float" office:value="0.029737">
            <text:p>0.029737</text:p>
          </table:table-cell>
          <table:table-cell office:value-type="float" office:value="0.045721">
            <text:p>0.045721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55">
            <text:p>55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0.075451">
            <text:p>0.075451</text:p>
          </table:table-cell>
          <table:table-cell office:value-type="float" office:value="0.40364">
            <text:p>0.40364</text:p>
          </table:table-cell>
          <table:table-cell office:value-type="float" office:value="0.0068824">
            <text:p>0.0068824</text:p>
          </table:table-cell>
          <table:table-cell office:value-type="float" office:value="-0.0031192">
            <text:p>-0.0031192</text:p>
          </table:table-cell>
          <table:table-cell office:value-type="float" office:value="0.03756">
            <text:p>0.03756</text:p>
          </table:table-cell>
          <table:table-cell office:value-type="float" office:value="0.0041299">
            <text:p>0.0041299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56">
            <text:p>56</text:p>
          </table:table-cell>
          <table:table-cell office:value-type="float" office:value="67">
            <text:p>67</text:p>
          </table:table-cell>
          <table:table-cell office:value-type="float" office:value="-8">
            <text:p>-8</text:p>
          </table:table-cell>
          <table:table-cell office:value-type="float" office:value="-6">
            <text:p>-6</text:p>
          </table:table-cell>
          <table:table-cell office:value-type="float" office:value="9">
            <text:p>9</text:p>
          </table:table-cell>
          <table:table-cell office:value-type="float" office:value="0.10803">
            <text:p>0.10803</text:p>
          </table:table-cell>
          <table:table-cell office:value-type="float" office:value="0.099206">
            <text:p>0.099206</text:p>
          </table:table-cell>
          <table:table-cell office:value-type="float" office:value="0.011711">
            <text:p>0.011711</text:p>
          </table:table-cell>
          <table:table-cell office:value-type="float" office:value="-0.0078547">
            <text:p>-0.0078547</text:p>
          </table:table-cell>
          <table:table-cell office:value-type="float" office:value="0.042962">
            <text:p>0.042962</text:p>
          </table:table-cell>
          <table:table-cell office:value-type="float" office:value="0.054548">
            <text:p>0.054548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57">
            <text:p>57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float" office:value="-9">
            <text:p>-9</text:p>
          </table:table-cell>
          <table:table-cell office:value-type="float" office:value="9">
            <text:p>9</text:p>
          </table:table-cell>
          <table:table-cell office:value-type="float" office:value="0.13023">
            <text:p>0.13023</text:p>
          </table:table-cell>
          <table:table-cell office:value-type="float" office:value="0.11766">
            <text:p>0.11766</text:p>
          </table:table-cell>
          <table:table-cell office:value-type="float" office:value="0.02633">
            <text:p>0.02633</text:p>
          </table:table-cell>
          <table:table-cell office:value-type="float" office:value="0.00090063">
            <text:p>0.00090063</text:p>
          </table:table-cell>
          <table:table-cell office:value-type="float" office:value="0.046538">
            <text:p>0.046538</text:p>
          </table:table-cell>
          <table:table-cell office:value-type="float" office:value="0.014982">
            <text:p>0.014982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58">
            <text:p>58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-9">
            <text:p>-9</text:p>
          </table:table-cell>
          <table:table-cell office:value-type="float" office:value="9">
            <text:p>9</text:p>
          </table:table-cell>
          <table:table-cell office:value-type="float" office:value="0.078759">
            <text:p>0.078759</text:p>
          </table:table-cell>
          <table:table-cell office:value-type="float" office:value="0.55197">
            <text:p>0.55197</text:p>
          </table:table-cell>
          <table:table-cell office:value-type="float" office:value="0.014016">
            <text:p>0.014016</text:p>
          </table:table-cell>
          <table:table-cell office:value-type="float" office:value="0.013937">
            <text:p>0.013937</text:p>
          </table:table-cell>
          <table:table-cell office:value-type="float" office:value="0.030319">
            <text:p>0.030319</text:p>
          </table:table-cell>
          <table:table-cell office:value-type="float" office:value="0.12893">
            <text:p>0.12893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59">
            <text:p>59</text:p>
          </table:table-cell>
          <table:table-cell office:value-type="float" office:value="144">
            <text:p>144</text:p>
          </table:table-cell>
          <table:table-cell office:value-type="float" office:value="0">
            <text:p/>
          </table:table-cell>
          <table:table-cell office:value-type="float" office:value="-9">
            <text:p>-9</text:p>
          </table:table-cell>
          <table:table-cell office:value-type="float" office:value="9">
            <text:p>9</text:p>
          </table:table-cell>
          <table:table-cell office:value-type="float" office:value="0.0665">
            <text:p>0.0665</text:p>
          </table:table-cell>
          <table:table-cell office:value-type="float" office:value="0.047512">
            <text:p>0.047512</text:p>
          </table:table-cell>
          <table:table-cell office:value-type="float" office:value="-0.0037387">
            <text:p>-0.0037387</text:p>
          </table:table-cell>
          <table:table-cell office:value-type="float" office:value="0.00020876">
            <text:p>0.00020876</text:p>
          </table:table-cell>
          <table:table-cell office:value-type="float" office:value="0.030477">
            <text:p>0.030477</text:p>
          </table:table-cell>
          <table:table-cell office:value-type="float" office:value="-0.060634">
            <text:p>-0.060634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60">
            <text:p>60</text:p>
          </table:table-cell>
          <table:table-cell office:value-type="float" office:value="152">
            <text:p>152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0.088975">
            <text:p>0.088975</text:p>
          </table:table-cell>
          <table:table-cell office:value-type="float" office:value="-0.25095">
            <text:p>-0.25095</text:p>
          </table:table-cell>
          <table:table-cell office:value-type="float" office:value="-0.075508">
            <text:p>-0.075508</text:p>
          </table:table-cell>
          <table:table-cell office:value-type="float" office:value="0.0017717">
            <text:p>0.0017717</text:p>
          </table:table-cell>
          <table:table-cell office:value-type="float" office:value="0.03127">
            <text:p>0.03127</text:p>
          </table:table-cell>
          <table:table-cell office:value-type="float" office:value="-0.059722">
            <text:p>-0.059722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61">
            <text:p>61</text:p>
          </table:table-cell>
          <table:table-cell office:value-type="float" office:value="49">
            <text:p>49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.087554">
            <text:p>0.087554</text:p>
          </table:table-cell>
          <table:table-cell office:value-type="float" office:value="0.17693">
            <text:p>0.17693</text:p>
          </table:table-cell>
          <table:table-cell office:value-type="float" office:value="-0.0050081">
            <text:p>-0.0050081</text:p>
          </table:table-cell>
          <table:table-cell office:value-type="float" office:value="-0.0035825">
            <text:p>-0.0035825</text:p>
          </table:table-cell>
          <table:table-cell office:value-type="float" office:value="0.037588">
            <text:p>0.037588</text:p>
          </table:table-cell>
          <table:table-cell office:value-type="float" office:value="0.027772">
            <text:p>0.027772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62">
            <text:p>62</text:p>
          </table:table-cell>
          <table:table-cell office:value-type="float" office:value="82">
            <text:p>82</text:p>
          </table:table-cell>
          <table:table-cell office:value-type="float" office:value="-2">
            <text:p>-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.11237">
            <text:p>0.11237</text:p>
          </table:table-cell>
          <table:table-cell office:value-type="float" office:value="-0.052429">
            <text:p>-0.052429</text:p>
          </table:table-cell>
          <table:table-cell office:value-type="float" office:value="-0.0072691">
            <text:p>-0.0072691</text:p>
          </table:table-cell>
          <table:table-cell office:value-type="float" office:value="-0.018175">
            <text:p>-0.018175</text:p>
          </table:table-cell>
          <table:table-cell office:value-type="float" office:value="0.04848">
            <text:p>0.04848</text:p>
          </table:table-cell>
          <table:table-cell office:value-type="float" office:value="0.01995">
            <text:p>0.01995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63">
            <text:p>63</text:p>
          </table:table-cell>
          <table:table-cell office:value-type="float" office:value="84">
            <text:p>84</text:p>
          </table:table-cell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9">
            <text:p>9</text:p>
          </table:table-cell>
          <table:table-cell office:value-type="float" office:value="0.10458">
            <text:p>0.10458</text:p>
          </table:table-cell>
          <table:table-cell office:value-type="float" office:value="-0.0038281">
            <text:p>-0.0038281</text:p>
          </table:table-cell>
          <table:table-cell office:value-type="float" office:value="-0.0028114">
            <text:p>-0.0028114</text:p>
          </table:table-cell>
          <table:table-cell office:value-type="float" office:value="-0.013905">
            <text:p>-0.013905</text:p>
          </table:table-cell>
          <table:table-cell office:value-type="float" office:value="0.046646">
            <text:p>0.046646</text:p>
          </table:table-cell>
          <table:table-cell office:value-type="float" office:value="0.010849">
            <text:p>0.010849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64">
            <text:p>64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0">
            <text:p/>
          </table:table-cell>
          <table:table-cell office:value-type="float" office:value="9">
            <text:p>9</text:p>
          </table:table-cell>
          <table:table-cell office:value-type="float" office:value="0.027882">
            <text:p>0.027882</text:p>
          </table:table-cell>
          <table:table-cell office:value-type="float" office:value="0.35016">
            <text:p>0.35016</text:p>
          </table:table-cell>
          <table:table-cell office:value-type="float" office:value="0.0052057">
            <text:p>0.0052057</text:p>
          </table:table-cell>
          <table:table-cell office:value-type="float" office:value="0.0038022">
            <text:p>0.0038022</text:p>
          </table:table-cell>
          <table:table-cell office:value-type="float" office:value="0.017345">
            <text:p>0.017345</text:p>
          </table:table-cell>
          <table:table-cell office:value-type="float" office:value="0.023352">
            <text:p>0.023352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65">
            <text:p>65</text:p>
          </table:table-cell>
          <table:table-cell office:value-type="float" office:value="71">
            <text:p>71</text:p>
          </table:table-cell>
          <table:table-cell office:value-type="float" office:value="-3">
            <text:p>-3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.10448">
            <text:p>0.10448</text:p>
          </table:table-cell>
          <table:table-cell office:value-type="float" office:value="-0.037109">
            <text:p>-0.037109</text:p>
          </table:table-cell>
          <table:table-cell office:value-type="float" office:value="-0.00056346">
            <text:p>-0.00056346</text:p>
          </table:table-cell>
          <table:table-cell office:value-type="float" office:value="-0.018136">
            <text:p>-0.018136</text:p>
          </table:table-cell>
          <table:table-cell office:value-type="float" office:value="0.044519">
            <text:p>0.044519</text:p>
          </table:table-cell>
          <table:table-cell office:value-type="float" office:value="0.031228">
            <text:p>0.031228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66">
            <text:p>66</text:p>
          </table:table-cell>
          <table:table-cell office:value-type="float" office:value="170">
            <text:p>170</text:p>
          </table:table-cell>
          <table:table-cell office:value-type="float" office:value="-7">
            <text:p>-7</text:p>
          </table:table-cell>
          <table:table-cell office:value-type="float" office:value="-5">
            <text:p>-5</text:p>
          </table:table-cell>
          <table:table-cell office:value-type="float" office:value="9">
            <text:p>9</text:p>
          </table:table-cell>
          <table:table-cell office:value-type="float" office:value="0.03455">
            <text:p>0.03455</text:p>
          </table:table-cell>
          <table:table-cell office:value-type="float" office:value="0.17428">
            <text:p>0.17428</text:p>
          </table:table-cell>
          <table:table-cell office:value-type="float" office:value="0.0033748">
            <text:p>0.0033748</text:p>
          </table:table-cell>
          <table:table-cell office:value-type="float" office:value="0.017038">
            <text:p>0.017038</text:p>
          </table:table-cell>
          <table:table-cell office:value-type="float" office:value="0.023117">
            <text:p>0.023117</text:p>
          </table:table-cell>
          <table:table-cell office:value-type="float" office:value="-0.042497">
            <text:p>-0.042497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67">
            <text:p>67</text:p>
          </table:table-cell>
          <table:table-cell office:value-type="float" office:value="164">
            <text:p>16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.091512">
            <text:p>0.091512</text:p>
          </table:table-cell>
          <table:table-cell office:value-type="float" office:value="-0.28632">
            <text:p>-0.28632</text:p>
          </table:table-cell>
          <table:table-cell office:value-type="float" office:value="-0.080134">
            <text:p>-0.080134</text:p>
          </table:table-cell>
          <table:table-cell office:value-type="float" office:value="0.017557">
            <text:p>0.017557</text:p>
          </table:table-cell>
          <table:table-cell office:value-type="float" office:value="0.02704">
            <text:p>0.02704</text:p>
          </table:table-cell>
          <table:table-cell office:value-type="float" office:value="-0.050633">
            <text:p>-0.050633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68">
            <text:p>68</text:p>
          </table:table-cell>
          <table:table-cell office:value-type="float" office:value="156">
            <text:p>156</text:p>
          </table:table-cell>
          <table:table-cell office:value-type="float" office:value="11">
            <text:p>11</text:p>
          </table:table-cell>
          <table:table-cell office:value-type="float" office:value="-2">
            <text:p>-2</text:p>
          </table:table-cell>
          <table:table-cell office:value-type="float" office:value="9">
            <text:p>9</text:p>
          </table:table-cell>
          <table:table-cell office:value-type="float" office:value="0.16022">
            <text:p>0.16022</text:p>
          </table:table-cell>
          <table:table-cell office:value-type="float" office:value="-0.35988">
            <text:p>-0.35988</text:p>
          </table:table-cell>
          <table:table-cell office:value-type="float" office:value="-0.11544">
            <text:p>-0.11544</text:p>
          </table:table-cell>
          <table:table-cell office:value-type="float" office:value="0.00051974">
            <text:p>0.00051974</text:p>
          </table:table-cell>
          <table:table-cell office:value-type="float" office:value="0.01009">
            <text:p>0.01009</text:p>
          </table:table-cell>
          <table:table-cell office:value-type="float" office:value="0.025721">
            <text:p>0.025721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69">
            <text:p>69</text:p>
          </table:table-cell>
          <table:table-cell office:value-type="float" office:value="76">
            <text:p>76</text:p>
          </table:table-cell>
          <table:table-cell office:value-type="float" office:value="-4">
            <text:p>-4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0.10249">
            <text:p>0.10249</text:p>
          </table:table-cell>
          <table:table-cell office:value-type="float" office:value="0.0073689">
            <text:p>0.0073689</text:p>
          </table:table-cell>
          <table:table-cell office:value-type="float" office:value="0.0036834">
            <text:p>0.0036834</text:p>
          </table:table-cell>
          <table:table-cell office:value-type="float" office:value="-0.014493">
            <text:p>-0.014493</text:p>
          </table:table-cell>
          <table:table-cell office:value-type="float" office:value="0.044565">
            <text:p>0.044565</text:p>
          </table:table-cell>
          <table:table-cell office:value-type="float" office:value="0.021743">
            <text:p>0.021743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70">
            <text:p>70</text:p>
          </table:table-cell>
          <table:table-cell office:value-type="float" office:value="124">
            <text:p>124</text:p>
          </table:table-cell>
          <table:table-cell office:value-type="float" office:value="11">
            <text:p>11</text:p>
          </table:table-cell>
          <table:table-cell office:value-type="float" office:value="-6">
            <text:p>-6</text:p>
          </table:table-cell>
          <table:table-cell office:value-type="float" office:value="9">
            <text:p>9</text:p>
          </table:table-cell>
          <table:table-cell office:value-type="float" office:value="0.10088">
            <text:p>0.10088</text:p>
          </table:table-cell>
          <table:table-cell office:value-type="float" office:value="-0.11485">
            <text:p>-0.11485</text:p>
          </table:table-cell>
          <table:table-cell office:value-type="float" office:value="-0.041571">
            <text:p>-0.041571</text:p>
          </table:table-cell>
          <table:table-cell office:value-type="float" office:value="-0.030043">
            <text:p>-0.030043</text:p>
          </table:table-cell>
          <table:table-cell office:value-type="float" office:value="0.035013">
            <text:p>0.035013</text:p>
          </table:table-cell>
          <table:table-cell office:value-type="float" office:value="-0.0086161">
            <text:p>-0.0086161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71">
            <text:p>71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0.068181">
            <text:p>0.068181</text:p>
          </table:table-cell>
          <table:table-cell office:value-type="float" office:value="0.16927">
            <text:p>0.16927</text:p>
          </table:table-cell>
          <table:table-cell office:value-type="float" office:value="0.011169">
            <text:p>0.011169</text:p>
          </table:table-cell>
          <table:table-cell office:value-type="float" office:value="-0.012443">
            <text:p>-0.012443</text:p>
          </table:table-cell>
          <table:table-cell office:value-type="float" office:value="0.038096">
            <text:p>0.038096</text:p>
          </table:table-cell>
          <table:table-cell office:value-type="float" office:value="0.043132">
            <text:p>0.043132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72">
            <text:p>72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0.095006">
            <text:p>0.095006</text:p>
          </table:table-cell>
          <table:table-cell office:value-type="float" office:value="0.74775">
            <text:p>0.74775</text:p>
          </table:table-cell>
          <table:table-cell office:value-type="float" office:value="-0.010765">
            <text:p>-0.010765</text:p>
          </table:table-cell>
          <table:table-cell office:value-type="float" office:value="0.017455">
            <text:p>0.017455</text:p>
          </table:table-cell>
          <table:table-cell office:value-type="float" office:value="0.038282">
            <text:p>0.038282</text:p>
          </table:table-cell>
          <table:table-cell office:value-type="float" office:value="-0.059706">
            <text:p>-0.059706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73">
            <text:p>73</text:p>
          </table:table-cell>
          <table:table-cell office:value-type="float" office:value="173">
            <text:p>173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9">
            <text:p>9</text:p>
          </table:table-cell>
          <table:table-cell office:value-type="float" office:value="0.084017">
            <text:p>0.084017</text:p>
          </table:table-cell>
          <table:table-cell office:value-type="float" office:value="-0.32845">
            <text:p>-0.32845</text:p>
          </table:table-cell>
          <table:table-cell office:value-type="float" office:value="-0.075563">
            <text:p>-0.075563</text:p>
          </table:table-cell>
          <table:table-cell office:value-type="float" office:value="0.00020267">
            <text:p>0.00020267</text:p>
          </table:table-cell>
          <table:table-cell office:value-type="float" office:value="0.0035482">
            <text:p>0.0035482</text:p>
          </table:table-cell>
          <table:table-cell office:value-type="float" office:value="0.032863">
            <text:p>0.032863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74">
            <text:p>74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.08412">
            <text:p>0.08412</text:p>
          </table:table-cell>
          <table:table-cell office:value-type="float" office:value="0.44417">
            <text:p>0.44417</text:p>
          </table:table-cell>
          <table:table-cell office:value-type="float" office:value="0.010432">
            <text:p>0.010432</text:p>
          </table:table-cell>
          <table:table-cell office:value-type="float" office:value="0.0014289">
            <text:p>0.0014289</text:p>
          </table:table-cell>
          <table:table-cell office:value-type="float" office:value="0.038374">
            <text:p>0.038374</text:p>
          </table:table-cell>
          <table:table-cell office:value-type="float" office:value="0.032228">
            <text:p>0.032228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75">
            <text:p>75</text:p>
          </table:table-cell>
          <table:table-cell office:value-type="float" office:value="61">
            <text:p>61</text:p>
          </table:table-cell>
          <table:table-cell office:value-type="float" office:value="5">
            <text:p>5</text:p>
          </table:table-cell>
          <table:table-cell office:value-type="float" office:value="-9">
            <text:p>-9</text:p>
          </table:table-cell>
          <table:table-cell office:value-type="float" office:value="9">
            <text:p>9</text:p>
          </table:table-cell>
          <table:table-cell office:value-type="float" office:value="0.15523">
            <text:p>0.15523</text:p>
          </table:table-cell>
          <table:table-cell office:value-type="float" office:value="0.34514">
            <text:p>0.34514</text:p>
          </table:table-cell>
          <table:table-cell office:value-type="float" office:value="-0.0032606">
            <text:p>-0.0032606</text:p>
          </table:table-cell>
          <table:table-cell office:value-type="float" office:value="0.012812">
            <text:p>0.012812</text:p>
          </table:table-cell>
          <table:table-cell office:value-type="float" office:value="0.044471">
            <text:p>0.044471</text:p>
          </table:table-cell>
          <table:table-cell office:value-type="float" office:value="0.067711">
            <text:p>0.067711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76">
            <text:p>76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0.023932">
            <text:p>0.023932</text:p>
          </table:table-cell>
          <table:table-cell office:value-type="float" office:value="0.29619">
            <text:p>0.29619</text:p>
          </table:table-cell>
          <table:table-cell office:value-type="float" office:value="0.0091273">
            <text:p>0.0091273</text:p>
          </table:table-cell>
          <table:table-cell office:value-type="float" office:value="0.012837">
            <text:p>0.012837</text:p>
          </table:table-cell>
          <table:table-cell office:value-type="float" office:value="0.011034">
            <text:p>0.011034</text:p>
          </table:table-cell>
          <table:table-cell office:value-type="float" office:value="-0.040673">
            <text:p>-0.040673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77">
            <text:p>77</text:p>
          </table:table-cell>
          <table:table-cell office:value-type="float" office:value="58">
            <text:p>58</text:p>
          </table:table-cell>
          <table:table-cell office:value-type="float" office:value="-8">
            <text:p>-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.093794">
            <text:p>0.093794</text:p>
          </table:table-cell>
          <table:table-cell office:value-type="float" office:value="0.11206">
            <text:p>0.11206</text:p>
          </table:table-cell>
          <table:table-cell office:value-type="float" office:value="-0.010285">
            <text:p>-0.010285</text:p>
          </table:table-cell>
          <table:table-cell office:value-type="float" office:value="-0.0037203">
            <text:p>-0.0037203</text:p>
          </table:table-cell>
          <table:table-cell office:value-type="float" office:value="0.035981">
            <text:p>0.035981</text:p>
          </table:table-cell>
          <table:table-cell office:value-type="float" office:value="0.023889">
            <text:p>0.023889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78">
            <text:p>78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0.089689">
            <text:p>0.089689</text:p>
          </table:table-cell>
          <table:table-cell office:value-type="float" office:value="0.74355">
            <text:p>0.74355</text:p>
          </table:table-cell>
          <table:table-cell office:value-type="float" office:value="-0.0080961">
            <text:p>-0.0080961</text:p>
          </table:table-cell>
          <table:table-cell office:value-type="float" office:value="0.015112">
            <text:p>0.015112</text:p>
          </table:table-cell>
          <table:table-cell office:value-type="float" office:value="0.03477">
            <text:p>0.03477</text:p>
          </table:table-cell>
          <table:table-cell office:value-type="float" office:value="-0.033967">
            <text:p>-0.033967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79">
            <text:p>79</text:p>
          </table:table-cell>
          <table:table-cell office:value-type="float" office:value="163">
            <text:p>163</text:p>
          </table:table-cell>
          <table:table-cell office:value-type="float" office:value="-5">
            <text:p>-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0.042816">
            <text:p>0.042816</text:p>
          </table:table-cell>
          <table:table-cell office:value-type="float" office:value="-0.06873">
            <text:p>-0.06873</text:p>
          </table:table-cell>
          <table:table-cell office:value-type="float" office:value="-0.020372">
            <text:p>-0.020372</text:p>
          </table:table-cell>
          <table:table-cell office:value-type="float" office:value="0.00088422">
            <text:p>0.00088422</text:p>
          </table:table-cell>
          <table:table-cell office:value-type="float" office:value="0.02253">
            <text:p>0.02253</text:p>
          </table:table-cell>
          <table:table-cell office:value-type="float" office:value="-0.038002">
            <text:p>-0.038002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80">
            <text:p>80</text:p>
          </table:table-cell>
          <table:table-cell office:value-type="float" office:value="26">
            <text:p>26</text:p>
          </table:table-cell>
          <table:table-cell office:value-type="float" office:value="-6">
            <text:p>-6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0.047839">
            <text:p>0.047839</text:p>
          </table:table-cell>
          <table:table-cell office:value-type="float" office:value="-0.099543">
            <text:p>-0.099543</text:p>
          </table:table-cell>
          <table:table-cell office:value-type="float" office:value="0.011459">
            <text:p>0.011459</text:p>
          </table:table-cell>
          <table:table-cell office:value-type="float" office:value="-0.0088604">
            <text:p>-0.0088604</text:p>
          </table:table-cell>
          <table:table-cell office:value-type="float" office:value="0.030357">
            <text:p>0.030357</text:p>
          </table:table-cell>
          <table:table-cell office:value-type="float" office:value="0.06868">
            <text:p>0.06868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81">
            <text:p>81</text:p>
          </table:table-cell>
          <table:table-cell office:value-type="float" office:value="119">
            <text:p>11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.11331">
            <text:p>0.11331</text:p>
          </table:table-cell>
          <table:table-cell office:value-type="float" office:value="-0.1257">
            <text:p>-0.1257</text:p>
          </table:table-cell>
          <table:table-cell office:value-type="float" office:value="-0.038244">
            <text:p>-0.038244</text:p>
          </table:table-cell>
          <table:table-cell office:value-type="float" office:value="-0.029575">
            <text:p>-0.029575</text:p>
          </table:table-cell>
          <table:table-cell office:value-type="float" office:value="0.045322">
            <text:p>0.045322</text:p>
          </table:table-cell>
          <table:table-cell office:value-type="float" office:value="-0.021953">
            <text:p>-0.021953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82">
            <text:p>82</text:p>
          </table:table-cell>
          <table:table-cell office:value-type="float" office:value="134">
            <text:p>134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9">
            <text:p>9</text:p>
          </table:table-cell>
          <table:table-cell office:value-type="float" office:value="0.1318">
            <text:p>0.1318</text:p>
          </table:table-cell>
          <table:table-cell office:value-type="float" office:value="-0.26425">
            <text:p>-0.26425</text:p>
          </table:table-cell>
          <table:table-cell office:value-type="float" office:value="-0.084013">
            <text:p>-0.084013</text:p>
          </table:table-cell>
          <table:table-cell office:value-type="float" office:value="-0.028434">
            <text:p>-0.028434</text:p>
          </table:table-cell>
          <table:table-cell office:value-type="float" office:value="0.028723">
            <text:p>0.028723</text:p>
          </table:table-cell>
          <table:table-cell office:value-type="float" office:value="0.005048">
            <text:p>0.005048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83">
            <text:p>83</text:p>
          </table:table-cell>
          <table:table-cell office:value-type="float" office:value="136">
            <text:p>136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9">
            <text:p>9</text:p>
          </table:table-cell>
          <table:table-cell office:value-type="float" office:value="0.094042">
            <text:p>0.094042</text:p>
          </table:table-cell>
          <table:table-cell office:value-type="float" office:value="-0.15003">
            <text:p>-0.15003</text:p>
          </table:table-cell>
          <table:table-cell office:value-type="float" office:value="-0.048214">
            <text:p>-0.048214</text:p>
          </table:table-cell>
          <table:table-cell office:value-type="float" office:value="-0.027004">
            <text:p>-0.027004</text:p>
          </table:table-cell>
          <table:table-cell office:value-type="float" office:value="0.033125">
            <text:p>0.033125</text:p>
          </table:table-cell>
          <table:table-cell office:value-type="float" office:value="-0.035884">
            <text:p>-0.035884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84">
            <text:p>84</text:p>
          </table:table-cell>
          <table:table-cell office:value-type="float" office:value="68">
            <text:p>68</text:p>
          </table:table-cell>
          <table:table-cell office:value-type="float" office:value="-4">
            <text:p>-4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0.13386">
            <text:p>0.13386</text:p>
          </table:table-cell>
          <table:table-cell office:value-type="float" office:value="-0.17659">
            <text:p>-0.17659</text:p>
          </table:table-cell>
          <table:table-cell office:value-type="float" office:value="-0.013549">
            <text:p>-0.013549</text:p>
          </table:table-cell>
          <table:table-cell office:value-type="float" office:value="-0.03065">
            <text:p>-0.03065</text:p>
          </table:table-cell>
          <table:table-cell office:value-type="float" office:value="0.047394">
            <text:p>0.047394</text:p>
          </table:table-cell>
          <table:table-cell office:value-type="float" office:value="0.059984">
            <text:p>0.059984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85">
            <text:p>85</text:p>
          </table:table-cell>
          <table:table-cell office:value-type="float" office:value="101">
            <text:p>101</text:p>
          </table:table-cell>
          <table:table-cell office:value-type="float" office:value="5">
            <text:p>5</text:p>
          </table:table-cell>
          <table:table-cell office:value-type="float" office:value="-8">
            <text:p>-8</text:p>
          </table:table-cell>
          <table:table-cell office:value-type="float" office:value="9">
            <text:p>9</text:p>
          </table:table-cell>
          <table:table-cell office:value-type="float" office:value="0.11176">
            <text:p>0.11176</text:p>
          </table:table-cell>
          <table:table-cell office:value-type="float" office:value="0.057797">
            <text:p>0.057797</text:p>
          </table:table-cell>
          <table:table-cell office:value-type="float" office:value="0.0042975">
            <text:p>0.0042975</text:p>
          </table:table-cell>
          <table:table-cell office:value-type="float" office:value="-0.0013954">
            <text:p>-0.0013954</text:p>
          </table:table-cell>
          <table:table-cell office:value-type="float" office:value="0.049268">
            <text:p>0.049268</text:p>
          </table:table-cell>
          <table:table-cell office:value-type="float" office:value="-0.029084">
            <text:p>-0.029084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86">
            <text:p>86</text:p>
          </table:table-cell>
          <table:table-cell office:value-type="float" office:value="52">
            <text:p>52</text:p>
          </table:table-cell>
          <table:table-cell office:value-type="float" office:value="-2">
            <text:p>-2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0.10602">
            <text:p>0.10602</text:p>
          </table:table-cell>
          <table:table-cell office:value-type="float" office:value="-0.15288">
            <text:p>-0.15288</text:p>
          </table:table-cell>
          <table:table-cell office:value-type="float" office:value="0.0045857">
            <text:p>0.0045857</text:p>
          </table:table-cell>
          <table:table-cell office:value-type="float" office:value="-0.023503">
            <text:p>-0.023503</text:p>
          </table:table-cell>
          <table:table-cell office:value-type="float" office:value="0.042823">
            <text:p>0.042823</text:p>
          </table:table-cell>
          <table:table-cell office:value-type="float" office:value="0.086815">
            <text:p>0.086815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-8">
            <text:p>-8</text:p>
          </table:table-cell>
          <table:table-cell office:value-type="float" office:value="9">
            <text:p>9</text:p>
          </table:table-cell>
          <table:table-cell office:value-type="float" office:value="0.063366">
            <text:p>0.063366</text:p>
          </table:table-cell>
          <table:table-cell office:value-type="float" office:value="0.6552">
            <text:p>0.6552</text:p>
          </table:table-cell>
          <table:table-cell office:value-type="float" office:value="-0.0032185">
            <text:p>-0.0032185</text:p>
          </table:table-cell>
          <table:table-cell office:value-type="float" office:value="-0.00071801">
            <text:p>-0.00071801</text:p>
          </table:table-cell>
          <table:table-cell office:value-type="float" office:value="0.0021932">
            <text:p>0.0021932</text:p>
          </table:table-cell>
          <table:table-cell office:value-type="float" office:value="0.094184">
            <text:p>0.094184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88">
            <text:p>88</text:p>
          </table:table-cell>
          <table:table-cell office:value-type="float" office:value="64">
            <text:p>64</text:p>
          </table:table-cell>
          <table:table-cell office:value-type="float" office:value="9">
            <text:p>9</text:p>
          </table:table-cell>
          <table:table-cell office:value-type="float" office:value="-9">
            <text:p>-9</text:p>
          </table:table-cell>
          <table:table-cell office:value-type="float" office:value="9">
            <text:p>9</text:p>
          </table:table-cell>
          <table:table-cell office:value-type="float" office:value="0.17104">
            <text:p>0.17104</text:p>
          </table:table-cell>
          <table:table-cell office:value-type="float" office:value="0.3515">
            <text:p>0.3515</text:p>
          </table:table-cell>
          <table:table-cell office:value-type="float" office:value="0.0064123">
            <text:p>0.0064123</text:p>
          </table:table-cell>
          <table:table-cell office:value-type="float" office:value="0.019941">
            <text:p>0.019941</text:p>
          </table:table-cell>
          <table:table-cell office:value-type="float" office:value="0.047405">
            <text:p>0.047405</text:p>
          </table:table-cell>
          <table:table-cell office:value-type="float" office:value="0.044687">
            <text:p>0.044687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89">
            <text:p>89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office:value-type="float" office:value="-4">
            <text:p>-4</text:p>
          </table:table-cell>
          <table:table-cell office:value-type="float" office:value="9">
            <text:p>9</text:p>
          </table:table-cell>
          <table:table-cell office:value-type="float" office:value="0.14033">
            <text:p>0.14033</text:p>
          </table:table-cell>
          <table:table-cell office:value-type="float" office:value="0.62741">
            <text:p>0.62741</text:p>
          </table:table-cell>
          <table:table-cell office:value-type="float" office:value="0.0026753">
            <text:p>0.0026753</text:p>
          </table:table-cell>
          <table:table-cell office:value-type="float" office:value="0.024575">
            <text:p>0.024575</text:p>
          </table:table-cell>
          <table:table-cell office:value-type="float" office:value="0.038888">
            <text:p>0.038888</text:p>
          </table:table-cell>
          <table:table-cell office:value-type="float" office:value="0.059417">
            <text:p>0.059417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90">
            <text:p>90</text:p>
          </table:table-cell>
          <table:table-cell office:value-type="float" office:value="123">
            <text:p>123</text:p>
          </table:table-cell>
          <table:table-cell office:value-type="float" office:value="3">
            <text:p>3</text:p>
          </table:table-cell>
          <table:table-cell office:value-type="float" office:value="-9">
            <text:p>-9</text:p>
          </table:table-cell>
          <table:table-cell office:value-type="float" office:value="9">
            <text:p>9</text:p>
          </table:table-cell>
          <table:table-cell office:value-type="float" office:value="0.097736">
            <text:p>0.097736</text:p>
          </table:table-cell>
          <table:table-cell office:value-type="float" office:value="0.073196">
            <text:p>0.073196</text:p>
          </table:table-cell>
          <table:table-cell office:value-type="float" office:value="-0.0023381">
            <text:p>-0.0023381</text:p>
          </table:table-cell>
          <table:table-cell office:value-type="float" office:value="0.0013584">
            <text:p>0.0013584</text:p>
          </table:table-cell>
          <table:table-cell office:value-type="float" office:value="0.044081">
            <text:p>0.044081</text:p>
          </table:table-cell>
          <table:table-cell office:value-type="float" office:value="-0.066216">
            <text:p>-0.066216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91">
            <text:p>91</text:p>
          </table:table-cell>
          <table:table-cell office:value-type="float" office:value="47">
            <text:p>47</text:p>
          </table:table-cell>
          <table:table-cell office:value-type="float" office:value="-4">
            <text:p>-4</text:p>
          </table:table-cell>
          <table:table-cell office:value-type="float" office:value="-9">
            <text:p>-9</text:p>
          </table:table-cell>
          <table:table-cell office:value-type="float" office:value="9">
            <text:p>9</text:p>
          </table:table-cell>
          <table:table-cell office:value-type="float" office:value="0.094797">
            <text:p>0.094797</text:p>
          </table:table-cell>
          <table:table-cell office:value-type="float" office:value="0.3174">
            <text:p>0.3174</text:p>
          </table:table-cell>
          <table:table-cell office:value-type="float" office:value="0.0089035">
            <text:p>0.0089035</text:p>
          </table:table-cell>
          <table:table-cell office:value-type="float" office:value="0.00083263">
            <text:p>0.00083263</text:p>
          </table:table-cell>
          <table:table-cell office:value-type="float" office:value="0.033821">
            <text:p>0.033821</text:p>
          </table:table-cell>
          <table:table-cell office:value-type="float" office:value="0.11104">
            <text:p>0.11104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92">
            <text:p>92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float" office:value="9">
            <text:p>9</text:p>
          </table:table-cell>
          <table:table-cell office:value-type="float" office:value="0.1092">
            <text:p>0.1092</text:p>
          </table:table-cell>
          <table:table-cell office:value-type="float" office:value="0.037131">
            <text:p>0.037131</text:p>
          </table:table-cell>
          <table:table-cell office:value-type="float" office:value="0.0011483">
            <text:p>0.0011483</text:p>
          </table:table-cell>
          <table:table-cell office:value-type="float" office:value="-0.0081615">
            <text:p>-0.0081615</text:p>
          </table:table-cell>
          <table:table-cell office:value-type="float" office:value="0.047263">
            <text:p>0.047263</text:p>
          </table:table-cell>
          <table:table-cell office:value-type="float" office:value="-0.0095795">
            <text:p>-0.0095795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93">
            <text:p>93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9">
            <text:p>9</text:p>
          </table:table-cell>
          <table:table-cell office:value-type="float" office:value="0.10659">
            <text:p>0.10659</text:p>
          </table:table-cell>
          <table:table-cell office:value-type="float" office:value="0.070891">
            <text:p>0.070891</text:p>
          </table:table-cell>
          <table:table-cell office:value-type="float" office:value="0.0027145">
            <text:p>0.0027145</text:p>
          </table:table-cell>
          <table:table-cell office:value-type="float" office:value="-0.01049">
            <text:p>-0.01049</text:p>
          </table:table-cell>
          <table:table-cell office:value-type="float" office:value="0.044305">
            <text:p>0.044305</text:p>
          </table:table-cell>
          <table:table-cell office:value-type="float" office:value="0.028393">
            <text:p>0.028393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94">
            <text:p>94</text:p>
          </table:table-cell>
          <table:table-cell office:value-type="float" office:value="173">
            <text:p>173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9">
            <text:p>9</text:p>
          </table:table-cell>
          <table:table-cell office:value-type="float" office:value="0.13014">
            <text:p>0.13014</text:p>
          </table:table-cell>
          <table:table-cell office:value-type="float" office:value="-0.28853">
            <text:p>-0.28853</text:p>
          </table:table-cell>
          <table:table-cell office:value-type="float" office:value="-0.089649">
            <text:p>-0.089649</text:p>
          </table:table-cell>
          <table:table-cell office:value-type="float" office:value="0.007315">
            <text:p>0.007315</text:p>
          </table:table-cell>
          <table:table-cell office:value-type="float" office:value="0.011462">
            <text:p>0.011462</text:p>
          </table:table-cell>
          <table:table-cell office:value-type="float" office:value="-0.0085893">
            <text:p>-0.0085893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95">
            <text:p>95</text:p>
          </table:table-cell>
          <table:table-cell office:value-type="float" office:value="98">
            <text:p>98</text:p>
          </table:table-cell>
          <table:table-cell office:value-type="float" office:value="-9">
            <text:p>-9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.10511">
            <text:p>0.10511</text:p>
          </table:table-cell>
          <table:table-cell office:value-type="float" office:value="-0.028777">
            <text:p>-0.028777</text:p>
          </table:table-cell>
          <table:table-cell office:value-type="float" office:value="-0.0014519">
            <text:p>-0.0014519</text:p>
          </table:table-cell>
          <table:table-cell office:value-type="float" office:value="-0.016785">
            <text:p>-0.016785</text:p>
          </table:table-cell>
          <table:table-cell office:value-type="float" office:value="0.048903">
            <text:p>0.048903</text:p>
          </table:table-cell>
          <table:table-cell office:value-type="float" office:value="-0.012346">
            <text:p>-0.012346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96">
            <text:p>96</text:p>
          </table:table-cell>
          <table:table-cell office:value-type="float" office:value="60">
            <text:p>60</text:p>
          </table:table-cell>
          <table:table-cell office:value-type="float" office:value="-3">
            <text:p>-3</text:p>
          </table:table-cell>
          <table:table-cell office:value-type="float" office:value="-5">
            <text:p>-5</text:p>
          </table:table-cell>
          <table:table-cell office:value-type="float" office:value="9">
            <text:p>9</text:p>
          </table:table-cell>
          <table:table-cell office:value-type="float" office:value="0.105">
            <text:p>0.105</text:p>
          </table:table-cell>
          <table:table-cell office:value-type="float" office:value="0.17032">
            <text:p>0.17032</text:p>
          </table:table-cell>
          <table:table-cell office:value-type="float" office:value="0.0059932">
            <text:p>0.0059932</text:p>
          </table:table-cell>
          <table:table-cell office:value-type="float" office:value="0.0010517">
            <text:p>0.0010517</text:p>
          </table:table-cell>
          <table:table-cell office:value-type="float" office:value="0.042144">
            <text:p>0.042144</text:p>
          </table:table-cell>
          <table:table-cell office:value-type="float" office:value="0.062283">
            <text:p>0.062283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97">
            <text:p>97</text:p>
          </table:table-cell>
          <table:table-cell office:value-type="float" office:value="163">
            <text:p>16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0.15275">
            <text:p>0.15275</text:p>
          </table:table-cell>
          <table:table-cell office:value-type="float" office:value="-0.43476">
            <text:p>-0.43476</text:p>
          </table:table-cell>
          <table:table-cell office:value-type="float" office:value="-0.11604">
            <text:p>-0.11604</text:p>
          </table:table-cell>
          <table:table-cell office:value-type="float" office:value="0.026258">
            <text:p>0.026258</text:p>
          </table:table-cell>
          <table:table-cell office:value-type="float" office:value="0.027833">
            <text:p>0.027833</text:p>
          </table:table-cell>
          <table:table-cell office:value-type="float" office:value="-0.060689">
            <text:p>-0.060689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98">
            <text:p>98</text:p>
          </table:table-cell>
          <table:table-cell office:value-type="float" office:value="104">
            <text:p>104</text:p>
          </table:table-cell>
          <table:table-cell office:value-type="float" office:value="-4">
            <text:p>-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.11135">
            <text:p>0.11135</text:p>
          </table:table-cell>
          <table:table-cell office:value-type="float" office:value="-0.053896">
            <text:p>-0.053896</text:p>
          </table:table-cell>
          <table:table-cell office:value-type="float" office:value="-0.01263">
            <text:p>-0.01263</text:p>
          </table:table-cell>
          <table:table-cell office:value-type="float" office:value="-0.022283">
            <text:p>-0.022283</text:p>
          </table:table-cell>
          <table:table-cell office:value-type="float" office:value="0.050037">
            <text:p>0.050037</text:p>
          </table:table-cell>
          <table:table-cell office:value-type="float" office:value="-0.0178">
            <text:p>-0.0178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99">
            <text:p>99</text:p>
          </table:table-cell>
          <table:table-cell office:value-type="float" office:value="165">
            <text:p>165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0.12547">
            <text:p>0.12547</text:p>
          </table:table-cell>
          <table:table-cell office:value-type="float" office:value="-0.37857">
            <text:p>-0.37857</text:p>
          </table:table-cell>
          <table:table-cell office:value-type="float" office:value="-0.10016">
            <text:p>-0.10016</text:p>
          </table:table-cell>
          <table:table-cell office:value-type="float" office:value="0.0094749">
            <text:p>0.0094749</text:p>
          </table:table-cell>
          <table:table-cell office:value-type="float" office:value="0.029601">
            <text:p>0.029601</text:p>
          </table:table-cell>
          <table:table-cell office:value-type="float" office:value="-0.048922">
            <text:p>-0.048922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100">
            <text:p>100</text:p>
          </table:table-cell>
          <table:table-cell office:value-type="float" office:value="34">
            <text:p>34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.062485">
            <text:p>0.062485</text:p>
          </table:table-cell>
          <table:table-cell office:value-type="float" office:value="0.23674">
            <text:p>0.23674</text:p>
          </table:table-cell>
          <table:table-cell office:value-type="float" office:value="0.011968">
            <text:p>0.011968</text:p>
          </table:table-cell>
          <table:table-cell office:value-type="float" office:value="-0.0093885">
            <text:p>-0.0093885</text:p>
          </table:table-cell>
          <table:table-cell office:value-type="float" office:value="0.034247">
            <text:p>0.034247</text:p>
          </table:table-cell>
          <table:table-cell office:value-type="float" office:value="0.046238">
            <text:p>0.046238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101">
            <text:p>101</text:p>
          </table:table-cell>
          <table:table-cell office:value-type="float" office:value="90">
            <text:p>90</text:p>
          </table:table-cell>
          <table:table-cell office:value-type="float" office:value="0">
            <text:p/>
          </table:table-cell>
          <table:table-cell office:value-type="float" office:value="45">
            <text:p>45</text:p>
          </table:table-cell>
          <table:table-cell office:value-type="float" office:value="9">
            <text:p>9</text:p>
          </table:table-cell>
          <table:table-cell office:value-type="float" office:value="0.63712">
            <text:p>0.63712</text:p>
          </table:table-cell>
          <table:table-cell office:value-type="float" office:value="0.5068">
            <text:p>0.5068</text:p>
          </table:table-cell>
          <table:table-cell office:value-type="float" office:value="-0.1497">
            <text:p>-0.1497</text:p>
          </table:table-cell>
          <table:table-cell office:value-type="float" office:value="-0.081442">
            <text:p>-0.081442</text:p>
          </table:table-cell>
          <table:table-cell office:value-type="float" office:value="0.10707">
            <text:p>0.10707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102">
            <text:p>102</text:p>
          </table:table-cell>
          <table:table-cell office:value-type="float" office:value="135">
            <text:p>135</text:p>
          </table:table-cell>
          <table:table-cell office:value-type="float" office:value="0">
            <text:p/>
          </table:table-cell>
          <table:table-cell office:value-type="float" office:value="-45">
            <text:p>-45</text:p>
          </table:table-cell>
          <table:table-cell office:value-type="float" office:value="9">
            <text:p>9</text:p>
          </table:table-cell>
          <table:table-cell office:value-type="float" office:value="0.33223">
            <text:p>0.33223</text:p>
          </table:table-cell>
          <table:table-cell office:value-type="float" office:value="0.46318">
            <text:p>0.46318</text:p>
          </table:table-cell>
          <table:table-cell office:value-type="float" office:value="0.095428">
            <text:p>0.095428</text:p>
          </table:table-cell>
          <table:table-cell office:value-type="float" office:value="0.013916">
            <text:p>0.013916</text:p>
          </table:table-cell>
          <table:table-cell office:value-type="float" office:value="0.12184">
            <text:p>0.12184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103">
            <text:p>103</text:p>
          </table:table-cell>
          <table:table-cell office:value-type="float" office:value="0">
            <text:p/>
          </table:table-cell>
          <table:table-cell office:value-type="float" office:value="45">
            <text:p>45</text:p>
          </table:table-cell>
          <table:table-cell office:value-type="float" office:value="0">
            <text:p/>
          </table:table-cell>
          <table:table-cell office:value-type="float" office:value="9">
            <text:p>9</text:p>
          </table:table-cell>
          <table:table-cell office:value-type="float" office:value="0.63941">
            <text:p>0.63941</text:p>
          </table:table-cell>
          <table:table-cell office:value-type="float" office:value="0.54973">
            <text:p>0.54973</text:p>
          </table:table-cell>
          <table:table-cell office:value-type="float" office:value="-0.11282">
            <text:p>-0.11282</text:p>
          </table:table-cell>
          <table:table-cell office:value-type="float" office:value="-0.00039566">
            <text:p>-0.00039566</text:p>
          </table:table-cell>
          <table:table-cell office:value-type="float" office:value="0.0026706">
            <text:p>0.002670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104">
            <text:p>104</text:p>
          </table:table-cell>
          <table:table-cell office:value-type="float" office:value="180">
            <text:p>180</text:p>
          </table:table-cell>
          <table:table-cell office:value-type="float" office:value="-45">
            <text:p>-45</text:p>
          </table:table-cell>
          <table:table-cell office:value-type="float" office:value="180">
            <text:p>180</text:p>
          </table:table-cell>
          <table:table-cell office:value-type="float" office:value="9">
            <text:p>9</text:p>
          </table:table-cell>
          <table:table-cell office:value-type="float" office:value="0.49674">
            <text:p>0.49674</text:p>
          </table:table-cell>
          <table:table-cell office:value-type="float" office:value="-0.56345">
            <text:p>-0.56345</text:p>
          </table:table-cell>
          <table:table-cell office:value-type="float" office:value="-0.15868">
            <text:p>-0.15868</text:p>
          </table:table-cell>
          <table:table-cell office:value-type="float" office:value="0.0025659">
            <text:p>0.0025659</text:p>
          </table:table-cell>
          <table:table-cell office:value-type="float" office:value="-0.0014481">
            <text:p>-0.0014481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105">
            <text:p>105</text:p>
          </table:table-cell>
          <table:table-cell office:value-type="float" office:value="180">
            <text:p>180</text:p>
          </table:table-cell>
          <table:table-cell office:value-type="float" office:value="0">
            <text:p/>
          </table:table-cell>
          <table:table-cell office:value-type="float" office:value="180">
            <text:p>180</text:p>
          </table:table-cell>
          <table:table-cell office:value-type="float" office:value="9">
            <text:p>9</text:p>
          </table:table-cell>
          <table:table-cell office:value-type="float" office:value="0.051123">
            <text:p>0.051123</text:p>
          </table:table-cell>
          <table:table-cell office:value-type="float" office:value="0.2148">
            <text:p>0.2148</text:p>
          </table:table-cell>
          <table:table-cell office:value-type="float" office:value="0.049068">
            <text:p>0.049068</text:p>
          </table:table-cell>
          <table:table-cell office:value-type="float" office:value="0.0035757">
            <text:p>0.0035757</text:p>
          </table:table-cell>
          <table:table-cell office:value-type="float" office:value="0.00031073">
            <text:p>0.00031073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106">
            <text:p>106</text:p>
          </table:table-cell>
          <table:table-cell office:value-type="float" office:value="45">
            <text:p>45</text:p>
          </table:table-cell>
          <table:table-cell office:value-type="float" office:value="45">
            <text:p>45</text:p>
          </table:table-cell>
          <table:table-cell office:value-type="float" office:value="-45">
            <text:p>-45</text:p>
          </table:table-cell>
          <table:table-cell office:value-type="float" office:value="9">
            <text:p>9</text:p>
          </table:table-cell>
          <table:table-cell office:value-type="float" office:value="0.91743">
            <text:p>0.91743</text:p>
          </table:table-cell>
          <table:table-cell office:value-type="float" office:value="0.50349">
            <text:p>0.50349</text:p>
          </table:table-cell>
          <table:table-cell office:value-type="float" office:value="0.06447">
            <text:p>0.06447</text:p>
          </table:table-cell>
          <table:table-cell office:value-type="float" office:value="0.10219">
            <text:p>0.10219</text:p>
          </table:table-cell>
          <table:table-cell office:value-type="float" office:value="0.20518">
            <text:p>0.20518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107">
            <text:p>107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float" office:value="-90">
            <text:p>-90</text:p>
          </table:table-cell>
          <table:table-cell office:value-type="float" office:value="9">
            <text:p>9</text:p>
          </table:table-cell>
          <table:table-cell office:value-type="float" office:value="0.47439">
            <text:p>0.47439</text:p>
          </table:table-cell>
          <table:table-cell office:value-type="float" office:value="-0.00061814">
            <text:p>-0.00061814</text:p>
          </table:table-cell>
          <table:table-cell office:value-type="float" office:value="-0.011756">
            <text:p>-0.011756</text:p>
          </table:table-cell>
          <table:table-cell office:value-type="float" office:value="0.013725">
            <text:p>0.013725</text:p>
          </table:table-cell>
          <table:table-cell office:value-type="float" office:value="0.14363">
            <text:p>0.14363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108">
            <text:p>108</text:p>
          </table:table-cell>
          <table:table-cell office:value-type="float" office:value="45">
            <text:p>45</text:p>
          </table:table-cell>
          <table:table-cell office:value-type="float" office:value="135">
            <text:p>135</text:p>
          </table:table-cell>
          <table:table-cell office:value-type="float" office:value="-135">
            <text:p>-135</text:p>
          </table:table-cell>
          <table:table-cell office:value-type="float" office:value="9">
            <text:p>9</text:p>
          </table:table-cell>
          <table:table-cell office:value-type="float" office:value="0.063106">
            <text:p>0.063106</text:p>
          </table:table-cell>
          <table:table-cell office:value-type="float" office:value="0.14333">
            <text:p>0.14333</text:p>
          </table:table-cell>
          <table:table-cell office:value-type="float" office:value="0.041655">
            <text:p>0.041655</text:p>
          </table:table-cell>
          <table:table-cell office:value-type="float" office:value="-0.0044067">
            <text:p>-0.0044067</text:p>
          </table:table-cell>
          <table:table-cell office:value-type="float" office:value="0.014076">
            <text:p>0.01407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109">
            <text:p>109</text:p>
          </table:table-cell>
          <table:table-cell office:value-type="float" office:value="45">
            <text:p>45</text:p>
          </table:table-cell>
          <table:table-cell office:value-type="float" office:value="-45">
            <text:p>-45</text:p>
          </table:table-cell>
          <table:table-cell office:value-type="float" office:value="45">
            <text:p>45</text:p>
          </table:table-cell>
          <table:table-cell office:value-type="float" office:value="9">
            <text:p>9</text:p>
          </table:table-cell>
          <table:table-cell office:value-type="float" office:value="0.83884">
            <text:p>0.83884</text:p>
          </table:table-cell>
          <table:table-cell office:value-type="float" office:value="-0.50399">
            <text:p>-0.50399</text:p>
          </table:table-cell>
          <table:table-cell office:value-type="float" office:value="-0.039489">
            <text:p>-0.039489</text:p>
          </table:table-cell>
          <table:table-cell office:value-type="float" office:value="-0.074487">
            <text:p>-0.074487</text:p>
          </table:table-cell>
          <table:table-cell office:value-type="float" office:value="0.15233">
            <text:p>0.15233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110">
            <text:p>110</text:p>
          </table:table-cell>
          <table:table-cell office:value-type="float" office:value="45">
            <text:p>45</text:p>
          </table:table-cell>
          <table:table-cell office:value-type="float" office:value="-90">
            <text:p>-90</text:p>
          </table:table-cell>
          <table:table-cell office:value-type="float" office:value="90">
            <text:p>90</text:p>
          </table:table-cell>
          <table:table-cell office:value-type="float" office:value="9">
            <text:p>9</text:p>
          </table:table-cell>
          <table:table-cell office:value-type="float" office:value="0.53357">
            <text:p>0.53357</text:p>
          </table:table-cell>
          <table:table-cell office:value-type="float" office:value="0.00047761">
            <text:p>0.00047761</text:p>
          </table:table-cell>
          <table:table-cell office:value-type="float" office:value="-0.011169">
            <text:p>-0.011169</text:p>
          </table:table-cell>
          <table:table-cell office:value-type="float" office:value="0.0063943">
            <text:p>0.0063943</text:p>
          </table:table-cell>
          <table:table-cell office:value-type="float" office:value="0.14011">
            <text:p>0.14011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111">
            <text:p>111</text:p>
          </table:table-cell>
          <table:table-cell office:value-type="float" office:value="90">
            <text:p>90</text:p>
          </table:table-cell>
          <table:table-cell office:value-type="float" office:value="0">
            <text:p/>
          </table:table-cell>
          <table:table-cell office:value-type="float" office:value="45">
            <text:p>45</text:p>
          </table:table-cell>
          <table:table-cell office:value-type="float" office:value="9">
            <text:p>9</text:p>
          </table:table-cell>
          <table:table-cell office:value-type="float" office:value="0.68372">
            <text:p>0.68372</text:p>
          </table:table-cell>
          <table:table-cell office:value-type="float" office:value="-0.54882">
            <text:p>-0.54882</text:p>
          </table:table-cell>
          <table:table-cell office:value-type="float" office:value="-0.18548">
            <text:p>-0.18548</text:p>
          </table:table-cell>
          <table:table-cell office:value-type="float" office:value="-0.093419">
            <text:p>-0.093419</text:p>
          </table:table-cell>
          <table:table-cell office:value-type="float" office:value="0.10673">
            <text:p>0.10673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112">
            <text:p>112</text:p>
          </table:table-cell>
          <table:table-cell office:value-type="float" office:value="90">
            <text:p>90</text:p>
          </table:table-cell>
          <table:table-cell office:value-type="float" office:value="0">
            <text:p/>
          </table:table-cell>
          <table:table-cell office:value-type="float" office:value="135">
            <text:p>135</text:p>
          </table:table-cell>
          <table:table-cell office:value-type="float" office:value="9">
            <text:p>9</text:p>
          </table:table-cell>
          <table:table-cell office:value-type="float" office:value="0.66968">
            <text:p>0.66968</text:p>
          </table:table-cell>
          <table:table-cell office:value-type="float" office:value="0.52843">
            <text:p>0.52843</text:p>
          </table:table-cell>
          <table:table-cell office:value-type="float" office:value="0.15309">
            <text:p>0.15309</text:p>
          </table:table-cell>
          <table:table-cell office:value-type="float" office:value="0.077149">
            <text:p>0.077149</text:p>
          </table:table-cell>
          <table:table-cell office:value-type="float" office:value="0.098799">
            <text:p>0.098799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113">
            <text:p>113</text:p>
          </table:table-cell>
          <table:table-cell office:value-type="float" office:value="90">
            <text:p>90</text:p>
          </table:table-cell>
          <table:table-cell office:value-type="float" office:value="-1">
            <text:p>-1</text:p>
          </table:table-cell>
          <table:table-cell office:value-type="float" office:value="180">
            <text:p>180</text:p>
          </table:table-cell>
          <table:table-cell office:value-type="float" office:value="9">
            <text:p>9</text:p>
          </table:table-cell>
          <table:table-cell office:value-type="float" office:value="0.13869">
            <text:p>0.13869</text:p>
          </table:table-cell>
          <table:table-cell office:value-type="float" office:value="-0.013176">
            <text:p>-0.013176</text:p>
          </table:table-cell>
          <table:table-cell office:value-type="float" office:value="-0.01024">
            <text:p>-0.01024</text:p>
          </table:table-cell>
          <table:table-cell office:value-type="float" office:value="0.015282">
            <text:p>0.015282</text:p>
          </table:table-cell>
          <table:table-cell office:value-type="float" office:value="0.052196">
            <text:p>0.05219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114">
            <text:p>114</text:p>
          </table:table-cell>
          <table:table-cell office:value-type="float" office:value="90">
            <text:p>90</text:p>
          </table:table-cell>
          <table:table-cell office:value-type="float" office:value="6">
            <text:p>6</text:p>
          </table:table-cell>
          <table:table-cell office:value-type="float" office:value="-45">
            <text:p>-45</text:p>
          </table:table-cell>
          <table:table-cell office:value-type="float" office:value="9">
            <text:p>9</text:p>
          </table:table-cell>
          <table:table-cell office:value-type="float" office:value="0.69963">
            <text:p>0.69963</text:p>
          </table:table-cell>
          <table:table-cell office:value-type="float" office:value="0.61057">
            <text:p>0.61057</text:p>
          </table:table-cell>
          <table:table-cell office:value-type="float" office:value="0.15947">
            <text:p>0.15947</text:p>
          </table:table-cell>
          <table:table-cell office:value-type="float" office:value="0.069671">
            <text:p>0.069671</text:p>
          </table:table-cell>
          <table:table-cell office:value-type="float" office:value="0.12936">
            <text:p>0.1293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115">
            <text:p>115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-135">
            <text:p>-135</text:p>
          </table:table-cell>
          <table:table-cell office:value-type="float" office:value="9">
            <text:p>9</text:p>
          </table:table-cell>
          <table:table-cell office:value-type="float" office:value="0.7371">
            <text:p>0.7371</text:p>
          </table:table-cell>
          <table:table-cell office:value-type="float" office:value="-0.64464">
            <text:p>-0.64464</text:p>
          </table:table-cell>
          <table:table-cell office:value-type="float" office:value="-0.21769">
            <text:p>-0.21769</text:p>
          </table:table-cell>
          <table:table-cell office:value-type="float" office:value="-0.067164">
            <text:p>-0.067164</text:p>
          </table:table-cell>
          <table:table-cell office:value-type="float" office:value="0.13635">
            <text:p>0.13635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116">
            <text:p>116</text:p>
          </table:table-cell>
          <table:table-cell office:value-type="float" office:value="135">
            <text:p>135</text:p>
          </table:table-cell>
          <table:table-cell office:value-type="float" office:value="45">
            <text:p>45</text:p>
          </table:table-cell>
          <table:table-cell office:value-type="float" office:value="45">
            <text:p>45</text:p>
          </table:table-cell>
          <table:table-cell office:value-type="float" office:value="9">
            <text:p>9</text:p>
          </table:table-cell>
          <table:table-cell office:value-type="float" office:value="0.8105">
            <text:p>0.8105</text:p>
          </table:table-cell>
          <table:table-cell office:value-type="float" office:value="-0.33454">
            <text:p>-0.33454</text:p>
          </table:table-cell>
          <table:table-cell office:value-type="float" office:value="-0.23398">
            <text:p>-0.23398</text:p>
          </table:table-cell>
          <table:table-cell office:value-type="float" office:value="-0.06052">
            <text:p>-0.06052</text:p>
          </table:table-cell>
          <table:table-cell office:value-type="float" office:value="0.028082">
            <text:p>0.02808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117">
            <text:p>117</text:p>
          </table:table-cell>
          <table:table-cell office:value-type="float" office:value="135">
            <text:p>135</text:p>
          </table:table-cell>
          <table:table-cell office:value-type="float" office:value="45">
            <text:p>45</text:p>
          </table:table-cell>
          <table:table-cell office:value-type="float" office:value="135">
            <text:p>135</text:p>
          </table:table-cell>
          <table:table-cell office:value-type="float" office:value="9">
            <text:p>9</text:p>
          </table:table-cell>
          <table:table-cell office:value-type="float" office:value="0.80952">
            <text:p>0.80952</text:p>
          </table:table-cell>
          <table:table-cell office:value-type="float" office:value="0.33501">
            <text:p>0.33501</text:p>
          </table:table-cell>
          <table:table-cell office:value-type="float" office:value="0.20313">
            <text:p>0.20313</text:p>
          </table:table-cell>
          <table:table-cell office:value-type="float" office:value="0.049957">
            <text:p>0.049957</text:p>
          </table:table-cell>
          <table:table-cell office:value-type="float" office:value="0.026824">
            <text:p>0.026824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118">
            <text:p>118</text:p>
          </table:table-cell>
          <table:table-cell office:value-type="float" office:value="135">
            <text:p>135</text:p>
          </table:table-cell>
          <table:table-cell office:value-type="float" office:value="-45">
            <text:p>-45</text:p>
          </table:table-cell>
          <table:table-cell office:value-type="float" office:value="-45">
            <text:p>-45</text:p>
          </table:table-cell>
          <table:table-cell office:value-type="float" office:value="9">
            <text:p>9</text:p>
          </table:table-cell>
          <table:table-cell office:value-type="float" office:value="0.88517">
            <text:p>0.88517</text:p>
          </table:table-cell>
          <table:table-cell office:value-type="float" office:value="0.54648">
            <text:p>0.54648</text:p>
          </table:table-cell>
          <table:table-cell office:value-type="float" office:value="0.16881">
            <text:p>0.16881</text:p>
          </table:table-cell>
          <table:table-cell office:value-type="float" office:value="0.040021">
            <text:p>0.040021</text:p>
          </table:table-cell>
          <table:table-cell office:value-type="float" office:value="0.066442">
            <text:p>0.06644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119">
            <text:p>119</text:p>
          </table:table-cell>
          <table:table-cell office:value-type="float" office:value="135">
            <text:p>135</text:p>
          </table:table-cell>
          <table:table-cell office:value-type="float" office:value="-90">
            <text:p>-90</text:p>
          </table:table-cell>
          <table:table-cell office:value-type="float" office:value="-90">
            <text:p>-90</text:p>
          </table:table-cell>
          <table:table-cell office:value-type="float" office:value="9">
            <text:p>9</text:p>
          </table:table-cell>
          <table:table-cell office:value-type="float" office:value="0.61021">
            <text:p>0.61021</text:p>
          </table:table-cell>
          <table:table-cell office:value-type="float" office:value="-0.0029299">
            <text:p>-0.0029299</text:p>
          </table:table-cell>
          <table:table-cell office:value-type="float" office:value="-0.01229">
            <text:p>-0.01229</text:p>
          </table:table-cell>
          <table:table-cell office:value-type="float" office:value="-0.011945">
            <text:p>-0.011945</text:p>
          </table:table-cell>
          <table:table-cell office:value-type="float" office:value="0.093873">
            <text:p>0.093873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8">
            <text:p>8</text:p>
          </table:table-cell>
          <table:table-cell office:value-type="float" office:value="-45">
            <text:p>-45</text:p>
          </table:table-cell>
          <table:table-cell office:value-type="float" office:value="-9">
            <text:p>-9</text:p>
          </table:table-cell>
          <table:table-cell office:value-type="float" office:value="-9">
            <text:p>-9</text:p>
          </table:table-cell>
          <table:table-cell office:value-type="float" office:value="9">
            <text:p>9</text:p>
          </table:table-cell>
          <table:table-cell office:value-type="float" office:value="0.083656538">
            <text:p>0.083656538</text:p>
          </table:table-cell>
          <table:table-cell office:value-type="float" office:value="0.19632469">
            <text:p>0.19632469</text:p>
          </table:table-cell>
          <table:table-cell office:value-type="float" office:value="0.014239818">
            <text:p>0.014239818</text:p>
          </table:table-cell>
          <table:table-cell office:value-type="float" office:value="-0.0089294582">
            <text:p>-0.0089294582</text:p>
          </table:table-cell>
          <table:table-cell office:value-type="float" office:value="-0.035555449">
            <text:p>-0.035555449</text:p>
          </table:table-cell>
          <table:table-cell office:value-type="float" office:value="-0.10188407">
            <text:p>-0.10188407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9">
            <text:p>9</text:p>
          </table:table-cell>
          <table:table-cell office:value-type="float" office:value="-45">
            <text:p>-45</text:p>
          </table:table-cell>
          <table:table-cell office:value-type="float" office:value="-6">
            <text:p>-6</text:p>
          </table:table-cell>
          <table:table-cell office:value-type="float" office:value="-6">
            <text:p>-6</text:p>
          </table:table-cell>
          <table:table-cell office:value-type="float" office:value="9">
            <text:p>9</text:p>
          </table:table-cell>
          <table:table-cell office:value-type="float" office:value="0.084043874">
            <text:p>0.084043874</text:p>
          </table:table-cell>
          <table:table-cell office:value-type="float" office:value="0.20065251">
            <text:p>0.20065251</text:p>
          </table:table-cell>
          <table:table-cell office:value-type="float" office:value="0.012156586">
            <text:p>0.012156586</text:p>
          </table:table-cell>
          <table:table-cell office:value-type="float" office:value="-0.0080687737">
            <text:p>-0.0080687737</text:p>
          </table:table-cell>
          <table:table-cell office:value-type="float" office:value="-0.036959201">
            <text:p>-0.036959201</text:p>
          </table:table-cell>
          <table:table-cell office:value-type="float" office:value="-0.087118752">
            <text:p>-0.087118752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10">
            <text:p>10</text:p>
          </table:table-cell>
          <table:table-cell office:value-type="float" office:value="-45">
            <text:p>-45</text:p>
          </table:table-cell>
          <table:table-cell office:value-type="float" office:value="-3">
            <text:p>-3</text:p>
          </table:table-cell>
          <table:table-cell office:value-type="float" office:value="-3">
            <text:p>-3</text:p>
          </table:table-cell>
          <table:table-cell office:value-type="float" office:value="9">
            <text:p>9</text:p>
          </table:table-cell>
          <table:table-cell office:value-type="float" office:value="0.084009639">
            <text:p>0.084009639</text:p>
          </table:table-cell>
          <table:table-cell office:value-type="float" office:value="0.20383923">
            <text:p>0.20383923</text:p>
          </table:table-cell>
          <table:table-cell office:value-type="float" office:value="0.0095914758">
            <text:p>0.0095914758</text:p>
          </table:table-cell>
          <table:table-cell office:value-type="float" office:value="-0.0076425282">
            <text:p>-0.0076425282</text:p>
          </table:table-cell>
          <table:table-cell office:value-type="float" office:value="-0.037290359">
            <text:p>-0.037290359</text:p>
          </table:table-cell>
          <table:table-cell office:value-type="float" office:value="-0.071811203">
            <text:p>-0.071811203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11">
            <text:p>11</text:p>
          </table:table-cell>
          <table:table-cell office:value-type="float" office:value="-45">
            <text:p>-4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">
            <text:p>9</text:p>
          </table:table-cell>
          <table:table-cell office:value-type="float" office:value="0.084481985">
            <text:p>0.084481985</text:p>
          </table:table-cell>
          <table:table-cell office:value-type="float" office:value="0.20909543">
            <text:p>0.20909543</text:p>
          </table:table-cell>
          <table:table-cell office:value-type="float" office:value="0.0065443819">
            <text:p>0.0065443819</text:p>
          </table:table-cell>
          <table:table-cell office:value-type="float" office:value="-0.0069223341">
            <text:p>-0.0069223341</text:p>
          </table:table-cell>
          <table:table-cell office:value-type="float" office:value="-0.038531512">
            <text:p>-0.038531512</text:p>
          </table:table-cell>
          <table:table-cell office:value-type="float" office:value="-0.056678792">
            <text:p>-0.056678792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12">
            <text:p>12</text:p>
          </table:table-cell>
          <table:table-cell office:value-type="float" office:value="-45">
            <text:p>-45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.084293627">
            <text:p>0.084293627</text:p>
          </table:table-cell>
          <table:table-cell office:value-type="float" office:value="0.21266065">
            <text:p>0.21266065</text:p>
          </table:table-cell>
          <table:table-cell office:value-type="float" office:value="0.0019813628">
            <text:p>0.0019813628</text:p>
          </table:table-cell>
          <table:table-cell office:value-type="float" office:value="-0.0068647115">
            <text:p>-0.0068647115</text:p>
          </table:table-cell>
          <table:table-cell office:value-type="float" office:value="-0.039021003">
            <text:p>-0.039021003</text:p>
          </table:table-cell>
          <table:table-cell office:value-type="float" office:value="-0.041030907">
            <text:p>-0.041030907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13">
            <text:p>13</text:p>
          </table:table-cell>
          <table:table-cell office:value-type="float" office:value="-45">
            <text:p>-45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.084177619">
            <text:p>0.084177619</text:p>
          </table:table-cell>
          <table:table-cell office:value-type="float" office:value="0.21705517">
            <text:p>0.21705517</text:p>
          </table:table-cell>
          <table:table-cell office:value-type="float" office:value="-0.0006487436">
            <text:p>-0.0006487436</text:p>
          </table:table-cell>
          <table:table-cell office:value-type="float" office:value="-0.0066661963">
            <text:p>-0.0066661963</text:p>
          </table:table-cell>
          <table:table-cell office:value-type="float" office:value="-0.039264755">
            <text:p>-0.039264755</text:p>
          </table:table-cell>
          <table:table-cell office:value-type="float" office:value="-0.025258926">
            <text:p>-0.025258926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14">
            <text:p>14</text:p>
          </table:table-cell>
          <table:table-cell office:value-type="float" office:value="-45">
            <text:p>-45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0.083978">
            <text:p>0.083978</text:p>
          </table:table-cell>
          <table:table-cell office:value-type="float" office:value="0.22457406">
            <text:p>0.22457406</text:p>
          </table:table-cell>
          <table:table-cell office:value-type="float" office:value="-0.0018521234">
            <text:p>-0.0018521234</text:p>
          </table:table-cell>
          <table:table-cell office:value-type="float" office:value="-0.0067553925">
            <text:p>-0.0067553925</text:p>
          </table:table-cell>
          <table:table-cell office:value-type="float" office:value="-0.039665337">
            <text:p>-0.039665337</text:p>
          </table:table-cell>
          <table:table-cell office:value-type="float" office:value="-0.0084274375">
            <text:p>-0.0084274375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15">
            <text:p>15</text:p>
          </table:table-cell>
          <table:table-cell office:value-type="float" office:value="-45">
            <text:p>-45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0.083207336">
            <text:p>0.083207336</text:p>
          </table:table-cell>
          <table:table-cell office:value-type="float" office:value="0.22910292">
            <text:p>0.22910292</text:p>
          </table:table-cell>
          <table:table-cell office:value-type="float" office:value="-0.0051880198">
            <text:p>-0.0051880198</text:p>
          </table:table-cell>
          <table:table-cell office:value-type="float" office:value="-0.0073948535">
            <text:p>-0.0073948535</text:p>
          </table:table-cell>
          <table:table-cell office:value-type="float" office:value="-0.039195725">
            <text:p>-0.039195725</text:p>
          </table:table-cell>
          <table:table-cell office:value-type="float" office:value="0.010039512">
            <text:p>0.010039512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16">
            <text:p>16</text:p>
          </table:table-cell>
          <table:table-cell office:value-type="float" office:value="-90">
            <text:p>-90</text:p>
          </table:table-cell>
          <table:table-cell office:value-type="float" office:value="-9">
            <text:p>-9</text:p>
          </table:table-cell>
          <table:table-cell office:value-type="float" office:value="0">
            <text:p/>
          </table:table-cell>
          <table:table-cell office:value-type="float" office:value="9">
            <text:p>9</text:p>
          </table:table-cell>
          <table:table-cell office:value-type="float" office:value="0.10479029">
            <text:p>0.10479029</text:p>
          </table:table-cell>
          <table:table-cell office:value-type="float" office:value="-0.016067509">
            <text:p>-0.016067509</text:p>
          </table:table-cell>
          <table:table-cell office:value-type="float" office:value="0.0063367955">
            <text:p>0.0063367955</text:p>
          </table:table-cell>
          <table:table-cell office:value-type="float" office:value="-0.014249509">
            <text:p>-0.014249509</text:p>
          </table:table-cell>
          <table:table-cell office:value-type="float" office:value="-0.047559347">
            <text:p>-0.047559347</text:p>
          </table:table-cell>
          <table:table-cell office:value-type="float" office:value="-0.0016621453">
            <text:p>-0.0016621453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17">
            <text:p>17</text:p>
          </table:table-cell>
          <table:table-cell office:value-type="float" office:value="-90">
            <text:p>-90</text:p>
          </table:table-cell>
          <table:table-cell office:value-type="float" office:value="-6">
            <text:p>-6</text:p>
          </table:table-cell>
          <table:table-cell office:value-type="float" office:value="0">
            <text:p/>
          </table:table-cell>
          <table:table-cell office:value-type="float" office:value="9">
            <text:p>9</text:p>
          </table:table-cell>
          <table:table-cell office:value-type="float" office:value="0.10395235">
            <text:p>0.10395235</text:p>
          </table:table-cell>
          <table:table-cell office:value-type="float" office:value="-0.015381325">
            <text:p>-0.015381325</text:p>
          </table:table-cell>
          <table:table-cell office:value-type="float" office:value="0.003992829">
            <text:p>0.003992829</text:p>
          </table:table-cell>
          <table:table-cell office:value-type="float" office:value="-0.014282292">
            <text:p>-0.014282292</text:p>
          </table:table-cell>
          <table:table-cell office:value-type="float" office:value="-0.047370041">
            <text:p>-0.047370041</text:p>
          </table:table-cell>
          <table:table-cell office:value-type="float" office:value="-0.0027714433">
            <text:p>-0.0027714433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18">
            <text:p>18</text:p>
          </table:table-cell>
          <table:table-cell office:value-type="float" office:value="-90">
            <text:p>-90</text:p>
          </table:table-cell>
          <table:table-cell office:value-type="float" office:value="-3">
            <text:p>-3</text:p>
          </table:table-cell>
          <table:table-cell office:value-type="float" office:value="0">
            <text:p/>
          </table:table-cell>
          <table:table-cell office:value-type="float" office:value="9">
            <text:p>9</text:p>
          </table:table-cell>
          <table:table-cell office:value-type="float" office:value="0.10366585">
            <text:p>0.10366585</text:p>
          </table:table-cell>
          <table:table-cell office:value-type="float" office:value="-0.014848261">
            <text:p>-0.014848261</text:p>
          </table:table-cell>
          <table:table-cell office:value-type="float" office:value="0.0016570012">
            <text:p>0.0016570012</text:p>
          </table:table-cell>
          <table:table-cell office:value-type="float" office:value="-0.014684029">
            <text:p>-0.014684029</text:p>
          </table:table-cell>
          <table:table-cell office:value-type="float" office:value="-0.047425104">
            <text:p>-0.047425104</text:p>
          </table:table-cell>
          <table:table-cell office:value-type="float" office:value="-0.0034449337">
            <text:p>-0.0034449337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19">
            <text:p>19</text:p>
          </table:table-cell>
          <table:table-cell office:value-type="float" office:value="-90">
            <text:p>-9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">
            <text:p>9</text:p>
          </table:table-cell>
          <table:table-cell office:value-type="float" office:value="0.10355191">
            <text:p>0.10355191</text:p>
          </table:table-cell>
          <table:table-cell office:value-type="float" office:value="-0.01501153">
            <text:p>-0.01501153</text:p>
          </table:table-cell>
          <table:table-cell office:value-type="float" office:value="-0.00079882404">
            <text:p>-0.00079882404</text:p>
          </table:table-cell>
          <table:table-cell office:value-type="float" office:value="-0.014870983">
            <text:p>-0.014870983</text:p>
          </table:table-cell>
          <table:table-cell office:value-type="float" office:value="-0.047470664">
            <text:p>-0.047470664</text:p>
          </table:table-cell>
          <table:table-cell office:value-type="float" office:value="-0.004143254">
            <text:p>-0.004143254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20">
            <text:p>20</text:p>
          </table:table-cell>
          <table:table-cell office:value-type="float" office:value="-90">
            <text:p>-90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9">
            <text:p>9</text:p>
          </table:table-cell>
          <table:table-cell office:value-type="float" office:value="0.10379733">
            <text:p>0.10379733</text:p>
          </table:table-cell>
          <table:table-cell office:value-type="float" office:value="-0.014531497">
            <text:p>-0.014531497</text:p>
          </table:table-cell>
          <table:table-cell office:value-type="float" office:value="-0.0029534992">
            <text:p>-0.0029534992</text:p>
          </table:table-cell>
          <table:table-cell office:value-type="float" office:value="-0.014861359">
            <text:p>-0.014861359</text:p>
          </table:table-cell>
          <table:table-cell office:value-type="float" office:value="-0.047589123">
            <text:p>-0.047589123</text:p>
          </table:table-cell>
          <table:table-cell office:value-type="float" office:value="-0.0049954119">
            <text:p>-0.0049954119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21">
            <text:p>21</text:p>
          </table:table-cell>
          <table:table-cell office:value-type="float" office:value="-90">
            <text:p>-90</text:p>
          </table:table-cell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9">
            <text:p>9</text:p>
          </table:table-cell>
          <table:table-cell office:value-type="float" office:value="0.10512475">
            <text:p>0.10512475</text:p>
          </table:table-cell>
          <table:table-cell office:value-type="float" office:value="-0.015951965">
            <text:p>-0.015951965</text:p>
          </table:table-cell>
          <table:table-cell office:value-type="float" office:value="-0.0058297835">
            <text:p>-0.0058297835</text:p>
          </table:table-cell>
          <table:table-cell office:value-type="float" office:value="-0.014411804">
            <text:p>-0.014411804</text:p>
          </table:table-cell>
          <table:table-cell office:value-type="float" office:value="-0.047622118">
            <text:p>-0.047622118</text:p>
          </table:table-cell>
          <table:table-cell office:value-type="float" office:value="-0.0053317754">
            <text:p>-0.0053317754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22">
            <text:p>22</text:p>
          </table:table-cell>
          <table:table-cell office:value-type="float" office:value="-90">
            <text:p>-90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9">
            <text:p>9</text:p>
          </table:table-cell>
          <table:table-cell office:value-type="float" office:value="0.10354752">
            <text:p>0.10354752</text:p>
          </table:table-cell>
          <table:table-cell office:value-type="float" office:value="-0.013815764">
            <text:p>-0.013815764</text:p>
          </table:table-cell>
          <table:table-cell office:value-type="float" office:value="-0.0082837426">
            <text:p>-0.0082837426</text:p>
          </table:table-cell>
          <table:table-cell office:value-type="float" office:value="-0.014441992">
            <text:p>-0.014441992</text:p>
          </table:table-cell>
          <table:table-cell office:value-type="float" office:value="-0.047294743">
            <text:p>-0.047294743</text:p>
          </table:table-cell>
          <table:table-cell office:value-type="float" office:value="-0.0065470665">
            <text:p>-0.0065470665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23">
            <text:p>23</text:p>
          </table:table-cell>
          <table:table-cell office:value-type="float" office:value="-90">
            <text:p>-90</text:p>
          </table:table-cell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9">
            <text:p>9</text:p>
          </table:table-cell>
          <table:table-cell office:value-type="float" office:value="0.1043785">
            <text:p>0.1043785</text:p>
          </table:table-cell>
          <table:table-cell office:value-type="float" office:value="-0.014373765">
            <text:p>-0.014373765</text:p>
          </table:table-cell>
          <table:table-cell office:value-type="float" office:value="-0.011564866">
            <text:p>-0.011564866</text:p>
          </table:table-cell>
          <table:table-cell office:value-type="float" office:value="-0.014468567">
            <text:p>-0.014468567</text:p>
          </table:table-cell>
          <table:table-cell office:value-type="float" office:value="-0.047124464">
            <text:p>-0.047124464</text:p>
          </table:table-cell>
          <table:table-cell office:value-type="float" office:value="-0.0072760132">
            <text:p>-0.0072760132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24">
            <text:p>24</text:p>
          </table:table-cell>
          <table:table-cell office:value-type="float" office:value="-135">
            <text:p>-135</text:p>
          </table:table-cell>
          <table:table-cell office:value-type="float" office:value="-9">
            <text:p>-9</text:p>
          </table:table-cell>
          <table:table-cell office:value-type="float" office:value="-9">
            <text:p>-9</text:p>
          </table:table-cell>
          <table:table-cell office:value-type="float" office:value="9">
            <text:p>9</text:p>
          </table:table-cell>
          <table:table-cell office:value-type="float" office:value="0.11489565">
            <text:p>0.11489565</text:p>
          </table:table-cell>
          <table:table-cell office:value-type="float" office:value="0.32332274">
            <text:p>0.32332274</text:p>
          </table:table-cell>
          <table:table-cell office:value-type="float" office:value="0.055135608">
            <text:p>0.055135608</text:p>
          </table:table-cell>
          <table:table-cell office:value-type="float" office:value="0.031462213">
            <text:p>0.031462213</text:p>
          </table:table-cell>
          <table:table-cell office:value-type="float" office:value="-0.046859837">
            <text:p>-0.046859837</text:p>
          </table:table-cell>
          <table:table-cell office:value-type="float" office:value="0.094781337">
            <text:p>0.094781337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25">
            <text:p>25</text:p>
          </table:table-cell>
          <table:table-cell office:value-type="float" office:value="-135">
            <text:p>-135</text:p>
          </table:table-cell>
          <table:table-cell office:value-type="float" office:value="-6">
            <text:p>-6</text:p>
          </table:table-cell>
          <table:table-cell office:value-type="float" office:value="-6">
            <text:p>-6</text:p>
          </table:table-cell>
          <table:table-cell office:value-type="float" office:value="9">
            <text:p>9</text:p>
          </table:table-cell>
          <table:table-cell office:value-type="float" office:value="0.089722711">
            <text:p>0.089722711</text:p>
          </table:table-cell>
          <table:table-cell office:value-type="float" office:value="0.18037577">
            <text:p>0.18037577</text:p>
          </table:table-cell>
          <table:table-cell office:value-type="float" office:value="0.023179343">
            <text:p>0.023179343</text:p>
          </table:table-cell>
          <table:table-cell office:value-type="float" office:value="0.015312704">
            <text:p>0.015312704</text:p>
          </table:table-cell>
          <table:table-cell office:value-type="float" office:value="-0.039695863">
            <text:p>-0.039695863</text:p>
          </table:table-cell>
          <table:table-cell office:value-type="float" office:value="0.073366965">
            <text:p>0.073366965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26">
            <text:p>26</text:p>
          </table:table-cell>
          <table:table-cell office:value-type="float" office:value="-135">
            <text:p>-135</text:p>
          </table:table-cell>
          <table:table-cell office:value-type="float" office:value="-3">
            <text:p>-3</text:p>
          </table:table-cell>
          <table:table-cell office:value-type="float" office:value="-3">
            <text:p>-3</text:p>
          </table:table-cell>
          <table:table-cell office:value-type="float" office:value="9">
            <text:p>9</text:p>
          </table:table-cell>
          <table:table-cell office:value-type="float" office:value="0.082212796">
            <text:p>0.082212796</text:p>
          </table:table-cell>
          <table:table-cell office:value-type="float" office:value="0.026225069">
            <text:p>0.026225069</text:p>
          </table:table-cell>
          <table:table-cell office:value-type="float" office:value="-0.01053364">
            <text:p>-0.01053364</text:p>
          </table:table-cell>
          <table:table-cell office:value-type="float" office:value="-0.0010603379">
            <text:p>-0.0010603379</text:p>
          </table:table-cell>
          <table:table-cell office:value-type="float" office:value="-0.036076586">
            <text:p>-0.036076586</text:p>
          </table:table-cell>
          <table:table-cell office:value-type="float" office:value="0.056654156">
            <text:p>0.056654156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27">
            <text:p>27</text:p>
          </table:table-cell>
          <table:table-cell office:value-type="float" office:value="-135">
            <text:p>-13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">
            <text:p>9</text:p>
          </table:table-cell>
          <table:table-cell office:value-type="float" office:value="0.088604134">
            <text:p>0.088604134</text:p>
          </table:table-cell>
          <table:table-cell office:value-type="float" office:value="-0.10939367">
            <text:p>-0.10939367</text:p>
          </table:table-cell>
          <table:table-cell office:value-type="float" office:value="-0.038736772">
            <text:p>-0.038736772</text:p>
          </table:table-cell>
          <table:table-cell office:value-type="float" office:value="-0.020048462">
            <text:p>-0.020048462</text:p>
          </table:table-cell>
          <table:table-cell office:value-type="float" office:value="-0.034499622">
            <text:p>-0.034499622</text:p>
          </table:table-cell>
          <table:table-cell office:value-type="float" office:value="0.042172646">
            <text:p>0.042172646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28">
            <text:p>28</text:p>
          </table:table-cell>
          <table:table-cell office:value-type="float" office:value="-135">
            <text:p>-135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.11301481">
            <text:p>0.11301481</text:p>
          </table:table-cell>
          <table:table-cell office:value-type="float" office:value="-0.21316821">
            <text:p>-0.21316821</text:p>
          </table:table-cell>
          <table:table-cell office:value-type="float" office:value="-0.073189575">
            <text:p>-0.073189575</text:p>
          </table:table-cell>
          <table:table-cell office:value-type="float" office:value="-0.022801676">
            <text:p>-0.022801676</text:p>
          </table:table-cell>
          <table:table-cell office:value-type="float" office:value="-0.034496146">
            <text:p>-0.034496146</text:p>
          </table:table-cell>
          <table:table-cell office:value-type="float" office:value="0.030544916">
            <text:p>0.030544916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29">
            <text:p>29</text:p>
          </table:table-cell>
          <table:table-cell office:value-type="float" office:value="-135">
            <text:p>-135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.15659631">
            <text:p>0.15659631</text:p>
          </table:table-cell>
          <table:table-cell office:value-type="float" office:value="-0.31455397">
            <text:p>-0.31455397</text:p>
          </table:table-cell>
          <table:table-cell office:value-type="float" office:value="-0.10391715">
            <text:p>-0.10391715</text:p>
          </table:table-cell>
          <table:table-cell office:value-type="float" office:value="-0.026746701">
            <text:p>-0.026746701</text:p>
          </table:table-cell>
          <table:table-cell office:value-type="float" office:value="-0.037865373">
            <text:p>-0.037865373</text:p>
          </table:table-cell>
          <table:table-cell office:value-type="float" office:value="0.020005706">
            <text:p>0.020005706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30">
            <text:p>30</text:p>
          </table:table-cell>
          <table:table-cell office:value-type="float" office:value="-135">
            <text:p>-135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0.20869861">
            <text:p>0.20869861</text:p>
          </table:table-cell>
          <table:table-cell office:value-type="float" office:value="-0.37799738">
            <text:p>-0.37799738</text:p>
          </table:table-cell>
          <table:table-cell office:value-type="float" office:value="-0.13234323">
            <text:p>-0.13234323</text:p>
          </table:table-cell>
          <table:table-cell office:value-type="float" office:value="-0.019849925">
            <text:p>-0.019849925</text:p>
          </table:table-cell>
          <table:table-cell office:value-type="float" office:value="-0.03890061">
            <text:p>-0.03890061</text:p>
          </table:table-cell>
          <table:table-cell office:value-type="float" office:value="0.0079112963">
            <text:p>0.0079112963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31">
            <text:p>31</text:p>
          </table:table-cell>
          <table:table-cell office:value-type="float" office:value="-135">
            <text:p>-135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0.28082546">
            <text:p>0.28082546</text:p>
          </table:table-cell>
          <table:table-cell office:value-type="float" office:value="-0.45184788">
            <text:p>-0.45184788</text:p>
          </table:table-cell>
          <table:table-cell office:value-type="float" office:value="-0.15395609">
            <text:p>-0.15395609</text:p>
          </table:table-cell>
          <table:table-cell office:value-type="float" office:value="-0.019448737">
            <text:p>-0.019448737</text:p>
          </table:table-cell>
          <table:table-cell office:value-type="float" office:value="-0.039546795">
            <text:p>-0.039546795</text:p>
          </table:table-cell>
          <table:table-cell office:value-type="float" office:value="-0.013680326">
            <text:p>-0.013680326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32">
            <text:p>32</text:p>
          </table:table-cell>
          <table:table-cell office:value-type="float" office:value="-180">
            <text:p>-180</text:p>
          </table:table-cell>
          <table:table-cell office:value-type="float" office:value="-9">
            <text:p>-9</text:p>
          </table:table-cell>
          <table:table-cell office:value-type="float" office:value="0">
            <text:p/>
          </table:table-cell>
          <table:table-cell office:value-type="float" office:value="9">
            <text:p>9</text:p>
          </table:table-cell>
          <table:table-cell office:value-type="float" office:value="0.029723489">
            <text:p>0.029723489</text:p>
          </table:table-cell>
          <table:table-cell office:value-type="float" office:value="0.23827594">
            <text:p>0.23827594</text:p>
          </table:table-cell>
          <table:table-cell office:value-type="float" office:value="0.054813377">
            <text:p>0.054813377</text:p>
          </table:table-cell>
          <table:table-cell office:value-type="float" office:value="-0.00049205375">
            <text:p>-0.00049205375</text:p>
          </table:table-cell>
          <table:table-cell office:value-type="float" office:value="0.00031001106">
            <text:p>0.00031001106</text:p>
          </table:table-cell>
          <table:table-cell office:value-type="float" office:value="-0.00018943275">
            <text:p>-0.00018943275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33">
            <text:p>33</text:p>
          </table:table-cell>
          <table:table-cell office:value-type="float" office:value="-180">
            <text:p>-180</text:p>
          </table:table-cell>
          <table:table-cell office:value-type="float" office:value="-6">
            <text:p>-6</text:p>
          </table:table-cell>
          <table:table-cell office:value-type="float" office:value="0">
            <text:p/>
          </table:table-cell>
          <table:table-cell office:value-type="float" office:value="9">
            <text:p>9</text:p>
          </table:table-cell>
          <table:table-cell office:value-type="float" office:value="0.027090645">
            <text:p>0.027090645</text:p>
          </table:table-cell>
          <table:table-cell office:value-type="float" office:value="0.049562445">
            <text:p>0.049562445</text:p>
          </table:table-cell>
          <table:table-cell office:value-type="float" office:value="0.018392642">
            <text:p>0.018392642</text:p>
          </table:table-cell>
          <table:table-cell office:value-type="float" office:value="-0.00055355032">
            <text:p>-0.00055355032</text:p>
          </table:table-cell>
          <table:table-cell office:value-type="float" office:value="-0.00018001512">
            <text:p>-0.00018001512</text:p>
          </table:table-cell>
          <table:table-cell office:value-type="float" office:value="0.00012062317">
            <text:p>0.00012062317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34">
            <text:p>34</text:p>
          </table:table-cell>
          <table:table-cell office:value-type="float" office:value="-180">
            <text:p>-180</text:p>
          </table:table-cell>
          <table:table-cell office:value-type="float" office:value="-3">
            <text:p>-3</text:p>
          </table:table-cell>
          <table:table-cell office:value-type="float" office:value="0">
            <text:p/>
          </table:table-cell>
          <table:table-cell office:value-type="float" office:value="9">
            <text:p>9</text:p>
          </table:table-cell>
          <table:table-cell office:value-type="float" office:value="0.032572907">
            <text:p>0.032572907</text:p>
          </table:table-cell>
          <table:table-cell office:value-type="float" office:value="-0.076619027">
            <text:p>-0.076619027</text:p>
          </table:table-cell>
          <table:table-cell office:value-type="float" office:value="-0.018951362">
            <text:p>-0.018951362</text:p>
          </table:table-cell>
          <table:table-cell office:value-type="float" office:value="0.0014946998">
            <text:p>0.0014946998</text:p>
          </table:table-cell>
          <table:table-cell office:value-type="float" office:value="0.00022904269">
            <text:p>0.00022904269</text:p>
          </table:table-cell>
          <table:table-cell office:value-type="float" office:value="-0.00010509453">
            <text:p>-0.00010509453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35">
            <text:p>35</text:p>
          </table:table-cell>
          <table:table-cell office:value-type="float" office:value="-180">
            <text:p>-18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">
            <text:p>9</text:p>
          </table:table-cell>
          <table:table-cell office:value-type="float" office:value="0.043793635">
            <text:p>0.043793635</text:p>
          </table:table-cell>
          <table:table-cell office:value-type="float" office:value="-0.13922354">
            <text:p>-0.13922354</text:p>
          </table:table-cell>
          <table:table-cell office:value-type="float" office:value="-0.046127469">
            <text:p>-0.046127469</text:p>
          </table:table-cell>
          <table:table-cell office:value-type="float" office:value="4.8961366e-05">
            <text:p>4.8961366e-05</text:p>
          </table:table-cell>
          <table:table-cell office:value-type="float" office:value="6.6333028e-05">
            <text:p>6.6333028e-05</text:p>
          </table:table-cell>
          <table:table-cell office:value-type="float" office:value="9.4088575e-05">
            <text:p>9.4088575e-05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36">
            <text:p>36</text:p>
          </table:table-cell>
          <table:table-cell office:value-type="float" office:value="-180">
            <text:p>-180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9">
            <text:p>9</text:p>
          </table:table-cell>
          <table:table-cell office:value-type="float" office:value="0.07522555">
            <text:p>0.07522555</text:p>
          </table:table-cell>
          <table:table-cell office:value-type="float" office:value="-0.26970762">
            <text:p>-0.26970762</text:p>
          </table:table-cell>
          <table:table-cell office:value-type="float" office:value="-0.063373202">
            <text:p>-0.063373202</text:p>
          </table:table-cell>
          <table:table-cell office:value-type="float" office:value="-0.004654518">
            <text:p>-0.004654518</text:p>
          </table:table-cell>
          <table:table-cell office:value-type="float" office:value="-0.00086891568">
            <text:p>-0.00086891568</text:p>
          </table:table-cell>
          <table:table-cell office:value-type="float" office:value="0.00021787874">
            <text:p>0.00021787874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37">
            <text:p>37</text:p>
          </table:table-cell>
          <table:table-cell office:value-type="float" office:value="-180">
            <text:p>-180</text:p>
          </table:table-cell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9">
            <text:p>9</text:p>
          </table:table-cell>
          <table:table-cell office:value-type="float" office:value="0.10235256">
            <text:p>0.10235256</text:p>
          </table:table-cell>
          <table:table-cell office:value-type="float" office:value="-0.24775342">
            <text:p>-0.24775342</text:p>
          </table:table-cell>
          <table:table-cell office:value-type="float" office:value="-0.078326987">
            <text:p>-0.078326987</text:p>
          </table:table-cell>
          <table:table-cell office:value-type="float" office:value="0.0076529662">
            <text:p>0.0076529662</text:p>
          </table:table-cell>
          <table:table-cell office:value-type="float" office:value="0.00055545106">
            <text:p>0.00055545106</text:p>
          </table:table-cell>
          <table:table-cell office:value-type="float" office:value="0.00043600953">
            <text:p>0.00043600953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38">
            <text:p>38</text:p>
          </table:table-cell>
          <table:table-cell office:value-type="float" office:value="-180">
            <text:p>-180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9">
            <text:p>9</text:p>
          </table:table-cell>
          <table:table-cell office:value-type="float" office:value="0.12342568">
            <text:p>0.12342568</text:p>
          </table:table-cell>
          <table:table-cell office:value-type="float" office:value="-0.26866296">
            <text:p>-0.26866296</text:p>
          </table:table-cell>
          <table:table-cell office:value-type="float" office:value="-0.085867197">
            <text:p>-0.085867197</text:p>
          </table:table-cell>
          <table:table-cell office:value-type="float" office:value="0.012274094">
            <text:p>0.012274094</text:p>
          </table:table-cell>
          <table:table-cell office:value-type="float" office:value="0.002226657">
            <text:p>0.002226657</text:p>
          </table:table-cell>
          <table:table-cell office:value-type="float" office:value="0.0011712029">
            <text:p>0.0011712029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39">
            <text:p>39</text:p>
          </table:table-cell>
          <table:table-cell office:value-type="float" office:value="-180">
            <text:p>-180</text:p>
          </table:table-cell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9">
            <text:p>9</text:p>
          </table:table-cell>
          <table:table-cell office:value-type="float" office:value="0.19973">
            <text:p>0.19973</text:p>
          </table:table-cell>
          <table:table-cell office:value-type="float" office:value="-0.46574">
            <text:p>-0.46574</text:p>
          </table:table-cell>
          <table:table-cell office:value-type="float" office:value="-0.10351">
            <text:p>-0.10351</text:p>
          </table:table-cell>
          <table:table-cell office:value-type="float" office:value="0.012544">
            <text:p>0.012544</text:p>
          </table:table-cell>
          <table:table-cell office:value-type="float" office:value="0.0012072">
            <text:p>0.0012072</text:p>
          </table:table-cell>
          <table:table-cell office:value-type="float" office:value="0.0011">
            <text:p>0.0011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44">
            <text:p>44</text:p>
          </table:table-cell>
          <table:table-cell office:value-type="float" office:value="-3">
            <text:p>-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">
            <text:p>9</text:p>
          </table:table-cell>
          <table:table-cell office:value-type="float" office:value="0.030326118">
            <text:p>0.030326118</text:p>
          </table:table-cell>
          <table:table-cell office:value-type="float" office:value="0.40370794">
            <text:p>0.40370794</text:p>
          </table:table-cell>
          <table:table-cell office:value-type="float" office:value="0.0070444473">
            <text:p>0.0070444473</text:p>
          </table:table-cell>
          <table:table-cell office:value-type="float" office:value="0.0018004915">
            <text:p>0.0018004915</text:p>
          </table:table-cell>
          <table:table-cell office:value-type="float" office:value="-0.0069935528">
            <text:p>-0.0069935528</text:p>
          </table:table-cell>
          <table:table-cell office:value-type="float" office:value="-0.0090883604">
            <text:p>-0.0090883604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45">
            <text:p>45</text:p>
          </table:table-cell>
          <table:table-cell office:value-type="float" office:value="-6">
            <text:p>-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">
            <text:p>9</text:p>
          </table:table-cell>
          <table:table-cell office:value-type="float" office:value="0.031946607">
            <text:p>0.031946607</text:p>
          </table:table-cell>
          <table:table-cell office:value-type="float" office:value="0.40580932">
            <text:p>0.40580932</text:p>
          </table:table-cell>
          <table:table-cell office:value-type="float" office:value="0.0058662827">
            <text:p>0.0058662827</text:p>
          </table:table-cell>
          <table:table-cell office:value-type="float" office:value="0.0032588181">
            <text:p>0.0032588181</text:p>
          </table:table-cell>
          <table:table-cell office:value-type="float" office:value="-0.014475052">
            <text:p>-0.014475052</text:p>
          </table:table-cell>
          <table:table-cell office:value-type="float" office:value="-0.019802659">
            <text:p>-0.019802659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46">
            <text:p>46</text:p>
          </table:table-cell>
          <table:table-cell office:value-type="float" office:value="-9">
            <text:p>-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">
            <text:p>9</text:p>
          </table:table-cell>
          <table:table-cell office:value-type="float" office:value="0.03323604">
            <text:p>0.03323604</text:p>
          </table:table-cell>
          <table:table-cell office:value-type="float" office:value="0.40240517">
            <text:p>0.40240517</text:p>
          </table:table-cell>
          <table:table-cell office:value-type="float" office:value="0.004357709">
            <text:p>0.004357709</text:p>
          </table:table-cell>
          <table:table-cell office:value-type="float" office:value="0.0047848716">
            <text:p>0.0047848716</text:p>
          </table:table-cell>
          <table:table-cell office:value-type="float" office:value="-0.020012127">
            <text:p>-0.020012127</text:p>
          </table:table-cell>
          <table:table-cell office:value-type="float" office:value="-0.026174687">
            <text:p>-0.026174687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47">
            <text:p>47</text:p>
          </table:table-cell>
          <table:table-cell office:value-type="float" office:value="-12">
            <text:p>-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">
            <text:p>9</text:p>
          </table:table-cell>
          <table:table-cell office:value-type="float" office:value="0.035585702">
            <text:p>0.035585702</text:p>
          </table:table-cell>
          <table:table-cell office:value-type="float" office:value="0.39263254">
            <text:p>0.39263254</text:p>
          </table:table-cell>
          <table:table-cell office:value-type="float" office:value="0.0067821074">
            <text:p>0.0067821074</text:p>
          </table:table-cell>
          <table:table-cell office:value-type="float" office:value="0.005643669">
            <text:p>0.005643669</text:p>
          </table:table-cell>
          <table:table-cell office:value-type="float" office:value="-0.020266797">
            <text:p>-0.020266797</text:p>
          </table:table-cell>
          <table:table-cell office:value-type="float" office:value="-0.027520549">
            <text:p>-0.027520549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48">
            <text:p>48</text:p>
          </table:table-cell>
          <table:table-cell office:value-type="float" office:value="-113">
            <text:p>-11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0.18406">
            <text:p>0.18406</text:p>
          </table:table-cell>
          <table:table-cell office:value-type="float" office:value="-0.27714">
            <text:p>-0.27714</text:p>
          </table:table-cell>
          <table:table-cell office:value-type="float" office:value="-0.063554">
            <text:p>-0.063554</text:p>
          </table:table-cell>
          <table:table-cell office:value-type="float" office:value="-0.052498">
            <text:p>-0.052498</text:p>
          </table:table-cell>
          <table:table-cell office:value-type="float" office:value="-0.05378">
            <text:p>-0.05378</text:p>
          </table:table-cell>
          <table:table-cell office:value-type="float" office:value="-0.018248">
            <text:p>-0.018248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49">
            <text:p>49</text:p>
          </table:table-cell>
          <table:table-cell office:value-type="float" office:value="-24">
            <text:p>-2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0.061035">
            <text:p>0.061035</text:p>
          </table:table-cell>
          <table:table-cell office:value-type="float" office:value="0.45941">
            <text:p>0.45941</text:p>
          </table:table-cell>
          <table:table-cell office:value-type="float" office:value="0.003946">
            <text:p>0.003946</text:p>
          </table:table-cell>
          <table:table-cell office:value-type="float" office:value="0.011261">
            <text:p>0.011261</text:p>
          </table:table-cell>
          <table:table-cell office:value-type="float" office:value="-0.031476">
            <text:p>-0.031476</text:p>
          </table:table-cell>
          <table:table-cell office:value-type="float" office:value="0.041073">
            <text:p>0.041073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50">
            <text:p>50</text:p>
          </table:table-cell>
          <table:table-cell office:value-type="float" office:value="-87">
            <text:p>-87</text:p>
          </table:table-cell>
          <table:table-cell office:value-type="float" office:value="-4">
            <text:p>-4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0.1045">
            <text:p>0.1045</text:p>
          </table:table-cell>
          <table:table-cell office:value-type="float" office:value="-0.0068582">
            <text:p>-0.0068582</text:p>
          </table:table-cell>
          <table:table-cell office:value-type="float" office:value="0.0033415">
            <text:p>0.0033415</text:p>
          </table:table-cell>
          <table:table-cell office:value-type="float" office:value="-0.01394">
            <text:p>-0.01394</text:p>
          </table:table-cell>
          <table:table-cell office:value-type="float" office:value="-0.046321">
            <text:p>-0.046321</text:p>
          </table:table-cell>
          <table:table-cell office:value-type="float" office:value="-0.0065623">
            <text:p>-0.0065623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51">
            <text:p>51</text:p>
          </table:table-cell>
          <table:table-cell office:value-type="float" office:value="-143">
            <text:p>-143</text:p>
          </table:table-cell>
          <table:table-cell office:value-type="float" office:value="-7">
            <text:p>-7</text:p>
          </table:table-cell>
          <table:table-cell office:value-type="float" office:value="-3">
            <text:p>-3</text:p>
          </table:table-cell>
          <table:table-cell office:value-type="float" office:value="9">
            <text:p>9</text:p>
          </table:table-cell>
          <table:table-cell office:value-type="float" office:value="0.07298">
            <text:p>0.07298</text:p>
          </table:table-cell>
          <table:table-cell office:value-type="float" office:value="0.13608">
            <text:p>0.13608</text:p>
          </table:table-cell>
          <table:table-cell office:value-type="float" office:value="0.017326">
            <text:p>0.017326</text:p>
          </table:table-cell>
          <table:table-cell office:value-type="float" office:value="0.0089383">
            <text:p>0.0089383</text:p>
          </table:table-cell>
          <table:table-cell office:value-type="float" office:value="-0.032636">
            <text:p>-0.032636</text:p>
          </table:table-cell>
          <table:table-cell office:value-type="float" office:value="0.057762">
            <text:p>0.057762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52">
            <text:p>52</text:p>
          </table:table-cell>
          <table:table-cell office:value-type="float" office:value="-49">
            <text:p>-49</text:p>
          </table:table-cell>
          <table:table-cell office:value-type="float" office:value="-4">
            <text:p>-4</text:p>
          </table:table-cell>
          <table:table-cell office:value-type="float" office:value="-2">
            <text:p>-2</text:p>
          </table:table-cell>
          <table:table-cell office:value-type="float" office:value="9">
            <text:p>9</text:p>
          </table:table-cell>
          <table:table-cell office:value-type="float" office:value="0.087032">
            <text:p>0.087032</text:p>
          </table:table-cell>
          <table:table-cell office:value-type="float" office:value="0.14169">
            <text:p>0.14169</text:p>
          </table:table-cell>
          <table:table-cell office:value-type="float" office:value="0.0057364">
            <text:p>0.0057364</text:p>
          </table:table-cell>
          <table:table-cell office:value-type="float" office:value="-0.0055986">
            <text:p>-0.0055986</text:p>
          </table:table-cell>
          <table:table-cell office:value-type="float" office:value="-0.037577">
            <text:p>-0.037577</text:p>
          </table:table-cell>
          <table:table-cell office:value-type="float" office:value="-0.064678">
            <text:p>-0.064678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53">
            <text:p>53</text:p>
          </table:table-cell>
          <table:table-cell office:value-type="float" office:value="-21">
            <text:p>-2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0.042708">
            <text:p>0.042708</text:p>
          </table:table-cell>
          <table:table-cell office:value-type="float" office:value="0.33441">
            <text:p>0.33441</text:p>
          </table:table-cell>
          <table:table-cell office:value-type="float" office:value="0.010758">
            <text:p>0.010758</text:p>
          </table:table-cell>
          <table:table-cell office:value-type="float" office:value="0.0040344">
            <text:p>0.0040344</text:p>
          </table:table-cell>
          <table:table-cell office:value-type="float" office:value="-0.024017">
            <text:p>-0.024017</text:p>
          </table:table-cell>
          <table:table-cell office:value-type="float" office:value="-0.043756">
            <text:p>-0.043756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54">
            <text:p>54</text:p>
          </table:table-cell>
          <table:table-cell office:value-type="float" office:value="-26">
            <text:p>-26</text:p>
          </table:table-cell>
          <table:table-cell office:value-type="float" office:value="-3">
            <text:p>-3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0.041846">
            <text:p>0.041846</text:p>
          </table:table-cell>
          <table:table-cell office:value-type="float" office:value="0.014609">
            <text:p>0.014609</text:p>
          </table:table-cell>
          <table:table-cell office:value-type="float" office:value="0.013331">
            <text:p>0.013331</text:p>
          </table:table-cell>
          <table:table-cell office:value-type="float" office:value="-0.0072462">
            <text:p>-0.0072462</text:p>
          </table:table-cell>
          <table:table-cell office:value-type="float" office:value="-0.029737">
            <text:p>-0.029737</text:p>
          </table:table-cell>
          <table:table-cell office:value-type="float" office:value="-0.045721">
            <text:p>-0.045721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55">
            <text:p>55</text:p>
          </table:table-cell>
          <table:table-cell office:value-type="float" office:value="-33">
            <text:p>-3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0.075451">
            <text:p>0.075451</text:p>
          </table:table-cell>
          <table:table-cell office:value-type="float" office:value="0.40364">
            <text:p>0.40364</text:p>
          </table:table-cell>
          <table:table-cell office:value-type="float" office:value="0.0068824">
            <text:p>0.0068824</text:p>
          </table:table-cell>
          <table:table-cell office:value-type="float" office:value="-0.0031192">
            <text:p>-0.0031192</text:p>
          </table:table-cell>
          <table:table-cell office:value-type="float" office:value="-0.03756">
            <text:p>-0.03756</text:p>
          </table:table-cell>
          <table:table-cell office:value-type="float" office:value="-0.0041299">
            <text:p>-0.0041299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56">
            <text:p>56</text:p>
          </table:table-cell>
          <table:table-cell office:value-type="float" office:value="-67">
            <text:p>-67</text:p>
          </table:table-cell>
          <table:table-cell office:value-type="float" office:value="-8">
            <text:p>-8</text:p>
          </table:table-cell>
          <table:table-cell office:value-type="float" office:value="-6">
            <text:p>-6</text:p>
          </table:table-cell>
          <table:table-cell office:value-type="float" office:value="9">
            <text:p>9</text:p>
          </table:table-cell>
          <table:table-cell office:value-type="float" office:value="0.10803">
            <text:p>0.10803</text:p>
          </table:table-cell>
          <table:table-cell office:value-type="float" office:value="0.099206">
            <text:p>0.099206</text:p>
          </table:table-cell>
          <table:table-cell office:value-type="float" office:value="0.011711">
            <text:p>0.011711</text:p>
          </table:table-cell>
          <table:table-cell office:value-type="float" office:value="-0.0078547">
            <text:p>-0.0078547</text:p>
          </table:table-cell>
          <table:table-cell office:value-type="float" office:value="-0.042962">
            <text:p>-0.042962</text:p>
          </table:table-cell>
          <table:table-cell office:value-type="float" office:value="-0.054548">
            <text:p>-0.054548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57">
            <text:p>57</text:p>
          </table:table-cell>
          <table:table-cell office:value-type="float" office:value="-84">
            <text:p>-84</text:p>
          </table:table-cell>
          <table:table-cell office:value-type="float" office:value="1">
            <text:p>1</text:p>
          </table:table-cell>
          <table:table-cell office:value-type="float" office:value="-9">
            <text:p>-9</text:p>
          </table:table-cell>
          <table:table-cell office:value-type="float" office:value="9">
            <text:p>9</text:p>
          </table:table-cell>
          <table:table-cell office:value-type="float" office:value="0.13023">
            <text:p>0.13023</text:p>
          </table:table-cell>
          <table:table-cell office:value-type="float" office:value="0.11766">
            <text:p>0.11766</text:p>
          </table:table-cell>
          <table:table-cell office:value-type="float" office:value="0.02633">
            <text:p>0.02633</text:p>
          </table:table-cell>
          <table:table-cell office:value-type="float" office:value="0.00090063">
            <text:p>0.00090063</text:p>
          </table:table-cell>
          <table:table-cell office:value-type="float" office:value="-0.046538">
            <text:p>-0.046538</text:p>
          </table:table-cell>
          <table:table-cell office:value-type="float" office:value="-0.014982">
            <text:p>-0.014982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58">
            <text:p>58</text:p>
          </table:table-cell>
          <table:table-cell office:value-type="float" office:value="-25">
            <text:p>-25</text:p>
          </table:table-cell>
          <table:table-cell office:value-type="float" office:value="2">
            <text:p>2</text:p>
          </table:table-cell>
          <table:table-cell office:value-type="float" office:value="-9">
            <text:p>-9</text:p>
          </table:table-cell>
          <table:table-cell office:value-type="float" office:value="9">
            <text:p>9</text:p>
          </table:table-cell>
          <table:table-cell office:value-type="float" office:value="0.078759">
            <text:p>0.078759</text:p>
          </table:table-cell>
          <table:table-cell office:value-type="float" office:value="0.55197">
            <text:p>0.55197</text:p>
          </table:table-cell>
          <table:table-cell office:value-type="float" office:value="0.014016">
            <text:p>0.014016</text:p>
          </table:table-cell>
          <table:table-cell office:value-type="float" office:value="0.013937">
            <text:p>0.013937</text:p>
          </table:table-cell>
          <table:table-cell office:value-type="float" office:value="-0.030319">
            <text:p>-0.030319</text:p>
          </table:table-cell>
          <table:table-cell office:value-type="float" office:value="-0.12893">
            <text:p>-0.12893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59">
            <text:p>59</text:p>
          </table:table-cell>
          <table:table-cell office:value-type="float" office:value="-144">
            <text:p>-144</text:p>
          </table:table-cell>
          <table:table-cell office:value-type="float" office:value="0">
            <text:p/>
          </table:table-cell>
          <table:table-cell office:value-type="float" office:value="-9">
            <text:p>-9</text:p>
          </table:table-cell>
          <table:table-cell office:value-type="float" office:value="9">
            <text:p>9</text:p>
          </table:table-cell>
          <table:table-cell office:value-type="float" office:value="0.0665">
            <text:p>0.0665</text:p>
          </table:table-cell>
          <table:table-cell office:value-type="float" office:value="0.047512">
            <text:p>0.047512</text:p>
          </table:table-cell>
          <table:table-cell office:value-type="float" office:value="-0.0037387">
            <text:p>-0.0037387</text:p>
          </table:table-cell>
          <table:table-cell office:value-type="float" office:value="0.00020876">
            <text:p>0.00020876</text:p>
          </table:table-cell>
          <table:table-cell office:value-type="float" office:value="-0.030477">
            <text:p>-0.030477</text:p>
          </table:table-cell>
          <table:table-cell office:value-type="float" office:value="0.060634">
            <text:p>0.060634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60">
            <text:p>60</text:p>
          </table:table-cell>
          <table:table-cell office:value-type="float" office:value="-152">
            <text:p>-152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0.088975">
            <text:p>0.088975</text:p>
          </table:table-cell>
          <table:table-cell office:value-type="float" office:value="-0.25095">
            <text:p>-0.25095</text:p>
          </table:table-cell>
          <table:table-cell office:value-type="float" office:value="-0.075508">
            <text:p>-0.075508</text:p>
          </table:table-cell>
          <table:table-cell office:value-type="float" office:value="0.0017717">
            <text:p>0.0017717</text:p>
          </table:table-cell>
          <table:table-cell office:value-type="float" office:value="-0.03127">
            <text:p>-0.03127</text:p>
          </table:table-cell>
          <table:table-cell office:value-type="float" office:value="0.059722">
            <text:p>0.059722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61">
            <text:p>61</text:p>
          </table:table-cell>
          <table:table-cell office:value-type="float" office:value="-49">
            <text:p>-49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.087554">
            <text:p>0.087554</text:p>
          </table:table-cell>
          <table:table-cell office:value-type="float" office:value="0.17693">
            <text:p>0.17693</text:p>
          </table:table-cell>
          <table:table-cell office:value-type="float" office:value="-0.0050081">
            <text:p>-0.0050081</text:p>
          </table:table-cell>
          <table:table-cell office:value-type="float" office:value="-0.0035825">
            <text:p>-0.0035825</text:p>
          </table:table-cell>
          <table:table-cell office:value-type="float" office:value="-0.037588">
            <text:p>-0.037588</text:p>
          </table:table-cell>
          <table:table-cell office:value-type="float" office:value="-0.027772">
            <text:p>-0.027772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62">
            <text:p>62</text:p>
          </table:table-cell>
          <table:table-cell office:value-type="float" office:value="-82">
            <text:p>-82</text:p>
          </table:table-cell>
          <table:table-cell office:value-type="float" office:value="-2">
            <text:p>-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.11237">
            <text:p>0.11237</text:p>
          </table:table-cell>
          <table:table-cell office:value-type="float" office:value="-0.052429">
            <text:p>-0.052429</text:p>
          </table:table-cell>
          <table:table-cell office:value-type="float" office:value="-0.0072691">
            <text:p>-0.0072691</text:p>
          </table:table-cell>
          <table:table-cell office:value-type="float" office:value="-0.018175">
            <text:p>-0.018175</text:p>
          </table:table-cell>
          <table:table-cell office:value-type="float" office:value="-0.04848">
            <text:p>-0.04848</text:p>
          </table:table-cell>
          <table:table-cell office:value-type="float" office:value="-0.01995">
            <text:p>-0.01995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63">
            <text:p>63</text:p>
          </table:table-cell>
          <table:table-cell office:value-type="float" office:value="-84">
            <text:p>-84</text:p>
          </table:table-cell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9">
            <text:p>9</text:p>
          </table:table-cell>
          <table:table-cell office:value-type="float" office:value="0.10458">
            <text:p>0.10458</text:p>
          </table:table-cell>
          <table:table-cell office:value-type="float" office:value="-0.0038281">
            <text:p>-0.0038281</text:p>
          </table:table-cell>
          <table:table-cell office:value-type="float" office:value="-0.0028114">
            <text:p>-0.0028114</text:p>
          </table:table-cell>
          <table:table-cell office:value-type="float" office:value="-0.013905">
            <text:p>-0.013905</text:p>
          </table:table-cell>
          <table:table-cell office:value-type="float" office:value="-0.046646">
            <text:p>-0.046646</text:p>
          </table:table-cell>
          <table:table-cell office:value-type="float" office:value="-0.010849">
            <text:p>-0.010849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64">
            <text:p>64</text:p>
          </table:table-cell>
          <table:table-cell office:value-type="float" office:value="-8">
            <text:p>-8</text:p>
          </table:table-cell>
          <table:table-cell office:value-type="float" office:value="-1">
            <text:p>-1</text:p>
          </table:table-cell>
          <table:table-cell office:value-type="float" office:value="0">
            <text:p/>
          </table:table-cell>
          <table:table-cell office:value-type="float" office:value="9">
            <text:p>9</text:p>
          </table:table-cell>
          <table:table-cell office:value-type="float" office:value="0.027882">
            <text:p>0.027882</text:p>
          </table:table-cell>
          <table:table-cell office:value-type="float" office:value="0.35016">
            <text:p>0.35016</text:p>
          </table:table-cell>
          <table:table-cell office:value-type="float" office:value="0.0052057">
            <text:p>0.0052057</text:p>
          </table:table-cell>
          <table:table-cell office:value-type="float" office:value="0.0038022">
            <text:p>0.0038022</text:p>
          </table:table-cell>
          <table:table-cell office:value-type="float" office:value="-0.017345">
            <text:p>-0.017345</text:p>
          </table:table-cell>
          <table:table-cell office:value-type="float" office:value="-0.023352">
            <text:p>-0.023352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65">
            <text:p>65</text:p>
          </table:table-cell>
          <table:table-cell office:value-type="float" office:value="-71">
            <text:p>-71</text:p>
          </table:table-cell>
          <table:table-cell office:value-type="float" office:value="-3">
            <text:p>-3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.10448">
            <text:p>0.10448</text:p>
          </table:table-cell>
          <table:table-cell office:value-type="float" office:value="-0.037109">
            <text:p>-0.037109</text:p>
          </table:table-cell>
          <table:table-cell office:value-type="float" office:value="-0.00056346">
            <text:p>-0.00056346</text:p>
          </table:table-cell>
          <table:table-cell office:value-type="float" office:value="-0.018136">
            <text:p>-0.018136</text:p>
          </table:table-cell>
          <table:table-cell office:value-type="float" office:value="-0.044519">
            <text:p>-0.044519</text:p>
          </table:table-cell>
          <table:table-cell office:value-type="float" office:value="-0.031228">
            <text:p>-0.031228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66">
            <text:p>66</text:p>
          </table:table-cell>
          <table:table-cell office:value-type="float" office:value="-170">
            <text:p>-170</text:p>
          </table:table-cell>
          <table:table-cell office:value-type="float" office:value="-7">
            <text:p>-7</text:p>
          </table:table-cell>
          <table:table-cell office:value-type="float" office:value="-5">
            <text:p>-5</text:p>
          </table:table-cell>
          <table:table-cell office:value-type="float" office:value="9">
            <text:p>9</text:p>
          </table:table-cell>
          <table:table-cell office:value-type="float" office:value="0.03455">
            <text:p>0.03455</text:p>
          </table:table-cell>
          <table:table-cell office:value-type="float" office:value="0.17428">
            <text:p>0.17428</text:p>
          </table:table-cell>
          <table:table-cell office:value-type="float" office:value="0.0033748">
            <text:p>0.0033748</text:p>
          </table:table-cell>
          <table:table-cell office:value-type="float" office:value="0.017038">
            <text:p>0.017038</text:p>
          </table:table-cell>
          <table:table-cell office:value-type="float" office:value="-0.023117">
            <text:p>-0.023117</text:p>
          </table:table-cell>
          <table:table-cell office:value-type="float" office:value="0.042497">
            <text:p>0.042497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67">
            <text:p>67</text:p>
          </table:table-cell>
          <table:table-cell office:value-type="float" office:value="-164">
            <text:p>-16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.091512">
            <text:p>0.091512</text:p>
          </table:table-cell>
          <table:table-cell office:value-type="float" office:value="-0.28632">
            <text:p>-0.28632</text:p>
          </table:table-cell>
          <table:table-cell office:value-type="float" office:value="-0.080134">
            <text:p>-0.080134</text:p>
          </table:table-cell>
          <table:table-cell office:value-type="float" office:value="0.017557">
            <text:p>0.017557</text:p>
          </table:table-cell>
          <table:table-cell office:value-type="float" office:value="-0.02704">
            <text:p>-0.02704</text:p>
          </table:table-cell>
          <table:table-cell office:value-type="float" office:value="0.050633">
            <text:p>0.050633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68">
            <text:p>68</text:p>
          </table:table-cell>
          <table:table-cell office:value-type="float" office:value="-156">
            <text:p>-156</text:p>
          </table:table-cell>
          <table:table-cell office:value-type="float" office:value="11">
            <text:p>11</text:p>
          </table:table-cell>
          <table:table-cell office:value-type="float" office:value="-2">
            <text:p>-2</text:p>
          </table:table-cell>
          <table:table-cell office:value-type="float" office:value="9">
            <text:p>9</text:p>
          </table:table-cell>
          <table:table-cell office:value-type="float" office:value="0.16022">
            <text:p>0.16022</text:p>
          </table:table-cell>
          <table:table-cell office:value-type="float" office:value="-0.35988">
            <text:p>-0.35988</text:p>
          </table:table-cell>
          <table:table-cell office:value-type="float" office:value="-0.11544">
            <text:p>-0.11544</text:p>
          </table:table-cell>
          <table:table-cell office:value-type="float" office:value="0.00051974">
            <text:p>0.00051974</text:p>
          </table:table-cell>
          <table:table-cell office:value-type="float" office:value="-0.01009">
            <text:p>-0.01009</text:p>
          </table:table-cell>
          <table:table-cell office:value-type="float" office:value="-0.025721">
            <text:p>-0.025721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69">
            <text:p>69</text:p>
          </table:table-cell>
          <table:table-cell office:value-type="float" office:value="-76">
            <text:p>-76</text:p>
          </table:table-cell>
          <table:table-cell office:value-type="float" office:value="-4">
            <text:p>-4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0.10249">
            <text:p>0.10249</text:p>
          </table:table-cell>
          <table:table-cell office:value-type="float" office:value="0.0073689">
            <text:p>0.0073689</text:p>
          </table:table-cell>
          <table:table-cell office:value-type="float" office:value="0.0036834">
            <text:p>0.0036834</text:p>
          </table:table-cell>
          <table:table-cell office:value-type="float" office:value="-0.014493">
            <text:p>-0.014493</text:p>
          </table:table-cell>
          <table:table-cell office:value-type="float" office:value="-0.044565">
            <text:p>-0.044565</text:p>
          </table:table-cell>
          <table:table-cell office:value-type="float" office:value="-0.021743">
            <text:p>-0.021743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70">
            <text:p>70</text:p>
          </table:table-cell>
          <table:table-cell office:value-type="float" office:value="-124">
            <text:p>-124</text:p>
          </table:table-cell>
          <table:table-cell office:value-type="float" office:value="11">
            <text:p>11</text:p>
          </table:table-cell>
          <table:table-cell office:value-type="float" office:value="-6">
            <text:p>-6</text:p>
          </table:table-cell>
          <table:table-cell office:value-type="float" office:value="9">
            <text:p>9</text:p>
          </table:table-cell>
          <table:table-cell office:value-type="float" office:value="0.10088">
            <text:p>0.10088</text:p>
          </table:table-cell>
          <table:table-cell office:value-type="float" office:value="-0.11485">
            <text:p>-0.11485</text:p>
          </table:table-cell>
          <table:table-cell office:value-type="float" office:value="-0.041571">
            <text:p>-0.041571</text:p>
          </table:table-cell>
          <table:table-cell office:value-type="float" office:value="-0.030043">
            <text:p>-0.030043</text:p>
          </table:table-cell>
          <table:table-cell office:value-type="float" office:value="-0.035013">
            <text:p>-0.035013</text:p>
          </table:table-cell>
          <table:table-cell office:value-type="float" office:value="0.0086161">
            <text:p>0.0086161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71">
            <text:p>71</text:p>
          </table:table-cell>
          <table:table-cell office:value-type="float" office:value="-38">
            <text:p>-3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0.068181">
            <text:p>0.068181</text:p>
          </table:table-cell>
          <table:table-cell office:value-type="float" office:value="0.16927">
            <text:p>0.16927</text:p>
          </table:table-cell>
          <table:table-cell office:value-type="float" office:value="0.011169">
            <text:p>0.011169</text:p>
          </table:table-cell>
          <table:table-cell office:value-type="float" office:value="-0.012443">
            <text:p>-0.012443</text:p>
          </table:table-cell>
          <table:table-cell office:value-type="float" office:value="-0.038096">
            <text:p>-0.038096</text:p>
          </table:table-cell>
          <table:table-cell office:value-type="float" office:value="-0.043132">
            <text:p>-0.043132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72">
            <text:p>72</text:p>
          </table:table-cell>
          <table:table-cell office:value-type="float" office:value="-14">
            <text:p>-14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0.095006">
            <text:p>0.095006</text:p>
          </table:table-cell>
          <table:table-cell office:value-type="float" office:value="0.74775">
            <text:p>0.74775</text:p>
          </table:table-cell>
          <table:table-cell office:value-type="float" office:value="-0.010765">
            <text:p>-0.010765</text:p>
          </table:table-cell>
          <table:table-cell office:value-type="float" office:value="0.017455">
            <text:p>0.017455</text:p>
          </table:table-cell>
          <table:table-cell office:value-type="float" office:value="-0.038282">
            <text:p>-0.038282</text:p>
          </table:table-cell>
          <table:table-cell office:value-type="float" office:value="0.059706">
            <text:p>0.059706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73">
            <text:p>73</text:p>
          </table:table-cell>
          <table:table-cell office:value-type="float" office:value="-173">
            <text:p>-173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9">
            <text:p>9</text:p>
          </table:table-cell>
          <table:table-cell office:value-type="float" office:value="0.084017">
            <text:p>0.084017</text:p>
          </table:table-cell>
          <table:table-cell office:value-type="float" office:value="-0.32845">
            <text:p>-0.32845</text:p>
          </table:table-cell>
          <table:table-cell office:value-type="float" office:value="-0.075563">
            <text:p>-0.075563</text:p>
          </table:table-cell>
          <table:table-cell office:value-type="float" office:value="0.00020267">
            <text:p>0.00020267</text:p>
          </table:table-cell>
          <table:table-cell office:value-type="float" office:value="-0.0035482">
            <text:p>-0.0035482</text:p>
          </table:table-cell>
          <table:table-cell office:value-type="float" office:value="-0.032863">
            <text:p>-0.032863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74">
            <text:p>74</text:p>
          </table:table-cell>
          <table:table-cell office:value-type="float" office:value="-34">
            <text:p>-3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.08412">
            <text:p>0.08412</text:p>
          </table:table-cell>
          <table:table-cell office:value-type="float" office:value="0.44417">
            <text:p>0.44417</text:p>
          </table:table-cell>
          <table:table-cell office:value-type="float" office:value="0.010432">
            <text:p>0.010432</text:p>
          </table:table-cell>
          <table:table-cell office:value-type="float" office:value="0.0014289">
            <text:p>0.0014289</text:p>
          </table:table-cell>
          <table:table-cell office:value-type="float" office:value="-0.038374">
            <text:p>-0.038374</text:p>
          </table:table-cell>
          <table:table-cell office:value-type="float" office:value="-0.032228">
            <text:p>-0.032228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75">
            <text:p>75</text:p>
          </table:table-cell>
          <table:table-cell office:value-type="float" office:value="-61">
            <text:p>-61</text:p>
          </table:table-cell>
          <table:table-cell office:value-type="float" office:value="5">
            <text:p>5</text:p>
          </table:table-cell>
          <table:table-cell office:value-type="float" office:value="-9">
            <text:p>-9</text:p>
          </table:table-cell>
          <table:table-cell office:value-type="float" office:value="9">
            <text:p>9</text:p>
          </table:table-cell>
          <table:table-cell office:value-type="float" office:value="0.15523">
            <text:p>0.15523</text:p>
          </table:table-cell>
          <table:table-cell office:value-type="float" office:value="0.34514">
            <text:p>0.34514</text:p>
          </table:table-cell>
          <table:table-cell office:value-type="float" office:value="-0.0032606">
            <text:p>-0.0032606</text:p>
          </table:table-cell>
          <table:table-cell office:value-type="float" office:value="0.012812">
            <text:p>0.012812</text:p>
          </table:table-cell>
          <table:table-cell office:value-type="float" office:value="-0.044471">
            <text:p>-0.044471</text:p>
          </table:table-cell>
          <table:table-cell office:value-type="float" office:value="-0.067711">
            <text:p>-0.067711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76">
            <text:p>76</text:p>
          </table:table-cell>
          <table:table-cell office:value-type="float" office:value="-4">
            <text:p>-4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0.023932">
            <text:p>0.023932</text:p>
          </table:table-cell>
          <table:table-cell office:value-type="float" office:value="0.29619">
            <text:p>0.29619</text:p>
          </table:table-cell>
          <table:table-cell office:value-type="float" office:value="0.0091273">
            <text:p>0.0091273</text:p>
          </table:table-cell>
          <table:table-cell office:value-type="float" office:value="0.012837">
            <text:p>0.012837</text:p>
          </table:table-cell>
          <table:table-cell office:value-type="float" office:value="-0.011034">
            <text:p>-0.011034</text:p>
          </table:table-cell>
          <table:table-cell office:value-type="float" office:value="0.040673">
            <text:p>0.040673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77">
            <text:p>77</text:p>
          </table:table-cell>
          <table:table-cell office:value-type="float" office:value="-58">
            <text:p>-58</text:p>
          </table:table-cell>
          <table:table-cell office:value-type="float" office:value="-8">
            <text:p>-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.093794">
            <text:p>0.093794</text:p>
          </table:table-cell>
          <table:table-cell office:value-type="float" office:value="0.11206">
            <text:p>0.11206</text:p>
          </table:table-cell>
          <table:table-cell office:value-type="float" office:value="-0.010285">
            <text:p>-0.010285</text:p>
          </table:table-cell>
          <table:table-cell office:value-type="float" office:value="-0.0037203">
            <text:p>-0.0037203</text:p>
          </table:table-cell>
          <table:table-cell office:value-type="float" office:value="-0.035981">
            <text:p>-0.035981</text:p>
          </table:table-cell>
          <table:table-cell office:value-type="float" office:value="-0.023889">
            <text:p>-0.023889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78">
            <text:p>78</text:p>
          </table:table-cell>
          <table:table-cell office:value-type="float" office:value="-12">
            <text:p>-1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0.089689">
            <text:p>0.089689</text:p>
          </table:table-cell>
          <table:table-cell office:value-type="float" office:value="0.74355">
            <text:p>0.74355</text:p>
          </table:table-cell>
          <table:table-cell office:value-type="float" office:value="-0.0080961">
            <text:p>-0.0080961</text:p>
          </table:table-cell>
          <table:table-cell office:value-type="float" office:value="0.015112">
            <text:p>0.015112</text:p>
          </table:table-cell>
          <table:table-cell office:value-type="float" office:value="-0.03477">
            <text:p>-0.03477</text:p>
          </table:table-cell>
          <table:table-cell office:value-type="float" office:value="0.033967">
            <text:p>0.033967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79">
            <text:p>79</text:p>
          </table:table-cell>
          <table:table-cell office:value-type="float" office:value="-163">
            <text:p>-163</text:p>
          </table:table-cell>
          <table:table-cell office:value-type="float" office:value="-5">
            <text:p>-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0.042816">
            <text:p>0.042816</text:p>
          </table:table-cell>
          <table:table-cell office:value-type="float" office:value="-0.06873">
            <text:p>-0.06873</text:p>
          </table:table-cell>
          <table:table-cell office:value-type="float" office:value="-0.020372">
            <text:p>-0.020372</text:p>
          </table:table-cell>
          <table:table-cell office:value-type="float" office:value="0.00088422">
            <text:p>0.00088422</text:p>
          </table:table-cell>
          <table:table-cell office:value-type="float" office:value="-0.02253">
            <text:p>-0.02253</text:p>
          </table:table-cell>
          <table:table-cell office:value-type="float" office:value="0.038002">
            <text:p>0.038002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80">
            <text:p>80</text:p>
          </table:table-cell>
          <table:table-cell office:value-type="float" office:value="-26">
            <text:p>-26</text:p>
          </table:table-cell>
          <table:table-cell office:value-type="float" office:value="-6">
            <text:p>-6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0.047839">
            <text:p>0.047839</text:p>
          </table:table-cell>
          <table:table-cell office:value-type="float" office:value="-0.099543">
            <text:p>-0.099543</text:p>
          </table:table-cell>
          <table:table-cell office:value-type="float" office:value="0.011459">
            <text:p>0.011459</text:p>
          </table:table-cell>
          <table:table-cell office:value-type="float" office:value="-0.0088604">
            <text:p>-0.0088604</text:p>
          </table:table-cell>
          <table:table-cell office:value-type="float" office:value="-0.030357">
            <text:p>-0.030357</text:p>
          </table:table-cell>
          <table:table-cell office:value-type="float" office:value="-0.06868">
            <text:p>-0.06868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81">
            <text:p>81</text:p>
          </table:table-cell>
          <table:table-cell office:value-type="float" office:value="-119">
            <text:p>-11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.11331">
            <text:p>0.11331</text:p>
          </table:table-cell>
          <table:table-cell office:value-type="float" office:value="-0.1257">
            <text:p>-0.1257</text:p>
          </table:table-cell>
          <table:table-cell office:value-type="float" office:value="-0.038244">
            <text:p>-0.038244</text:p>
          </table:table-cell>
          <table:table-cell office:value-type="float" office:value="-0.029575">
            <text:p>-0.029575</text:p>
          </table:table-cell>
          <table:table-cell office:value-type="float" office:value="-0.045322">
            <text:p>-0.045322</text:p>
          </table:table-cell>
          <table:table-cell office:value-type="float" office:value="0.021953">
            <text:p>0.021953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82">
            <text:p>82</text:p>
          </table:table-cell>
          <table:table-cell office:value-type="float" office:value="-134">
            <text:p>-134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9">
            <text:p>9</text:p>
          </table:table-cell>
          <table:table-cell office:value-type="float" office:value="0.1318">
            <text:p>0.1318</text:p>
          </table:table-cell>
          <table:table-cell office:value-type="float" office:value="-0.26425">
            <text:p>-0.26425</text:p>
          </table:table-cell>
          <table:table-cell office:value-type="float" office:value="-0.084013">
            <text:p>-0.084013</text:p>
          </table:table-cell>
          <table:table-cell office:value-type="float" office:value="-0.028434">
            <text:p>-0.028434</text:p>
          </table:table-cell>
          <table:table-cell office:value-type="float" office:value="-0.028723">
            <text:p>-0.028723</text:p>
          </table:table-cell>
          <table:table-cell office:value-type="float" office:value="-0.005048">
            <text:p>-0.005048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83">
            <text:p>83</text:p>
          </table:table-cell>
          <table:table-cell office:value-type="float" office:value="-136">
            <text:p>-136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9">
            <text:p>9</text:p>
          </table:table-cell>
          <table:table-cell office:value-type="float" office:value="0.094042">
            <text:p>0.094042</text:p>
          </table:table-cell>
          <table:table-cell office:value-type="float" office:value="-0.15003">
            <text:p>-0.15003</text:p>
          </table:table-cell>
          <table:table-cell office:value-type="float" office:value="-0.048214">
            <text:p>-0.048214</text:p>
          </table:table-cell>
          <table:table-cell office:value-type="float" office:value="-0.027004">
            <text:p>-0.027004</text:p>
          </table:table-cell>
          <table:table-cell office:value-type="float" office:value="-0.033125">
            <text:p>-0.033125</text:p>
          </table:table-cell>
          <table:table-cell office:value-type="float" office:value="0.035884">
            <text:p>0.035884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84">
            <text:p>84</text:p>
          </table:table-cell>
          <table:table-cell office:value-type="float" office:value="-68">
            <text:p>-68</text:p>
          </table:table-cell>
          <table:table-cell office:value-type="float" office:value="-4">
            <text:p>-4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0.13386">
            <text:p>0.13386</text:p>
          </table:table-cell>
          <table:table-cell office:value-type="float" office:value="-0.17659">
            <text:p>-0.17659</text:p>
          </table:table-cell>
          <table:table-cell office:value-type="float" office:value="-0.013549">
            <text:p>-0.013549</text:p>
          </table:table-cell>
          <table:table-cell office:value-type="float" office:value="-0.03065">
            <text:p>-0.03065</text:p>
          </table:table-cell>
          <table:table-cell office:value-type="float" office:value="-0.047394">
            <text:p>-0.047394</text:p>
          </table:table-cell>
          <table:table-cell office:value-type="float" office:value="-0.059984">
            <text:p>-0.059984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85">
            <text:p>85</text:p>
          </table:table-cell>
          <table:table-cell office:value-type="float" office:value="-101">
            <text:p>-101</text:p>
          </table:table-cell>
          <table:table-cell office:value-type="float" office:value="5">
            <text:p>5</text:p>
          </table:table-cell>
          <table:table-cell office:value-type="float" office:value="-8">
            <text:p>-8</text:p>
          </table:table-cell>
          <table:table-cell office:value-type="float" office:value="9">
            <text:p>9</text:p>
          </table:table-cell>
          <table:table-cell office:value-type="float" office:value="0.11176">
            <text:p>0.11176</text:p>
          </table:table-cell>
          <table:table-cell office:value-type="float" office:value="0.057797">
            <text:p>0.057797</text:p>
          </table:table-cell>
          <table:table-cell office:value-type="float" office:value="0.0042975">
            <text:p>0.0042975</text:p>
          </table:table-cell>
          <table:table-cell office:value-type="float" office:value="-0.0013954">
            <text:p>-0.0013954</text:p>
          </table:table-cell>
          <table:table-cell office:value-type="float" office:value="-0.049268">
            <text:p>-0.049268</text:p>
          </table:table-cell>
          <table:table-cell office:value-type="float" office:value="0.029084">
            <text:p>0.029084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86">
            <text:p>86</text:p>
          </table:table-cell>
          <table:table-cell office:value-type="float" office:value="-52">
            <text:p>-52</text:p>
          </table:table-cell>
          <table:table-cell office:value-type="float" office:value="-2">
            <text:p>-2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0.10602">
            <text:p>0.10602</text:p>
          </table:table-cell>
          <table:table-cell office:value-type="float" office:value="-0.15288">
            <text:p>-0.15288</text:p>
          </table:table-cell>
          <table:table-cell office:value-type="float" office:value="0.0045857">
            <text:p>0.0045857</text:p>
          </table:table-cell>
          <table:table-cell office:value-type="float" office:value="-0.023503">
            <text:p>-0.023503</text:p>
          </table:table-cell>
          <table:table-cell office:value-type="float" office:value="-0.042823">
            <text:p>-0.042823</text:p>
          </table:table-cell>
          <table:table-cell office:value-type="float" office:value="-0.086815">
            <text:p>-0.086815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87">
            <text:p>87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-8">
            <text:p>-8</text:p>
          </table:table-cell>
          <table:table-cell office:value-type="float" office:value="9">
            <text:p>9</text:p>
          </table:table-cell>
          <table:table-cell office:value-type="float" office:value="0.063366">
            <text:p>0.063366</text:p>
          </table:table-cell>
          <table:table-cell office:value-type="float" office:value="0.6552">
            <text:p>0.6552</text:p>
          </table:table-cell>
          <table:table-cell office:value-type="float" office:value="-0.0032185">
            <text:p>-0.0032185</text:p>
          </table:table-cell>
          <table:table-cell office:value-type="float" office:value="-0.00071801">
            <text:p>-0.00071801</text:p>
          </table:table-cell>
          <table:table-cell office:value-type="float" office:value="-0.0021932">
            <text:p>-0.0021932</text:p>
          </table:table-cell>
          <table:table-cell office:value-type="float" office:value="-0.094184">
            <text:p>-0.094184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88">
            <text:p>88</text:p>
          </table:table-cell>
          <table:table-cell office:value-type="float" office:value="-64">
            <text:p>-64</text:p>
          </table:table-cell>
          <table:table-cell office:value-type="float" office:value="9">
            <text:p>9</text:p>
          </table:table-cell>
          <table:table-cell office:value-type="float" office:value="-9">
            <text:p>-9</text:p>
          </table:table-cell>
          <table:table-cell office:value-type="float" office:value="9">
            <text:p>9</text:p>
          </table:table-cell>
          <table:table-cell office:value-type="float" office:value="0.17104">
            <text:p>0.17104</text:p>
          </table:table-cell>
          <table:table-cell office:value-type="float" office:value="0.3515">
            <text:p>0.3515</text:p>
          </table:table-cell>
          <table:table-cell office:value-type="float" office:value="0.0064123">
            <text:p>0.0064123</text:p>
          </table:table-cell>
          <table:table-cell office:value-type="float" office:value="0.019941">
            <text:p>0.019941</text:p>
          </table:table-cell>
          <table:table-cell office:value-type="float" office:value="-0.047405">
            <text:p>-0.047405</text:p>
          </table:table-cell>
          <table:table-cell office:value-type="float" office:value="-0.044687">
            <text:p>-0.044687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89">
            <text:p>89</text:p>
          </table:table-cell>
          <table:table-cell office:value-type="float" office:value="-33">
            <text:p>-33</text:p>
          </table:table-cell>
          <table:table-cell office:value-type="float" office:value="10">
            <text:p>10</text:p>
          </table:table-cell>
          <table:table-cell office:value-type="float" office:value="-4">
            <text:p>-4</text:p>
          </table:table-cell>
          <table:table-cell office:value-type="float" office:value="9">
            <text:p>9</text:p>
          </table:table-cell>
          <table:table-cell office:value-type="float" office:value="0.14033">
            <text:p>0.14033</text:p>
          </table:table-cell>
          <table:table-cell office:value-type="float" office:value="0.62741">
            <text:p>0.62741</text:p>
          </table:table-cell>
          <table:table-cell office:value-type="float" office:value="0.0026753">
            <text:p>0.0026753</text:p>
          </table:table-cell>
          <table:table-cell office:value-type="float" office:value="0.024575">
            <text:p>0.024575</text:p>
          </table:table-cell>
          <table:table-cell office:value-type="float" office:value="-0.038888">
            <text:p>-0.038888</text:p>
          </table:table-cell>
          <table:table-cell office:value-type="float" office:value="-0.059417">
            <text:p>-0.059417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90">
            <text:p>90</text:p>
          </table:table-cell>
          <table:table-cell office:value-type="float" office:value="-123">
            <text:p>-123</text:p>
          </table:table-cell>
          <table:table-cell office:value-type="float" office:value="3">
            <text:p>3</text:p>
          </table:table-cell>
          <table:table-cell office:value-type="float" office:value="-9">
            <text:p>-9</text:p>
          </table:table-cell>
          <table:table-cell office:value-type="float" office:value="9">
            <text:p>9</text:p>
          </table:table-cell>
          <table:table-cell office:value-type="float" office:value="0.097736">
            <text:p>0.097736</text:p>
          </table:table-cell>
          <table:table-cell office:value-type="float" office:value="0.073196">
            <text:p>0.073196</text:p>
          </table:table-cell>
          <table:table-cell office:value-type="float" office:value="-0.0023381">
            <text:p>-0.0023381</text:p>
          </table:table-cell>
          <table:table-cell office:value-type="float" office:value="0.0013584">
            <text:p>0.0013584</text:p>
          </table:table-cell>
          <table:table-cell office:value-type="float" office:value="-0.044081">
            <text:p>-0.044081</text:p>
          </table:table-cell>
          <table:table-cell office:value-type="float" office:value="0.066216">
            <text:p>0.066216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91">
            <text:p>91</text:p>
          </table:table-cell>
          <table:table-cell office:value-type="float" office:value="-47">
            <text:p>-47</text:p>
          </table:table-cell>
          <table:table-cell office:value-type="float" office:value="-4">
            <text:p>-4</text:p>
          </table:table-cell>
          <table:table-cell office:value-type="float" office:value="-9">
            <text:p>-9</text:p>
          </table:table-cell>
          <table:table-cell office:value-type="float" office:value="9">
            <text:p>9</text:p>
          </table:table-cell>
          <table:table-cell office:value-type="float" office:value="0.094797">
            <text:p>0.094797</text:p>
          </table:table-cell>
          <table:table-cell office:value-type="float" office:value="0.3174">
            <text:p>0.3174</text:p>
          </table:table-cell>
          <table:table-cell office:value-type="float" office:value="0.0089035">
            <text:p>0.0089035</text:p>
          </table:table-cell>
          <table:table-cell office:value-type="float" office:value="0.00083263">
            <text:p>0.00083263</text:p>
          </table:table-cell>
          <table:table-cell office:value-type="float" office:value="-0.033821">
            <text:p>-0.033821</text:p>
          </table:table-cell>
          <table:table-cell office:value-type="float" office:value="-0.11104">
            <text:p>-0.11104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92">
            <text:p>92</text:p>
          </table:table-cell>
          <table:table-cell office:value-type="float" office:value="-95">
            <text:p>-95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float" office:value="9">
            <text:p>9</text:p>
          </table:table-cell>
          <table:table-cell office:value-type="float" office:value="0.1092">
            <text:p>0.1092</text:p>
          </table:table-cell>
          <table:table-cell office:value-type="float" office:value="0.037131">
            <text:p>0.037131</text:p>
          </table:table-cell>
          <table:table-cell office:value-type="float" office:value="0.0011483">
            <text:p>0.0011483</text:p>
          </table:table-cell>
          <table:table-cell office:value-type="float" office:value="-0.0081615">
            <text:p>-0.0081615</text:p>
          </table:table-cell>
          <table:table-cell office:value-type="float" office:value="-0.047263">
            <text:p>-0.047263</text:p>
          </table:table-cell>
          <table:table-cell office:value-type="float" office:value="0.0095795">
            <text:p>0.0095795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93">
            <text:p>93</text:p>
          </table:table-cell>
          <table:table-cell office:value-type="float" office:value="-71">
            <text:p>-71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9">
            <text:p>9</text:p>
          </table:table-cell>
          <table:table-cell office:value-type="float" office:value="0.10659">
            <text:p>0.10659</text:p>
          </table:table-cell>
          <table:table-cell office:value-type="float" office:value="0.070891">
            <text:p>0.070891</text:p>
          </table:table-cell>
          <table:table-cell office:value-type="float" office:value="0.0027145">
            <text:p>0.0027145</text:p>
          </table:table-cell>
          <table:table-cell office:value-type="float" office:value="-0.01049">
            <text:p>-0.01049</text:p>
          </table:table-cell>
          <table:table-cell office:value-type="float" office:value="-0.044305">
            <text:p>-0.044305</text:p>
          </table:table-cell>
          <table:table-cell office:value-type="float" office:value="-0.028393">
            <text:p>-0.028393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94">
            <text:p>94</text:p>
          </table:table-cell>
          <table:table-cell office:value-type="float" office:value="-173">
            <text:p>-173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9">
            <text:p>9</text:p>
          </table:table-cell>
          <table:table-cell office:value-type="float" office:value="0.13014">
            <text:p>0.13014</text:p>
          </table:table-cell>
          <table:table-cell office:value-type="float" office:value="-0.28853">
            <text:p>-0.28853</text:p>
          </table:table-cell>
          <table:table-cell office:value-type="float" office:value="-0.089649">
            <text:p>-0.089649</text:p>
          </table:table-cell>
          <table:table-cell office:value-type="float" office:value="0.007315">
            <text:p>0.007315</text:p>
          </table:table-cell>
          <table:table-cell office:value-type="float" office:value="-0.011462">
            <text:p>-0.011462</text:p>
          </table:table-cell>
          <table:table-cell office:value-type="float" office:value="0.0085893">
            <text:p>0.0085893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95">
            <text:p>95</text:p>
          </table:table-cell>
          <table:table-cell office:value-type="float" office:value="-98">
            <text:p>-98</text:p>
          </table:table-cell>
          <table:table-cell office:value-type="float" office:value="-9">
            <text:p>-9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.10511">
            <text:p>0.10511</text:p>
          </table:table-cell>
          <table:table-cell office:value-type="float" office:value="-0.028777">
            <text:p>-0.028777</text:p>
          </table:table-cell>
          <table:table-cell office:value-type="float" office:value="-0.0014519">
            <text:p>-0.0014519</text:p>
          </table:table-cell>
          <table:table-cell office:value-type="float" office:value="-0.016785">
            <text:p>-0.016785</text:p>
          </table:table-cell>
          <table:table-cell office:value-type="float" office:value="-0.048903">
            <text:p>-0.048903</text:p>
          </table:table-cell>
          <table:table-cell office:value-type="float" office:value="0.012346">
            <text:p>0.012346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96">
            <text:p>96</text:p>
          </table:table-cell>
          <table:table-cell office:value-type="float" office:value="-60">
            <text:p>-60</text:p>
          </table:table-cell>
          <table:table-cell office:value-type="float" office:value="-3">
            <text:p>-3</text:p>
          </table:table-cell>
          <table:table-cell office:value-type="float" office:value="-5">
            <text:p>-5</text:p>
          </table:table-cell>
          <table:table-cell office:value-type="float" office:value="9">
            <text:p>9</text:p>
          </table:table-cell>
          <table:table-cell office:value-type="float" office:value="0.105">
            <text:p>0.105</text:p>
          </table:table-cell>
          <table:table-cell office:value-type="float" office:value="0.17032">
            <text:p>0.17032</text:p>
          </table:table-cell>
          <table:table-cell office:value-type="float" office:value="0.0059932">
            <text:p>0.0059932</text:p>
          </table:table-cell>
          <table:table-cell office:value-type="float" office:value="0.0010517">
            <text:p>0.0010517</text:p>
          </table:table-cell>
          <table:table-cell office:value-type="float" office:value="-0.042144">
            <text:p>-0.042144</text:p>
          </table:table-cell>
          <table:table-cell office:value-type="float" office:value="-0.062283">
            <text:p>-0.062283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97">
            <text:p>97</text:p>
          </table:table-cell>
          <table:table-cell office:value-type="float" office:value="-163">
            <text:p>-16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0.15275">
            <text:p>0.15275</text:p>
          </table:table-cell>
          <table:table-cell office:value-type="float" office:value="-0.43476">
            <text:p>-0.43476</text:p>
          </table:table-cell>
          <table:table-cell office:value-type="float" office:value="-0.11604">
            <text:p>-0.11604</text:p>
          </table:table-cell>
          <table:table-cell office:value-type="float" office:value="0.026258">
            <text:p>0.026258</text:p>
          </table:table-cell>
          <table:table-cell office:value-type="float" office:value="-0.027833">
            <text:p>-0.027833</text:p>
          </table:table-cell>
          <table:table-cell office:value-type="float" office:value="0.060689">
            <text:p>0.060689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98">
            <text:p>98</text:p>
          </table:table-cell>
          <table:table-cell office:value-type="float" office:value="-104">
            <text:p>-104</text:p>
          </table:table-cell>
          <table:table-cell office:value-type="float" office:value="-4">
            <text:p>-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.11135">
            <text:p>0.11135</text:p>
          </table:table-cell>
          <table:table-cell office:value-type="float" office:value="-0.053896">
            <text:p>-0.053896</text:p>
          </table:table-cell>
          <table:table-cell office:value-type="float" office:value="-0.01263">
            <text:p>-0.01263</text:p>
          </table:table-cell>
          <table:table-cell office:value-type="float" office:value="-0.022283">
            <text:p>-0.022283</text:p>
          </table:table-cell>
          <table:table-cell office:value-type="float" office:value="-0.050037">
            <text:p>-0.050037</text:p>
          </table:table-cell>
          <table:table-cell office:value-type="float" office:value="0.0178">
            <text:p>0.0178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99">
            <text:p>99</text:p>
          </table:table-cell>
          <table:table-cell office:value-type="float" office:value="-165">
            <text:p>-165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0.12547">
            <text:p>0.12547</text:p>
          </table:table-cell>
          <table:table-cell office:value-type="float" office:value="-0.37857">
            <text:p>-0.37857</text:p>
          </table:table-cell>
          <table:table-cell office:value-type="float" office:value="-0.10016">
            <text:p>-0.10016</text:p>
          </table:table-cell>
          <table:table-cell office:value-type="float" office:value="0.0094749">
            <text:p>0.0094749</text:p>
          </table:table-cell>
          <table:table-cell office:value-type="float" office:value="-0.029601">
            <text:p>-0.029601</text:p>
          </table:table-cell>
          <table:table-cell office:value-type="float" office:value="0.048922">
            <text:p>0.048922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100">
            <text:p>100</text:p>
          </table:table-cell>
          <table:table-cell office:value-type="float" office:value="-34">
            <text:p>-34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.062485">
            <text:p>0.062485</text:p>
          </table:table-cell>
          <table:table-cell office:value-type="float" office:value="0.23674">
            <text:p>0.23674</text:p>
          </table:table-cell>
          <table:table-cell office:value-type="float" office:value="0.011968">
            <text:p>0.011968</text:p>
          </table:table-cell>
          <table:table-cell office:value-type="float" office:value="-0.0093885">
            <text:p>-0.0093885</text:p>
          </table:table-cell>
          <table:table-cell office:value-type="float" office:value="-0.034247">
            <text:p>-0.034247</text:p>
          </table:table-cell>
          <table:table-cell office:value-type="float" office:value="-0.046238">
            <text:p>-0.046238</text:p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101">
            <text:p>101</text:p>
          </table:table-cell>
          <table:table-cell office:value-type="float" office:value="-90">
            <text:p>-90</text:p>
          </table:table-cell>
          <table:table-cell office:value-type="float" office:value="0">
            <text:p/>
          </table:table-cell>
          <table:table-cell office:value-type="float" office:value="45">
            <text:p>45</text:p>
          </table:table-cell>
          <table:table-cell office:value-type="float" office:value="9">
            <text:p>9</text:p>
          </table:table-cell>
          <table:table-cell office:value-type="float" office:value="0.63712">
            <text:p>0.63712</text:p>
          </table:table-cell>
          <table:table-cell office:value-type="float" office:value="0.5068">
            <text:p>0.5068</text:p>
          </table:table-cell>
          <table:table-cell office:value-type="float" office:value="-0.1497">
            <text:p>-0.1497</text:p>
          </table:table-cell>
          <table:table-cell office:value-type="float" office:value="-0.081442">
            <text:p>-0.081442</text:p>
          </table:table-cell>
          <table:table-cell office:value-type="float" office:value="-0.10707">
            <text:p>-0.10707</text:p>
          </table:table-cell>
          <table:table-cell office:value-type="float" office:value="-0.0">
            <text:p/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102">
            <text:p>102</text:p>
          </table:table-cell>
          <table:table-cell office:value-type="float" office:value="-135">
            <text:p>-135</text:p>
          </table:table-cell>
          <table:table-cell office:value-type="float" office:value="0">
            <text:p/>
          </table:table-cell>
          <table:table-cell office:value-type="float" office:value="-45">
            <text:p>-45</text:p>
          </table:table-cell>
          <table:table-cell office:value-type="float" office:value="9">
            <text:p>9</text:p>
          </table:table-cell>
          <table:table-cell office:value-type="float" office:value="0.33223">
            <text:p>0.33223</text:p>
          </table:table-cell>
          <table:table-cell office:value-type="float" office:value="0.46318">
            <text:p>0.46318</text:p>
          </table:table-cell>
          <table:table-cell office:value-type="float" office:value="0.095428">
            <text:p>0.095428</text:p>
          </table:table-cell>
          <table:table-cell office:value-type="float" office:value="0.013916">
            <text:p>0.013916</text:p>
          </table:table-cell>
          <table:table-cell office:value-type="float" office:value="-0.12184">
            <text:p>-0.12184</text:p>
          </table:table-cell>
          <table:table-cell office:value-type="float" office:value="-0.0">
            <text:p/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104">
            <text:p>104</text:p>
          </table:table-cell>
          <table:table-cell office:value-type="float" office:value="-180">
            <text:p>-180</text:p>
          </table:table-cell>
          <table:table-cell office:value-type="float" office:value="-45">
            <text:p>-45</text:p>
          </table:table-cell>
          <table:table-cell office:value-type="float" office:value="180">
            <text:p>180</text:p>
          </table:table-cell>
          <table:table-cell office:value-type="float" office:value="9">
            <text:p>9</text:p>
          </table:table-cell>
          <table:table-cell office:value-type="float" office:value="0.49674">
            <text:p>0.49674</text:p>
          </table:table-cell>
          <table:table-cell office:value-type="float" office:value="-0.56345">
            <text:p>-0.56345</text:p>
          </table:table-cell>
          <table:table-cell office:value-type="float" office:value="-0.15868">
            <text:p>-0.15868</text:p>
          </table:table-cell>
          <table:table-cell office:value-type="float" office:value="0.0025659">
            <text:p>0.0025659</text:p>
          </table:table-cell>
          <table:table-cell office:value-type="float" office:value="0.0014481">
            <text:p>0.0014481</text:p>
          </table:table-cell>
          <table:table-cell office:value-type="float" office:value="-0.0">
            <text:p/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105">
            <text:p>105</text:p>
          </table:table-cell>
          <table:table-cell office:value-type="float" office:value="-180">
            <text:p>-180</text:p>
          </table:table-cell>
          <table:table-cell office:value-type="float" office:value="0">
            <text:p/>
          </table:table-cell>
          <table:table-cell office:value-type="float" office:value="180">
            <text:p>180</text:p>
          </table:table-cell>
          <table:table-cell office:value-type="float" office:value="9">
            <text:p>9</text:p>
          </table:table-cell>
          <table:table-cell office:value-type="float" office:value="0.051123">
            <text:p>0.051123</text:p>
          </table:table-cell>
          <table:table-cell office:value-type="float" office:value="0.2148">
            <text:p>0.2148</text:p>
          </table:table-cell>
          <table:table-cell office:value-type="float" office:value="0.049068">
            <text:p>0.049068</text:p>
          </table:table-cell>
          <table:table-cell office:value-type="float" office:value="0.0035757">
            <text:p>0.0035757</text:p>
          </table:table-cell>
          <table:table-cell office:value-type="float" office:value="-0.00031073">
            <text:p>-0.00031073</text:p>
          </table:table-cell>
          <table:table-cell office:value-type="float" office:value="-0.0">
            <text:p/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106">
            <text:p>106</text:p>
          </table:table-cell>
          <table:table-cell office:value-type="float" office:value="-45">
            <text:p>-45</text:p>
          </table:table-cell>
          <table:table-cell office:value-type="float" office:value="45">
            <text:p>45</text:p>
          </table:table-cell>
          <table:table-cell office:value-type="float" office:value="-45">
            <text:p>-45</text:p>
          </table:table-cell>
          <table:table-cell office:value-type="float" office:value="9">
            <text:p>9</text:p>
          </table:table-cell>
          <table:table-cell office:value-type="float" office:value="0.91743">
            <text:p>0.91743</text:p>
          </table:table-cell>
          <table:table-cell office:value-type="float" office:value="0.50349">
            <text:p>0.50349</text:p>
          </table:table-cell>
          <table:table-cell office:value-type="float" office:value="0.06447">
            <text:p>0.06447</text:p>
          </table:table-cell>
          <table:table-cell office:value-type="float" office:value="0.10219">
            <text:p>0.10219</text:p>
          </table:table-cell>
          <table:table-cell office:value-type="float" office:value="-0.20518">
            <text:p>-0.20518</text:p>
          </table:table-cell>
          <table:table-cell office:value-type="float" office:value="-0.0">
            <text:p/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107">
            <text:p>107</text:p>
          </table:table-cell>
          <table:table-cell office:value-type="float" office:value="-45">
            <text:p>-45</text:p>
          </table:table-cell>
          <table:table-cell office:value-type="float" office:value="90">
            <text:p>90</text:p>
          </table:table-cell>
          <table:table-cell office:value-type="float" office:value="-90">
            <text:p>-90</text:p>
          </table:table-cell>
          <table:table-cell office:value-type="float" office:value="9">
            <text:p>9</text:p>
          </table:table-cell>
          <table:table-cell office:value-type="float" office:value="0.47439">
            <text:p>0.47439</text:p>
          </table:table-cell>
          <table:table-cell office:value-type="float" office:value="-0.00061814">
            <text:p>-0.00061814</text:p>
          </table:table-cell>
          <table:table-cell office:value-type="float" office:value="-0.011756">
            <text:p>-0.011756</text:p>
          </table:table-cell>
          <table:table-cell office:value-type="float" office:value="0.013725">
            <text:p>0.013725</text:p>
          </table:table-cell>
          <table:table-cell office:value-type="float" office:value="-0.14363">
            <text:p>-0.14363</text:p>
          </table:table-cell>
          <table:table-cell office:value-type="float" office:value="-0.0">
            <text:p/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108">
            <text:p>108</text:p>
          </table:table-cell>
          <table:table-cell office:value-type="float" office:value="-45">
            <text:p>-45</text:p>
          </table:table-cell>
          <table:table-cell office:value-type="float" office:value="135">
            <text:p>135</text:p>
          </table:table-cell>
          <table:table-cell office:value-type="float" office:value="-135">
            <text:p>-135</text:p>
          </table:table-cell>
          <table:table-cell office:value-type="float" office:value="9">
            <text:p>9</text:p>
          </table:table-cell>
          <table:table-cell office:value-type="float" office:value="0.063106">
            <text:p>0.063106</text:p>
          </table:table-cell>
          <table:table-cell office:value-type="float" office:value="0.14333">
            <text:p>0.14333</text:p>
          </table:table-cell>
          <table:table-cell office:value-type="float" office:value="0.041655">
            <text:p>0.041655</text:p>
          </table:table-cell>
          <table:table-cell office:value-type="float" office:value="-0.0044067">
            <text:p>-0.0044067</text:p>
          </table:table-cell>
          <table:table-cell office:value-type="float" office:value="-0.014076">
            <text:p>-0.014076</text:p>
          </table:table-cell>
          <table:table-cell office:value-type="float" office:value="-0.0">
            <text:p/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109">
            <text:p>109</text:p>
          </table:table-cell>
          <table:table-cell office:value-type="float" office:value="-45">
            <text:p>-45</text:p>
          </table:table-cell>
          <table:table-cell office:value-type="float" office:value="-45">
            <text:p>-45</text:p>
          </table:table-cell>
          <table:table-cell office:value-type="float" office:value="45">
            <text:p>45</text:p>
          </table:table-cell>
          <table:table-cell office:value-type="float" office:value="9">
            <text:p>9</text:p>
          </table:table-cell>
          <table:table-cell office:value-type="float" office:value="0.83884">
            <text:p>0.83884</text:p>
          </table:table-cell>
          <table:table-cell office:value-type="float" office:value="-0.50399">
            <text:p>-0.50399</text:p>
          </table:table-cell>
          <table:table-cell office:value-type="float" office:value="-0.039489">
            <text:p>-0.039489</text:p>
          </table:table-cell>
          <table:table-cell office:value-type="float" office:value="-0.074487">
            <text:p>-0.074487</text:p>
          </table:table-cell>
          <table:table-cell office:value-type="float" office:value="-0.15233">
            <text:p>-0.15233</text:p>
          </table:table-cell>
          <table:table-cell office:value-type="float" office:value="-0.0">
            <text:p/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110">
            <text:p>110</text:p>
          </table:table-cell>
          <table:table-cell office:value-type="float" office:value="-45">
            <text:p>-45</text:p>
          </table:table-cell>
          <table:table-cell office:value-type="float" office:value="-90">
            <text:p>-90</text:p>
          </table:table-cell>
          <table:table-cell office:value-type="float" office:value="90">
            <text:p>90</text:p>
          </table:table-cell>
          <table:table-cell office:value-type="float" office:value="9">
            <text:p>9</text:p>
          </table:table-cell>
          <table:table-cell office:value-type="float" office:value="0.53357">
            <text:p>0.53357</text:p>
          </table:table-cell>
          <table:table-cell office:value-type="float" office:value="0.00047761">
            <text:p>0.00047761</text:p>
          </table:table-cell>
          <table:table-cell office:value-type="float" office:value="-0.011169">
            <text:p>-0.011169</text:p>
          </table:table-cell>
          <table:table-cell office:value-type="float" office:value="0.0063943">
            <text:p>0.0063943</text:p>
          </table:table-cell>
          <table:table-cell office:value-type="float" office:value="-0.14011">
            <text:p>-0.14011</text:p>
          </table:table-cell>
          <table:table-cell office:value-type="float" office:value="-0.0">
            <text:p/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111">
            <text:p>111</text:p>
          </table:table-cell>
          <table:table-cell office:value-type="float" office:value="-90">
            <text:p>-90</text:p>
          </table:table-cell>
          <table:table-cell office:value-type="float" office:value="0">
            <text:p/>
          </table:table-cell>
          <table:table-cell office:value-type="float" office:value="45">
            <text:p>45</text:p>
          </table:table-cell>
          <table:table-cell office:value-type="float" office:value="9">
            <text:p>9</text:p>
          </table:table-cell>
          <table:table-cell office:value-type="float" office:value="0.68372">
            <text:p>0.68372</text:p>
          </table:table-cell>
          <table:table-cell office:value-type="float" office:value="-0.54882">
            <text:p>-0.54882</text:p>
          </table:table-cell>
          <table:table-cell office:value-type="float" office:value="-0.18548">
            <text:p>-0.18548</text:p>
          </table:table-cell>
          <table:table-cell office:value-type="float" office:value="-0.093419">
            <text:p>-0.093419</text:p>
          </table:table-cell>
          <table:table-cell office:value-type="float" office:value="-0.10673">
            <text:p>-0.10673</text:p>
          </table:table-cell>
          <table:table-cell office:value-type="float" office:value="-0.0">
            <text:p/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112">
            <text:p>112</text:p>
          </table:table-cell>
          <table:table-cell office:value-type="float" office:value="-90">
            <text:p>-90</text:p>
          </table:table-cell>
          <table:table-cell office:value-type="float" office:value="0">
            <text:p/>
          </table:table-cell>
          <table:table-cell office:value-type="float" office:value="135">
            <text:p>135</text:p>
          </table:table-cell>
          <table:table-cell office:value-type="float" office:value="9">
            <text:p>9</text:p>
          </table:table-cell>
          <table:table-cell office:value-type="float" office:value="0.66968">
            <text:p>0.66968</text:p>
          </table:table-cell>
          <table:table-cell office:value-type="float" office:value="0.52843">
            <text:p>0.52843</text:p>
          </table:table-cell>
          <table:table-cell office:value-type="float" office:value="0.15309">
            <text:p>0.15309</text:p>
          </table:table-cell>
          <table:table-cell office:value-type="float" office:value="0.077149">
            <text:p>0.077149</text:p>
          </table:table-cell>
          <table:table-cell office:value-type="float" office:value="-0.098799">
            <text:p>-0.098799</text:p>
          </table:table-cell>
          <table:table-cell office:value-type="float" office:value="-0.0">
            <text:p/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113">
            <text:p>113</text:p>
          </table:table-cell>
          <table:table-cell office:value-type="float" office:value="-90">
            <text:p>-90</text:p>
          </table:table-cell>
          <table:table-cell office:value-type="float" office:value="-1">
            <text:p>-1</text:p>
          </table:table-cell>
          <table:table-cell office:value-type="float" office:value="180">
            <text:p>180</text:p>
          </table:table-cell>
          <table:table-cell office:value-type="float" office:value="9">
            <text:p>9</text:p>
          </table:table-cell>
          <table:table-cell office:value-type="float" office:value="0.13869">
            <text:p>0.13869</text:p>
          </table:table-cell>
          <table:table-cell office:value-type="float" office:value="-0.013176">
            <text:p>-0.013176</text:p>
          </table:table-cell>
          <table:table-cell office:value-type="float" office:value="-0.01024">
            <text:p>-0.01024</text:p>
          </table:table-cell>
          <table:table-cell office:value-type="float" office:value="0.015282">
            <text:p>0.015282</text:p>
          </table:table-cell>
          <table:table-cell office:value-type="float" office:value="-0.052196">
            <text:p>-0.052196</text:p>
          </table:table-cell>
          <table:table-cell office:value-type="float" office:value="-0.0">
            <text:p/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114">
            <text:p>114</text:p>
          </table:table-cell>
          <table:table-cell office:value-type="float" office:value="-90">
            <text:p>-90</text:p>
          </table:table-cell>
          <table:table-cell office:value-type="float" office:value="6">
            <text:p>6</text:p>
          </table:table-cell>
          <table:table-cell office:value-type="float" office:value="-45">
            <text:p>-45</text:p>
          </table:table-cell>
          <table:table-cell office:value-type="float" office:value="9">
            <text:p>9</text:p>
          </table:table-cell>
          <table:table-cell office:value-type="float" office:value="0.69963">
            <text:p>0.69963</text:p>
          </table:table-cell>
          <table:table-cell office:value-type="float" office:value="0.61057">
            <text:p>0.61057</text:p>
          </table:table-cell>
          <table:table-cell office:value-type="float" office:value="0.15947">
            <text:p>0.15947</text:p>
          </table:table-cell>
          <table:table-cell office:value-type="float" office:value="0.069671">
            <text:p>0.069671</text:p>
          </table:table-cell>
          <table:table-cell office:value-type="float" office:value="-0.12936">
            <text:p>-0.12936</text:p>
          </table:table-cell>
          <table:table-cell office:value-type="float" office:value="-0.0">
            <text:p/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115">
            <text:p>115</text:p>
          </table:table-cell>
          <table:table-cell office:value-type="float" office:value="-90">
            <text:p>-90</text:p>
          </table:table-cell>
          <table:table-cell office:value-type="float" office:value="5">
            <text:p>5</text:p>
          </table:table-cell>
          <table:table-cell office:value-type="float" office:value="-135">
            <text:p>-135</text:p>
          </table:table-cell>
          <table:table-cell office:value-type="float" office:value="9">
            <text:p>9</text:p>
          </table:table-cell>
          <table:table-cell office:value-type="float" office:value="0.7371">
            <text:p>0.7371</text:p>
          </table:table-cell>
          <table:table-cell office:value-type="float" office:value="-0.64464">
            <text:p>-0.64464</text:p>
          </table:table-cell>
          <table:table-cell office:value-type="float" office:value="-0.21769">
            <text:p>-0.21769</text:p>
          </table:table-cell>
          <table:table-cell office:value-type="float" office:value="-0.067164">
            <text:p>-0.067164</text:p>
          </table:table-cell>
          <table:table-cell office:value-type="float" office:value="-0.13635">
            <text:p>-0.13635</text:p>
          </table:table-cell>
          <table:table-cell office:value-type="float" office:value="-0.0">
            <text:p/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116">
            <text:p>116</text:p>
          </table:table-cell>
          <table:table-cell office:value-type="float" office:value="-135">
            <text:p>-135</text:p>
          </table:table-cell>
          <table:table-cell office:value-type="float" office:value="45">
            <text:p>45</text:p>
          </table:table-cell>
          <table:table-cell office:value-type="float" office:value="45">
            <text:p>45</text:p>
          </table:table-cell>
          <table:table-cell office:value-type="float" office:value="9">
            <text:p>9</text:p>
          </table:table-cell>
          <table:table-cell office:value-type="float" office:value="0.8105">
            <text:p>0.8105</text:p>
          </table:table-cell>
          <table:table-cell office:value-type="float" office:value="-0.33454">
            <text:p>-0.33454</text:p>
          </table:table-cell>
          <table:table-cell office:value-type="float" office:value="-0.23398">
            <text:p>-0.23398</text:p>
          </table:table-cell>
          <table:table-cell office:value-type="float" office:value="-0.06052">
            <text:p>-0.06052</text:p>
          </table:table-cell>
          <table:table-cell office:value-type="float" office:value="-0.028082">
            <text:p>-0.028082</text:p>
          </table:table-cell>
          <table:table-cell office:value-type="float" office:value="-0.0">
            <text:p/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117">
            <text:p>117</text:p>
          </table:table-cell>
          <table:table-cell office:value-type="float" office:value="-135">
            <text:p>-135</text:p>
          </table:table-cell>
          <table:table-cell office:value-type="float" office:value="45">
            <text:p>45</text:p>
          </table:table-cell>
          <table:table-cell office:value-type="float" office:value="135">
            <text:p>135</text:p>
          </table:table-cell>
          <table:table-cell office:value-type="float" office:value="9">
            <text:p>9</text:p>
          </table:table-cell>
          <table:table-cell office:value-type="float" office:value="0.80952">
            <text:p>0.80952</text:p>
          </table:table-cell>
          <table:table-cell office:value-type="float" office:value="0.33501">
            <text:p>0.33501</text:p>
          </table:table-cell>
          <table:table-cell office:value-type="float" office:value="0.20313">
            <text:p>0.20313</text:p>
          </table:table-cell>
          <table:table-cell office:value-type="float" office:value="0.049957">
            <text:p>0.049957</text:p>
          </table:table-cell>
          <table:table-cell office:value-type="float" office:value="-0.026824">
            <text:p>-0.026824</text:p>
          </table:table-cell>
          <table:table-cell office:value-type="float" office:value="-0.0">
            <text:p/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118">
            <text:p>118</text:p>
          </table:table-cell>
          <table:table-cell office:value-type="float" office:value="-135">
            <text:p>-135</text:p>
          </table:table-cell>
          <table:table-cell office:value-type="float" office:value="-45">
            <text:p>-45</text:p>
          </table:table-cell>
          <table:table-cell office:value-type="float" office:value="-45">
            <text:p>-45</text:p>
          </table:table-cell>
          <table:table-cell office:value-type="float" office:value="9">
            <text:p>9</text:p>
          </table:table-cell>
          <table:table-cell office:value-type="float" office:value="0.88517">
            <text:p>0.88517</text:p>
          </table:table-cell>
          <table:table-cell office:value-type="float" office:value="0.54648">
            <text:p>0.54648</text:p>
          </table:table-cell>
          <table:table-cell office:value-type="float" office:value="0.16881">
            <text:p>0.16881</text:p>
          </table:table-cell>
          <table:table-cell office:value-type="float" office:value="0.040021">
            <text:p>0.040021</text:p>
          </table:table-cell>
          <table:table-cell office:value-type="float" office:value="-0.066442">
            <text:p>-0.066442</text:p>
          </table:table-cell>
          <table:table-cell office:value-type="float" office:value="-0.0">
            <text:p/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  <table:table-row>
          <table:table-cell table:style-name="pd1" office:value-type="float" office:value="119">
            <text:p>119</text:p>
          </table:table-cell>
          <table:table-cell office:value-type="float" office:value="-135">
            <text:p>-135</text:p>
          </table:table-cell>
          <table:table-cell office:value-type="float" office:value="-90">
            <text:p>-90</text:p>
          </table:table-cell>
          <table:table-cell office:value-type="float" office:value="-90">
            <text:p>-90</text:p>
          </table:table-cell>
          <table:table-cell office:value-type="float" office:value="9">
            <text:p>9</text:p>
          </table:table-cell>
          <table:table-cell office:value-type="float" office:value="0.61021">
            <text:p>0.61021</text:p>
          </table:table-cell>
          <table:table-cell office:value-type="float" office:value="-0.0029299">
            <text:p>-0.0029299</text:p>
          </table:table-cell>
          <table:table-cell office:value-type="float" office:value="-0.01229">
            <text:p>-0.01229</text:p>
          </table:table-cell>
          <table:table-cell office:value-type="float" office:value="-0.011945">
            <text:p>-0.011945</text:p>
          </table:table-cell>
          <table:table-cell office:value-type="float" office:value="-0.093873">
            <text:p>-0.093873</text:p>
          </table:table-cell>
          <table:table-cell office:value-type="float" office:value="-0.0">
            <text:p/>
          </table:table-cell>
          <table:table-cell office:value-type="float" office:value="0">
            <text:p/>
          </table:table-cell>
          <table:table-cell office:value-type="float" office:value="-0.686">
            <text:p>-0.686</text:p>
          </table:table-cell>
          <table:table-cell office:value-type="float" office:value="0.02">
            <text:p>0.0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css3t="http://www.w3.org/TR/css3-text/" xmlns:form="urn:oasis:names:tc:opendocument:xmlns:form:1.0" xmlns:ns42="urn:org:documentfoundation:names:experimental:calc:xmlns:calcext:1.0" xmlns:of="urn:oasis:names:tc:opendocument:xmlns:of:1.2" xmlns:svg="urn:oasis:names:tc:opendocument:xmlns:svg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css3t="http://www.w3.org/TR/css3-text/" xmlns:form="urn:oasis:names:tc:opendocument:xmlns:form:1.0" xmlns:ns42="urn:org:documentfoundation:names:experimental:calc:xmlns:calcext:1.0" xmlns:of="urn:oasis:names:tc:opendocument:xmlns:of:1.2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